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2641" calcext:value-type="float">
            <text:p>126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267" calcext:value-type="float">
            <text:p>1326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4398" calcext:value-type="float">
            <text:p>14398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7192" calcext:value-type="float">
            <text:p>1719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7583" calcext:value-type="float">
            <text:p>17583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9754" calcext:value-type="float">
            <text:p>19754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0067" calcext:value-type="float">
            <text:p>20067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22423" calcext:value-type="float">
            <text:p>22423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23752" calcext:value-type="float">
            <text:p>23752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24715" calcext:value-type="float">
            <text:p>24715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25071" calcext:value-type="float">
            <text:p>25071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25594" calcext:value-type="float">
            <text:p>25594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25625" calcext:value-type="float">
            <text:p>25625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26243" calcext:value-type="float">
            <text:p>26243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26315" calcext:value-type="float">
            <text:p>26315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26920" calcext:value-type="float">
            <text:p>2692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27628" calcext:value-type="float">
            <text:p>27628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27838" calcext:value-type="float">
            <text:p>27838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28005" calcext:value-type="float">
            <text:p>28005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28555" calcext:value-type="float">
            <text:p>28555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28617" calcext:value-type="float">
            <text:p>28617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28670" calcext:value-type="float">
            <text:p>28670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28772" calcext:value-type="float">
            <text:p>28772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9653" calcext:value-type="float">
            <text:p>29653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30211" calcext:value-type="float">
            <text:p>30211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30307" calcext:value-type="float">
            <text:p>30307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30496" calcext:value-type="float">
            <text:p>30496</text:p>
          </table:table-cell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float" office:value="30987" calcext:value-type="float">
            <text:p>30987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31049" calcext:value-type="float">
            <text:p>31049</text:p>
          </table:table-cell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31162" calcext:value-type="float">
            <text:p>31162</text:p>
          </table:table-cell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31205" calcext:value-type="float">
            <text:p>31205</text:p>
          </table:table-cell>
        </table:table-row>
        <table:table-row table:style-name="ro1">
          <table:table-cell office:value-type="float" office:value="13229" calcext:value-type="float">
            <text:p>13229</text:p>
          </table:table-cell>
          <table:table-cell office:value-type="float" office:value="31567" calcext:value-type="float">
            <text:p>31567</text:p>
          </table:table-cell>
        </table:table-row>
        <table:table-row table:style-name="ro1">
          <table:table-cell office:value-type="float" office:value="13471" calcext:value-type="float">
            <text:p>13471</text:p>
          </table:table-cell>
          <table:table-cell office:value-type="float" office:value="31695" calcext:value-type="float">
            <text:p>31695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float" office:value="31870" calcext:value-type="float">
            <text:p>31870</text:p>
          </table:table-cell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float" office:value="32172" calcext:value-type="float">
            <text:p>32172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32210" calcext:value-type="float">
            <text:p>32210</text:p>
          </table:table-cell>
        </table:table-row>
        <table:table-row table:style-name="ro1">
          <table:table-cell office:value-type="float" office:value="15902" calcext:value-type="float">
            <text:p>15902</text:p>
          </table:table-cell>
          <table:table-cell office:value-type="float" office:value="33354" calcext:value-type="float">
            <text:p>33354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33486" calcext:value-type="float">
            <text:p>33486</text:p>
          </table:table-cell>
        </table:table-row>
        <table:table-row table:style-name="ro1">
          <table:table-cell office:value-type="float" office:value="17433" calcext:value-type="float">
            <text:p>17433</text:p>
          </table:table-cell>
          <table:table-cell office:value-type="float" office:value="33602" calcext:value-type="float">
            <text:p>33602</text:p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33606" calcext:value-type="float">
            <text:p>33606</text:p>
          </table:table-cell>
        </table:table-row>
        <table:table-row table:style-name="ro1">
          <table:table-cell office:value-type="float" office:value="17996" calcext:value-type="float">
            <text:p>17996</text:p>
          </table:table-cell>
          <table:table-cell office:value-type="float" office:value="33619" calcext:value-type="float">
            <text:p>33619</text:p>
          </table:table-cell>
        </table:table-row>
        <table:table-row table:style-name="ro1">
          <table:table-cell office:value-type="float" office:value="18019" calcext:value-type="float">
            <text:p>18019</text:p>
          </table:table-cell>
          <table:table-cell office:value-type="float" office:value="34005" calcext:value-type="float">
            <text:p>34005</text:p>
          </table:table-cell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34115" calcext:value-type="float">
            <text:p>34115</text:p>
          </table:table-cell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float" office:value="34235" calcext:value-type="float">
            <text:p>34235</text:p>
          </table:table-cell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float" office:value="34313" calcext:value-type="float">
            <text:p>34313</text:p>
          </table:table-cell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34921" calcext:value-type="float">
            <text:p>34921</text:p>
          </table:table-cell>
        </table:table-row>
        <table:table-row table:style-name="ro1">
          <table:table-cell office:value-type="float" office:value="21966" calcext:value-type="float">
            <text:p>21966</text:p>
          </table:table-cell>
          <table:table-cell office:value-type="float" office:value="35153" calcext:value-type="float">
            <text:p>35153</text:p>
          </table:table-cell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float" office:value="35199" calcext:value-type="float">
            <text:p>35199</text:p>
          </table:table-cell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35705" calcext:value-type="float">
            <text:p>35705</text:p>
          </table:table-cell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float" office:value="25028" calcext:value-type="float">
            <text:p>25028</text:p>
          </table:table-cell>
          <table:table-cell office:value-type="float" office:value="36022" calcext:value-type="float">
            <text:p>36022</text:p>
          </table:table-cell>
        </table:table-row>
        <table:table-row table:style-name="ro1">
          <table:table-cell office:value-type="float" office:value="25278" calcext:value-type="float">
            <text:p>25278</text:p>
          </table:table-cell>
          <table:table-cell office:value-type="float" office:value="36366" calcext:value-type="float">
            <text:p>36366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float" office:value="36460" calcext:value-type="float">
            <text:p>36460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36703" calcext:value-type="float">
            <text:p>36703</text:p>
          </table:table-cell>
        </table:table-row>
        <table:table-row table:style-name="ro1">
          <table:table-cell office:value-type="float" office:value="26099" calcext:value-type="float">
            <text:p>26099</text:p>
          </table:table-cell>
          <table:table-cell office:value-type="float" office:value="36796" calcext:value-type="float">
            <text:p>36796</text:p>
          </table:table-cell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36856" calcext:value-type="float">
            <text:p>36856</text:p>
          </table:table-cell>
        </table:table-row>
        <table:table-row table:style-name="ro1">
          <table:table-cell office:value-type="float" office:value="27369" calcext:value-type="float">
            <text:p>27369</text:p>
          </table:table-cell>
          <table:table-cell office:value-type="float" office:value="36916" calcext:value-type="float">
            <text:p>36916</text:p>
          </table:table-cell>
        </table:table-row>
        <table:table-row table:style-name="ro1">
          <table:table-cell office:value-type="float" office:value="28979" calcext:value-type="float">
            <text:p>28979</text:p>
          </table:table-cell>
          <table:table-cell office:value-type="float" office:value="37973" calcext:value-type="float">
            <text:p>37973</text:p>
          </table:table-cell>
        </table:table-row>
        <table:table-row table:style-name="ro1">
          <table:table-cell office:value-type="float" office:value="29784" calcext:value-type="float">
            <text:p>29784</text:p>
          </table:table-cell>
          <table:table-cell office:value-type="float" office:value="38258" calcext:value-type="float">
            <text:p>38258</text:p>
          </table:table-cell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38377" calcext:value-type="float">
            <text:p>38377</text:p>
          </table:table-cell>
        </table:table-row>
        <table:table-row table:style-name="ro1">
          <table:table-cell office:value-type="float" office:value="31195" calcext:value-type="float">
            <text:p>31195</text:p>
          </table:table-cell>
          <table:table-cell office:value-type="float" office:value="38395" calcext:value-type="float">
            <text:p>38395</text:p>
          </table:table-cell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38664" calcext:value-type="float">
            <text:p>38664</text:p>
          </table:table-cell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38921" calcext:value-type="float">
            <text:p>38921</text:p>
          </table:table-cell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38988" calcext:value-type="float">
            <text:p>38988</text:p>
          </table:table-cell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float" office:value="39461" calcext:value-type="float">
            <text:p>39461</text:p>
          </table:table-cell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40004" calcext:value-type="float">
            <text:p>40004</text:p>
          </table:table-cell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float" office:value="40141" calcext:value-type="float">
            <text:p>40141</text:p>
          </table:table-cell>
        </table:table-row>
        <table:table-row table:style-name="ro1">
          <table:table-cell office:value-type="float" office:value="36024" calcext:value-type="float">
            <text:p>36024</text:p>
          </table:table-cell>
          <table:table-cell office:value-type="float" office:value="40158" calcext:value-type="float">
            <text:p>40158</text:p>
          </table:table-cell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40260" calcext:value-type="float">
            <text:p>40260</text:p>
          </table:table-cell>
        </table:table-row>
        <table:table-row table:style-name="ro1">
          <table:table-cell office:value-type="float" office:value="37279" calcext:value-type="float">
            <text:p>37279</text:p>
          </table:table-cell>
          <table:table-cell office:value-type="float" office:value="40538" calcext:value-type="float">
            <text:p>40538</text:p>
          </table:table-cell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float" office:value="40718" calcext:value-type="float">
            <text:p>40718</text:p>
          </table:table-cell>
        </table:table-row>
        <table:table-row table:style-name="ro1">
          <table:table-cell office:value-type="float" office:value="37965" calcext:value-type="float">
            <text:p>37965</text:p>
          </table:table-cell>
          <table:table-cell office:value-type="float" office:value="40742" calcext:value-type="float">
            <text:p>40742</text:p>
          </table:table-cell>
        </table:table-row>
        <table:table-row table:style-name="ro1">
          <table:table-cell office:value-type="float" office:value="38926" calcext:value-type="float">
            <text:p>38926</text:p>
          </table:table-cell>
          <table:table-cell office:value-type="float" office:value="40839" calcext:value-type="float">
            <text:p>40839</text:p>
          </table:table-cell>
        </table:table-row>
        <table:table-row table:style-name="ro1">
          <table:table-cell office:value-type="float" office:value="39026" calcext:value-type="float">
            <text:p>39026</text:p>
          </table:table-cell>
          <table:table-cell office:value-type="float" office:value="40860" calcext:value-type="float">
            <text:p>40860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float" office:value="41829" calcext:value-type="float">
            <text:p>41829</text:p>
          </table:table-cell>
        </table:table-row>
        <table:table-row table:style-name="ro1">
          <table:table-cell office:value-type="float" office:value="39452" calcext:value-type="float">
            <text:p>39452</text:p>
          </table:table-cell>
          <table:table-cell office:value-type="float" office:value="42108" calcext:value-type="float">
            <text:p>42108</text:p>
          </table:table-cell>
        </table:table-row>
        <table:table-row table:style-name="ro1">
          <table:table-cell office:value-type="float" office:value="39707" calcext:value-type="float">
            <text:p>39707</text:p>
          </table:table-cell>
          <table:table-cell office:value-type="float" office:value="42551" calcext:value-type="float">
            <text:p>42551</text:p>
          </table:table-cell>
        </table:table-row>
        <table:table-row table:style-name="ro1">
          <table:table-cell office:value-type="float" office:value="39744" calcext:value-type="float">
            <text:p>39744</text:p>
          </table:table-cell>
          <table:table-cell office:value-type="float" office:value="42669" calcext:value-type="float">
            <text:p>42669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float" office:value="42764" calcext:value-type="float">
            <text:p>42764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43193" calcext:value-type="float">
            <text:p>43193</text:p>
          </table:table-cell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float" office:value="43205" calcext:value-type="float">
            <text:p>43205</text:p>
          </table:table-cell>
        </table:table-row>
        <table:table-row table:style-name="ro1">
          <table:table-cell office:value-type="float" office:value="41572" calcext:value-type="float">
            <text:p>41572</text:p>
          </table:table-cell>
          <table:table-cell office:value-type="float" office:value="43334" calcext:value-type="float">
            <text:p>43334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float" office:value="43402" calcext:value-type="float">
            <text:p>43402</text:p>
          </table:table-cell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float" office:value="43616" calcext:value-type="float">
            <text:p>43616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43743" calcext:value-type="float">
            <text:p>43743</text:p>
          </table:table-cell>
        </table:table-row>
        <table:table-row table:style-name="ro1">
          <table:table-cell office:value-type="float" office:value="42501" calcext:value-type="float">
            <text:p>42501</text:p>
          </table:table-cell>
          <table:table-cell office:value-type="float" office:value="43768" calcext:value-type="float">
            <text:p>43768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float" office:value="43942" calcext:value-type="float">
            <text:p>43942</text:p>
          </table:table-cell>
        </table:table-row>
        <table:table-row table:style-name="ro1">
          <table:table-cell office:value-type="float" office:value="45872" calcext:value-type="float">
            <text:p>45872</text:p>
          </table:table-cell>
          <table:table-cell office:value-type="float" office:value="44046" calcext:value-type="float">
            <text:p>44046</text:p>
          </table:table-cell>
        </table:table-row>
        <table:table-row table:style-name="ro1">
          <table:table-cell office:value-type="float" office:value="46484" calcext:value-type="float">
            <text:p>46484</text:p>
          </table:table-cell>
          <table:table-cell office:value-type="float" office:value="44173" calcext:value-type="float">
            <text:p>44173</text:p>
          </table:table-cell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float" office:value="44270" calcext:value-type="float">
            <text:p>44270</text:p>
          </table:table-cell>
        </table:table-row>
        <table:table-row table:style-name="ro1">
          <table:table-cell office:value-type="float" office:value="46878" calcext:value-type="float">
            <text:p>46878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46884" calcext:value-type="float">
            <text:p>46884</text:p>
          </table:table-cell>
          <table:table-cell office:value-type="float" office:value="44554" calcext:value-type="float">
            <text:p>44554</text:p>
          </table:table-cell>
        </table:table-row>
        <table:table-row table:style-name="ro1">
          <table:table-cell office:value-type="float" office:value="47262" calcext:value-type="float">
            <text:p>47262</text:p>
          </table:table-cell>
          <table:table-cell office:value-type="float" office:value="44929" calcext:value-type="float">
            <text:p>44929</text:p>
          </table:table-cell>
        </table:table-row>
        <table:table-row table:style-name="ro1">
          <table:table-cell office:value-type="float" office:value="47458" calcext:value-type="float">
            <text:p>47458</text:p>
          </table:table-cell>
          <table:table-cell office:value-type="float" office:value="44930" calcext:value-type="float">
            <text:p>44930</text:p>
          </table:table-cell>
        </table:table-row>
        <table:table-row table:style-name="ro1">
          <table:table-cell office:value-type="float" office:value="47686" calcext:value-type="float">
            <text:p>47686</text:p>
          </table:table-cell>
          <table:table-cell office:value-type="float" office:value="45469" calcext:value-type="float">
            <text:p>45469</text:p>
          </table:table-cell>
        </table:table-row>
        <table:table-row table:style-name="ro1">
          <table:table-cell office:value-type="float" office:value="48093" calcext:value-type="float">
            <text:p>48093</text:p>
          </table:table-cell>
          <table:table-cell office:value-type="float" office:value="45722" calcext:value-type="float">
            <text:p>45722</text:p>
          </table:table-cell>
        </table:table-row>
        <table:table-row table:style-name="ro1">
          <table:table-cell office:value-type="float" office:value="49496" calcext:value-type="float">
            <text:p>49496</text:p>
          </table:table-cell>
          <table:table-cell office:value-type="float" office:value="45772" calcext:value-type="float">
            <text:p>45772</text:p>
          </table:table-cell>
        </table:table-row>
        <table:table-row table:style-name="ro1">
          <table:table-cell office:value-type="float" office:value="49594" calcext:value-type="float">
            <text:p>49594</text:p>
          </table:table-cell>
          <table:table-cell office:value-type="float" office:value="45897" calcext:value-type="float">
            <text:p>45897</text:p>
          </table:table-cell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46376" calcext:value-type="float">
            <text:p>46376</text:p>
          </table:table-cell>
        </table:table-row>
        <table:table-row table:style-name="ro1">
          <table:table-cell office:value-type="float" office:value="50230" calcext:value-type="float">
            <text:p>50230</text:p>
          </table:table-cell>
          <table:table-cell office:value-type="float" office:value="46398" calcext:value-type="float">
            <text:p>46398</text:p>
          </table:table-cell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float" office:value="47514" calcext:value-type="float">
            <text:p>47514</text:p>
          </table:table-cell>
        </table:table-row>
        <table:table-row table:style-name="ro1">
          <table:table-cell office:value-type="float" office:value="51587" calcext:value-type="float">
            <text:p>51587</text:p>
          </table:table-cell>
          <table:table-cell office:value-type="float" office:value="47574" calcext:value-type="float">
            <text:p>47574</text:p>
          </table:table-cell>
        </table:table-row>
        <table:table-row table:style-name="ro1">
          <table:table-cell office:value-type="float" office:value="52368" calcext:value-type="float">
            <text:p>52368</text:p>
          </table:table-cell>
          <table:table-cell office:value-type="float" office:value="47997" calcext:value-type="float">
            <text:p>47997</text:p>
          </table:table-cell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float" office:value="48008" calcext:value-type="float">
            <text:p>48008</text:p>
          </table:table-cell>
        </table:table-row>
        <table:table-row table:style-name="ro1">
          <table:table-cell office:value-type="float" office:value="53177" calcext:value-type="float">
            <text:p>53177</text:p>
          </table:table-cell>
          <table:table-cell office:value-type="float" office:value="48017" calcext:value-type="float">
            <text:p>48017</text:p>
          </table:table-cell>
        </table:table-row>
        <table:table-row table:style-name="ro1">
          <table:table-cell office:value-type="float" office:value="54388" calcext:value-type="float">
            <text:p>54388</text:p>
          </table:table-cell>
          <table:table-cell office:value-type="float" office:value="48137" calcext:value-type="float">
            <text:p>48137</text:p>
          </table:table-cell>
        </table:table-row>
        <table:table-row table:style-name="ro1">
          <table:table-cell office:value-type="float" office:value="54398" calcext:value-type="float">
            <text:p>54398</text:p>
          </table:table-cell>
          <table:table-cell office:value-type="float" office:value="48880" calcext:value-type="float">
            <text:p>48880</text:p>
          </table:table-cell>
        </table:table-row>
        <table:table-row table:style-name="ro1">
          <table:table-cell office:value-type="float" office:value="54549" calcext:value-type="float">
            <text:p>54549</text:p>
          </table:table-cell>
          <table:table-cell office:value-type="float" office:value="48880" calcext:value-type="float">
            <text:p>48880</text:p>
          </table:table-cell>
        </table:table-row>
        <table:table-row table:style-name="ro1">
          <table:table-cell office:value-type="float" office:value="54977" calcext:value-type="float">
            <text:p>54977</text:p>
          </table:table-cell>
          <table:table-cell office:value-type="float" office:value="48972" calcext:value-type="float">
            <text:p>48972</text:p>
          </table:table-cell>
        </table:table-row>
        <table:table-row table:style-name="ro1">
          <table:table-cell office:value-type="float" office:value="55021" calcext:value-type="float">
            <text:p>55021</text:p>
          </table:table-cell>
          <table:table-cell office:value-type="float" office:value="49182" calcext:value-type="float">
            <text:p>49182</text:p>
          </table:table-cell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float" office:value="49344" calcext:value-type="float">
            <text:p>49344</text:p>
          </table:table-cell>
        </table:table-row>
        <table:table-row table:style-name="ro1">
          <table:table-cell office:value-type="float" office:value="56183" calcext:value-type="float">
            <text:p>56183</text:p>
          </table:table-cell>
          <table:table-cell office:value-type="float" office:value="49458" calcext:value-type="float">
            <text:p>49458</text:p>
          </table:table-cell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float" office:value="49730" calcext:value-type="float">
            <text:p>49730</text:p>
          </table:table-cell>
        </table:table-row>
        <table:table-row table:style-name="ro1">
          <table:table-cell office:value-type="float" office:value="57228" calcext:value-type="float">
            <text:p>57228</text:p>
          </table:table-cell>
          <table:table-cell office:value-type="float" office:value="49741" calcext:value-type="float">
            <text:p>49741</text:p>
          </table:table-cell>
        </table:table-row>
        <table:table-row table:style-name="ro1">
          <table:table-cell office:value-type="float" office:value="57355" calcext:value-type="float">
            <text:p>57355</text:p>
          </table:table-cell>
          <table:table-cell office:value-type="float" office:value="50152" calcext:value-type="float">
            <text:p>50152</text:p>
          </table:table-cell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float" office:value="50406" calcext:value-type="float">
            <text:p>50406</text:p>
          </table:table-cell>
        </table:table-row>
        <table:table-row table:style-name="ro1">
          <table:table-cell office:value-type="float" office:value="57890" calcext:value-type="float">
            <text:p>57890</text:p>
          </table:table-cell>
          <table:table-cell office:value-type="float" office:value="51047" calcext:value-type="float">
            <text:p>51047</text:p>
          </table:table-cell>
        </table:table-row>
        <table:table-row table:style-name="ro1">
          <table:table-cell office:value-type="float" office:value="58996" calcext:value-type="float">
            <text:p>58996</text:p>
          </table:table-cell>
          <table:table-cell office:value-type="float" office:value="51181" calcext:value-type="float">
            <text:p>51181</text:p>
          </table:table-cell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float" office:value="51297" calcext:value-type="float">
            <text:p>51297</text:p>
          </table:table-cell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float" office:value="51329" calcext:value-type="float">
            <text:p>51329</text:p>
          </table:table-cell>
        </table:table-row>
        <table:table-row table:style-name="ro1">
          <table:table-cell office:value-type="float" office:value="61072" calcext:value-type="float">
            <text:p>61072</text:p>
          </table:table-cell>
          <table:table-cell office:value-type="float" office:value="52207" calcext:value-type="float">
            <text:p>52207</text:p>
          </table:table-cell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float" office:value="52227" calcext:value-type="float">
            <text:p>52227</text:p>
          </table:table-cell>
        </table:table-row>
        <table:table-row table:style-name="ro1">
          <table:table-cell office:value-type="float" office:value="61962" calcext:value-type="float">
            <text:p>61962</text:p>
          </table:table-cell>
          <table:table-cell office:value-type="float" office:value="52249" calcext:value-type="float">
            <text:p>52249</text:p>
          </table:table-cell>
        </table:table-row>
        <table:table-row table:style-name="ro1">
          <table:table-cell office:value-type="float" office:value="62450" calcext:value-type="float">
            <text:p>62450</text:p>
          </table:table-cell>
          <table:table-cell office:value-type="float" office:value="52368" calcext:value-type="float">
            <text:p>52368</text:p>
          </table:table-cell>
        </table:table-row>
        <table:table-row table:style-name="ro1">
          <table:table-cell office:value-type="float" office:value="62747" calcext:value-type="float">
            <text:p>62747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53115" calcext:value-type="float">
            <text:p>53115</text:p>
          </table:table-cell>
        </table:table-row>
        <table:table-row table:style-name="ro1">
          <table:table-cell office:value-type="float" office:value="63327" calcext:value-type="float">
            <text:p>63327</text:p>
          </table:table-cell>
          <table:table-cell office:value-type="float" office:value="53115" calcext:value-type="float">
            <text:p>53115</text:p>
          </table:table-cell>
        </table:table-row>
        <table:table-row table:style-name="ro1">
          <table:table-cell office:value-type="float" office:value="63686" calcext:value-type="float">
            <text:p>63686</text:p>
          </table:table-cell>
          <table:table-cell office:value-type="float" office:value="53134" calcext:value-type="float">
            <text:p>53134</text:p>
          </table:table-cell>
        </table:table-row>
        <table:table-row table:style-name="ro1">
          <table:table-cell office:value-type="float" office:value="63891" calcext:value-type="float">
            <text:p>63891</text:p>
          </table:table-cell>
          <table:table-cell office:value-type="float" office:value="53223" calcext:value-type="float">
            <text:p>53223</text:p>
          </table:table-cell>
        </table:table-row>
        <table:table-row table:style-name="ro1">
          <table:table-cell office:value-type="float" office:value="63932" calcext:value-type="float">
            <text:p>63932</text:p>
          </table:table-cell>
          <table:table-cell office:value-type="float" office:value="53318" calcext:value-type="float">
            <text:p>53318</text:p>
          </table:table-cell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float" office:value="53330" calcext:value-type="float">
            <text:p>53330</text:p>
          </table:table-cell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office:value-type="float" office:value="65726" calcext:value-type="float">
            <text:p>65726</text:p>
          </table:table-cell>
          <table:table-cell office:value-type="float" office:value="53965" calcext:value-type="float">
            <text:p>53965</text:p>
          </table:table-cell>
        </table:table-row>
        <table:table-row table:style-name="ro1">
          <table:table-cell office:value-type="float" office:value="65787" calcext:value-type="float">
            <text:p>65787</text:p>
          </table:table-cell>
          <table:table-cell office:value-type="float" office:value="53969" calcext:value-type="float">
            <text:p>53969</text:p>
          </table:table-cell>
        </table:table-row>
        <table:table-row table:style-name="ro1">
          <table:table-cell office:value-type="float" office:value="66020" calcext:value-type="float">
            <text:p>66020</text:p>
          </table:table-cell>
          <table:table-cell office:value-type="float" office:value="54209" calcext:value-type="float">
            <text:p>54209</text:p>
          </table:table-cell>
        </table:table-row>
        <table:table-row table:style-name="ro1">
          <table:table-cell office:value-type="float" office:value="67387" calcext:value-type="float">
            <text:p>67387</text:p>
          </table:table-cell>
          <table:table-cell office:value-type="float" office:value="54270" calcext:value-type="float">
            <text:p>54270</text:p>
          </table:table-cell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54417" calcext:value-type="float">
            <text:p>54417</text:p>
          </table:table-cell>
        </table:table-row>
        <table:table-row table:style-name="ro1">
          <table:table-cell office:value-type="float" office:value="69899" calcext:value-type="float">
            <text:p>69899</text:p>
          </table:table-cell>
          <table:table-cell office:value-type="float" office:value="54417" calcext:value-type="float">
            <text:p>54417</text:p>
          </table:table-cell>
        </table:table-row>
        <table:table-row table:style-name="ro1">
          <table:table-cell office:value-type="float" office:value="70155" calcext:value-type="float">
            <text:p>70155</text:p>
          </table:table-cell>
          <table:table-cell office:value-type="float" office:value="54605" calcext:value-type="float">
            <text:p>54605</text:p>
          </table:table-cell>
        </table:table-row>
        <table:table-row table:style-name="ro1">
          <table:table-cell office:value-type="float" office:value="70214" calcext:value-type="float">
            <text:p>70214</text:p>
          </table:table-cell>
          <table:table-cell office:value-type="float" office:value="54695" calcext:value-type="float">
            <text:p>54695</text:p>
          </table:table-cell>
        </table:table-row>
        <table:table-row table:style-name="ro1">
          <table:table-cell office:value-type="float" office:value="70312" calcext:value-type="float">
            <text:p>70312</text:p>
          </table:table-cell>
          <table:table-cell office:value-type="float" office:value="54827" calcext:value-type="float">
            <text:p>54827</text:p>
          </table:table-cell>
        </table:table-row>
        <table:table-row table:style-name="ro1">
          <table:table-cell office:value-type="float" office:value="70490" calcext:value-type="float">
            <text:p>70490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1">
          <table:table-cell office:value-type="float" office:value="70930" calcext:value-type="float">
            <text:p>70930</text:p>
          </table:table-cell>
          <table:table-cell office:value-type="float" office:value="55008" calcext:value-type="float">
            <text:p>55008</text:p>
          </table:table-cell>
        </table:table-row>
        <table:table-row table:style-name="ro1">
          <table:table-cell office:value-type="float" office:value="71084" calcext:value-type="float">
            <text:p>71084</text:p>
          </table:table-cell>
          <table:table-cell office:value-type="float" office:value="55104" calcext:value-type="float">
            <text:p>55104</text:p>
          </table:table-cell>
        </table:table-row>
        <table:table-row table:style-name="ro1">
          <table:table-cell office:value-type="float" office:value="71094" calcext:value-type="float">
            <text:p>71094</text:p>
          </table:table-cell>
          <table:table-cell office:value-type="float" office:value="55124" calcext:value-type="float">
            <text:p>55124</text:p>
          </table:table-cell>
        </table:table-row>
        <table:table-row table:style-name="ro1">
          <table:table-cell office:value-type="float" office:value="72169" calcext:value-type="float">
            <text:p>72169</text:p>
          </table:table-cell>
          <table:table-cell office:value-type="float" office:value="55124" calcext:value-type="float">
            <text:p>55124</text:p>
          </table:table-cell>
        </table:table-row>
        <table:table-row table:style-name="ro1">
          <table:table-cell office:value-type="float" office:value="72267" calcext:value-type="float">
            <text:p>72267</text:p>
          </table:table-cell>
          <table:table-cell office:value-type="float" office:value="55433" calcext:value-type="float">
            <text:p>55433</text:p>
          </table:table-cell>
        </table:table-row>
        <table:table-row table:style-name="ro1">
          <table:table-cell office:value-type="float" office:value="72576" calcext:value-type="float">
            <text:p>72576</text:p>
          </table:table-cell>
          <table:table-cell office:value-type="float" office:value="55896" calcext:value-type="float">
            <text:p>55896</text:p>
          </table:table-cell>
        </table:table-row>
        <table:table-row table:style-name="ro1">
          <table:table-cell office:value-type="float" office:value="72691" calcext:value-type="float">
            <text:p>72691</text:p>
          </table:table-cell>
          <table:table-cell office:value-type="float" office:value="55896" calcext:value-type="float">
            <text:p>55896</text:p>
          </table:table-cell>
        </table:table-row>
        <table:table-row table:style-name="ro1">
          <table:table-cell office:value-type="float" office:value="72996" calcext:value-type="float">
            <text:p>72996</text:p>
          </table:table-cell>
          <table:table-cell office:value-type="float" office:value="55935" calcext:value-type="float">
            <text:p>55935</text:p>
          </table:table-cell>
        </table:table-row>
        <table:table-row table:style-name="ro1">
          <table:table-cell office:value-type="float" office:value="73564" calcext:value-type="float">
            <text:p>73564</text:p>
          </table:table-cell>
          <table:table-cell office:value-type="float" office:value="56007" calcext:value-type="float">
            <text:p>56007</text:p>
          </table:table-cell>
        </table:table-row>
        <table:table-row table:style-name="ro1">
          <table:table-cell office:value-type="float" office:value="75275" calcext:value-type="float">
            <text:p>75275</text:p>
          </table:table-cell>
          <table:table-cell office:value-type="float" office:value="56112" calcext:value-type="float">
            <text:p>56112</text:p>
          </table:table-cell>
        </table:table-row>
        <table:table-row table:style-name="ro1">
          <table:table-cell office:value-type="float" office:value="75513" calcext:value-type="float">
            <text:p>75513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float" office:value="75813" calcext:value-type="float">
            <text:p>75813</text:p>
          </table:table-cell>
          <table:table-cell office:value-type="float" office:value="56129" calcext:value-type="float">
            <text:p>56129</text:p>
          </table:table-cell>
        </table:table-row>
        <table:table-row table:style-name="ro1">
          <table:table-cell office:value-type="float" office:value="76369" calcext:value-type="float">
            <text:p>76369</text:p>
          </table:table-cell>
          <table:table-cell office:value-type="float" office:value="56233" calcext:value-type="float">
            <text:p>56233</text:p>
          </table:table-cell>
        </table:table-row>
        <table:table-row table:style-name="ro1">
          <table:table-cell office:value-type="float" office:value="77521" calcext:value-type="float">
            <text:p>77521</text:p>
          </table:table-cell>
          <table:table-cell office:value-type="float" office:value="57049" calcext:value-type="float">
            <text:p>57049</text:p>
          </table:table-cell>
        </table:table-row>
        <table:table-row table:style-name="ro1">
          <table:table-cell office:value-type="float" office:value="77695" calcext:value-type="float">
            <text:p>77695</text:p>
          </table:table-cell>
          <table:table-cell office:value-type="float" office:value="57288" calcext:value-type="float">
            <text:p>57288</text:p>
          </table:table-cell>
        </table:table-row>
        <table:table-row table:style-name="ro1">
          <table:table-cell office:value-type="float" office:value="77827" calcext:value-type="float">
            <text:p>77827</text:p>
          </table:table-cell>
          <table:table-cell office:value-type="float" office:value="57370" calcext:value-type="float">
            <text:p>57370</text:p>
          </table:table-cell>
        </table:table-row>
        <table:table-row table:style-name="ro1">
          <table:table-cell office:value-type="float" office:value="78046" calcext:value-type="float">
            <text:p>78046</text:p>
          </table:table-cell>
          <table:table-cell office:value-type="float" office:value="57370" calcext:value-type="float">
            <text:p>57370</text:p>
          </table:table-cell>
        </table:table-row>
        <table:table-row table:style-name="ro1">
          <table:table-cell office:value-type="float" office:value="78494" calcext:value-type="float">
            <text:p>78494</text:p>
          </table:table-cell>
          <table:table-cell office:value-type="float" office:value="57516" calcext:value-type="float">
            <text:p>57516</text:p>
          </table:table-cell>
        </table:table-row>
        <table:table-row table:style-name="ro1">
          <table:table-cell office:value-type="float" office:value="83474" calcext:value-type="float">
            <text:p>83474</text:p>
          </table:table-cell>
          <table:table-cell office:value-type="float" office:value="57516" calcext:value-type="float">
            <text:p>57516</text:p>
          </table:table-cell>
        </table:table-row>
        <table:table-row table:style-name="ro1">
          <table:table-cell office:value-type="float" office:value="83851" calcext:value-type="float">
            <text:p>83851</text:p>
          </table:table-cell>
          <table:table-cell office:value-type="float" office:value="57549" calcext:value-type="float">
            <text:p>57549</text:p>
          </table:table-cell>
        </table:table-row>
        <table:table-row table:style-name="ro1">
          <table:table-cell office:value-type="float" office:value="83877" calcext:value-type="float">
            <text:p>83877</text:p>
          </table:table-cell>
          <table:table-cell office:value-type="float" office:value="57591" calcext:value-type="float">
            <text:p>57591</text:p>
          </table:table-cell>
        </table:table-row>
        <table:table-row table:style-name="ro1">
          <table:table-cell office:value-type="float" office:value="84089" calcext:value-type="float">
            <text:p>8408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84152" calcext:value-type="float">
            <text:p>84152</text:p>
          </table:table-cell>
          <table:table-cell office:value-type="float" office:value="57601" calcext:value-type="float">
            <text:p>57601</text:p>
          </table:table-cell>
        </table:table-row>
        <table:table-row table:style-name="ro1">
          <table:table-cell office:value-type="float" office:value="84175" calcext:value-type="float">
            <text:p>84175</text:p>
          </table:table-cell>
          <table:table-cell office:value-type="float" office:value="57602" calcext:value-type="float">
            <text:p>57602</text:p>
          </table:table-cell>
        </table:table-row>
        <table:table-row table:style-name="ro1">
          <table:table-cell office:value-type="float" office:value="84947" calcext:value-type="float">
            <text:p>84947</text:p>
          </table:table-cell>
          <table:table-cell office:value-type="float" office:value="57611" calcext:value-type="float">
            <text:p>57611</text:p>
          </table:table-cell>
        </table:table-row>
        <table:table-row table:style-name="ro1">
          <table:table-cell office:value-type="float" office:value="85660" calcext:value-type="float">
            <text:p>85660</text:p>
          </table:table-cell>
          <table:table-cell office:value-type="float" office:value="57611" calcext:value-type="float">
            <text:p>57611</text:p>
          </table:table-cell>
        </table:table-row>
        <table:table-row table:style-name="ro1">
          <table:table-cell office:value-type="float" office:value="85864" calcext:value-type="float">
            <text:p>85864</text:p>
          </table:table-cell>
          <table:table-cell office:value-type="float" office:value="57615" calcext:value-type="float">
            <text:p>57615</text:p>
          </table:table-cell>
        </table:table-row>
        <table:table-row table:style-name="ro1">
          <table:table-cell office:value-type="float" office:value="85897" calcext:value-type="float">
            <text:p>85897</text:p>
          </table:table-cell>
          <table:table-cell office:value-type="float" office:value="57627" calcext:value-type="float">
            <text:p>57627</text:p>
          </table:table-cell>
        </table:table-row>
        <table:table-row table:style-name="ro1">
          <table:table-cell office:value-type="float" office:value="86006" calcext:value-type="float">
            <text:p>86006</text:p>
          </table:table-cell>
          <table:table-cell office:value-type="float" office:value="57847" calcext:value-type="float">
            <text:p>57847</text:p>
          </table:table-cell>
        </table:table-row>
        <table:table-row table:style-name="ro1">
          <table:table-cell office:value-type="float" office:value="86624" calcext:value-type="float">
            <text:p>86624</text:p>
          </table:table-cell>
          <table:table-cell office:value-type="float" office:value="58015" calcext:value-type="float">
            <text:p>58015</text:p>
          </table:table-cell>
        </table:table-row>
        <table:table-row table:style-name="ro1">
          <table:table-cell office:value-type="float" office:value="86741" calcext:value-type="float">
            <text:p>86741</text:p>
          </table:table-cell>
          <table:table-cell office:value-type="float" office:value="58169" calcext:value-type="float">
            <text:p>58169</text:p>
          </table:table-cell>
        </table:table-row>
        <table:table-row table:style-name="ro1">
          <table:table-cell office:value-type="float" office:value="87388" calcext:value-type="float">
            <text:p>87388</text:p>
          </table:table-cell>
          <table:table-cell office:value-type="float" office:value="58193" calcext:value-type="float">
            <text:p>58193</text:p>
          </table:table-cell>
        </table:table-row>
        <table:table-row table:style-name="ro1">
          <table:table-cell office:value-type="float" office:value="87560" calcext:value-type="float">
            <text:p>87560</text:p>
          </table:table-cell>
          <table:table-cell office:value-type="float" office:value="58229" calcext:value-type="float">
            <text:p>58229</text:p>
          </table:table-cell>
        </table:table-row>
        <table:table-row table:style-name="ro1">
          <table:table-cell office:value-type="float" office:value="89185" calcext:value-type="float">
            <text:p>89185</text:p>
          </table:table-cell>
          <table:table-cell office:value-type="float" office:value="58250" calcext:value-type="float">
            <text:p>58250</text:p>
          </table:table-cell>
        </table:table-row>
        <table:table-row table:style-name="ro1">
          <table:table-cell office:value-type="float" office:value="89528" calcext:value-type="float">
            <text:p>89528</text:p>
          </table:table-cell>
          <table:table-cell office:value-type="float" office:value="58283" calcext:value-type="float">
            <text:p>58283</text:p>
          </table:table-cell>
        </table:table-row>
        <table:table-row table:style-name="ro1">
          <table:table-cell office:value-type="float" office:value="90208" calcext:value-type="float">
            <text:p>90208</text:p>
          </table:table-cell>
          <table:table-cell office:value-type="float" office:value="58404" calcext:value-type="float">
            <text:p>58404</text:p>
          </table:table-cell>
        </table:table-row>
        <table:table-row table:style-name="ro1">
          <table:table-cell office:value-type="float" office:value="91071" calcext:value-type="float">
            <text:p>91071</text:p>
          </table:table-cell>
          <table:table-cell office:value-type="float" office:value="58432" calcext:value-type="float">
            <text:p>58432</text:p>
          </table:table-cell>
        </table:table-row>
        <table:table-row table:style-name="ro1">
          <table:table-cell office:value-type="float" office:value="91651" calcext:value-type="float">
            <text:p>91651</text:p>
          </table:table-cell>
          <table:table-cell office:value-type="float" office:value="58488" calcext:value-type="float">
            <text:p>58488</text:p>
          </table:table-cell>
        </table:table-row>
        <table:table-row table:style-name="ro1">
          <table:table-cell office:value-type="float" office:value="91894" calcext:value-type="float">
            <text:p>91894</text:p>
          </table:table-cell>
          <table:table-cell office:value-type="float" office:value="58559" calcext:value-type="float">
            <text:p>58559</text:p>
          </table:table-cell>
        </table:table-row>
        <table:table-row table:style-name="ro1">
          <table:table-cell office:value-type="float" office:value="92942" calcext:value-type="float">
            <text:p>92942</text:p>
          </table:table-cell>
          <table:table-cell office:value-type="float" office:value="58681" calcext:value-type="float">
            <text:p>58681</text:p>
          </table:table-cell>
        </table:table-row>
        <table:table-row table:style-name="ro1">
          <table:table-cell office:value-type="float" office:value="93008" calcext:value-type="float">
            <text:p>93008</text:p>
          </table:table-cell>
          <table:table-cell office:value-type="float" office:value="58775" calcext:value-type="float">
            <text:p>58775</text:p>
          </table:table-cell>
        </table:table-row>
        <table:table-row table:style-name="ro1">
          <table:table-cell office:value-type="float" office:value="94137" calcext:value-type="float">
            <text:p>94137</text:p>
          </table:table-cell>
          <table:table-cell office:value-type="float" office:value="58787" calcext:value-type="float">
            <text:p>58787</text:p>
          </table:table-cell>
        </table:table-row>
        <table:table-row table:style-name="ro1">
          <table:table-cell office:value-type="float" office:value="94301" calcext:value-type="float">
            <text:p>94301</text:p>
          </table:table-cell>
          <table:table-cell office:value-type="float" office:value="58848" calcext:value-type="float">
            <text:p>58848</text:p>
          </table:table-cell>
        </table:table-row>
        <table:table-row table:style-name="ro1">
          <table:table-cell office:value-type="float" office:value="94363" calcext:value-type="float">
            <text:p>94363</text:p>
          </table:table-cell>
          <table:table-cell office:value-type="float" office:value="58865" calcext:value-type="float">
            <text:p>58865</text:p>
          </table:table-cell>
        </table:table-row>
        <table:table-row table:style-name="ro1">
          <table:table-cell office:value-type="float" office:value="96640" calcext:value-type="float">
            <text:p>96640</text:p>
          </table:table-cell>
          <table:table-cell office:value-type="float" office:value="59104" calcext:value-type="float">
            <text:p>59104</text:p>
          </table:table-cell>
        </table:table-row>
        <table:table-row table:style-name="ro1">
          <table:table-cell office:value-type="float" office:value="96791" calcext:value-type="float">
            <text:p>96791</text:p>
          </table:table-cell>
          <table:table-cell office:value-type="float" office:value="59130" calcext:value-type="float">
            <text:p>59130</text:p>
          </table:table-cell>
        </table:table-row>
        <table:table-row table:style-name="ro1">
          <table:table-cell office:value-type="float" office:value="96849" calcext:value-type="float">
            <text:p>96849</text:p>
          </table:table-cell>
          <table:table-cell office:value-type="float" office:value="59233" calcext:value-type="float">
            <text:p>59233</text:p>
          </table:table-cell>
        </table:table-row>
        <table:table-row table:style-name="ro1">
          <table:table-cell office:value-type="float" office:value="96899" calcext:value-type="float">
            <text:p>96899</text:p>
          </table:table-cell>
          <table:table-cell office:value-type="float" office:value="59318" calcext:value-type="float">
            <text:p>59318</text:p>
          </table:table-cell>
        </table:table-row>
        <table:table-row table:style-name="ro1">
          <table:table-cell office:value-type="float" office:value="97130" calcext:value-type="float">
            <text:p>97130</text:p>
          </table:table-cell>
          <table:table-cell office:value-type="float" office:value="59539" calcext:value-type="float">
            <text:p>59539</text:p>
          </table:table-cell>
        </table:table-row>
        <table:table-row table:style-name="ro1">
          <table:table-cell office:value-type="float" office:value="97360" calcext:value-type="float">
            <text:p>97360</text:p>
          </table:table-cell>
          <table:table-cell office:value-type="float" office:value="59643" calcext:value-type="float">
            <text:p>59643</text:p>
          </table:table-cell>
        </table:table-row>
        <table:table-row table:style-name="ro1">
          <table:table-cell office:value-type="float" office:value="97551" calcext:value-type="float">
            <text:p>97551</text:p>
          </table:table-cell>
          <table:table-cell office:value-type="float" office:value="60103" calcext:value-type="float">
            <text:p>60103</text:p>
          </table:table-cell>
        </table:table-row>
        <table:table-row table:style-name="ro1">
          <table:table-cell office:value-type="float" office:value="97678" calcext:value-type="float">
            <text:p>97678</text:p>
          </table:table-cell>
          <table:table-cell office:value-type="float" office:value="60158" calcext:value-type="float">
            <text:p>60158</text:p>
          </table:table-cell>
        </table:table-row>
        <table:table-row table:style-name="ro1">
          <table:table-cell office:value-type="float" office:value="97864" calcext:value-type="float">
            <text:p>97864</text:p>
          </table:table-cell>
          <table:table-cell office:value-type="float" office:value="60270" calcext:value-type="float">
            <text:p>60270</text:p>
          </table:table-cell>
        </table:table-row>
        <table:table-row table:style-name="ro1">
          <table:table-cell office:value-type="float" office:value="97899" calcext:value-type="float">
            <text:p>97899</text:p>
          </table:table-cell>
          <table:table-cell office:value-type="float" office:value="60602" calcext:value-type="float">
            <text:p>60602</text:p>
          </table:table-cell>
        </table:table-row>
        <table:table-row table:style-name="ro1">
          <table:table-cell office:value-type="float" office:value="97933" calcext:value-type="float">
            <text:p>97933</text:p>
          </table:table-cell>
          <table:table-cell office:value-type="float" office:value="60612" calcext:value-type="float">
            <text:p>60612</text:p>
          </table:table-cell>
        </table:table-row>
        <table:table-row table:style-name="ro1">
          <table:table-cell office:value-type="float" office:value="98778" calcext:value-type="float">
            <text:p>98778</text:p>
          </table:table-cell>
          <table:table-cell office:value-type="float" office:value="60659" calcext:value-type="float">
            <text:p>60659</text:p>
          </table:table-cell>
        </table:table-row>
        <table:table-row table:style-name="ro1">
          <table:table-cell office:value-type="float" office:value="99069" calcext:value-type="float">
            <text:p>99069</text:p>
          </table:table-cell>
          <table:table-cell office:value-type="float" office:value="60709" calcext:value-type="float">
            <text:p>60709</text:p>
          </table:table-cell>
        </table:table-row>
        <table:table-row table:style-name="ro1">
          <table:table-cell office:value-type="float" office:value="99140" calcext:value-type="float">
            <text:p>99140</text:p>
          </table:table-cell>
          <table:table-cell office:value-type="float" office:value="60797" calcext:value-type="float">
            <text:p>60797</text:p>
          </table:table-cell>
        </table:table-row>
        <table:table-row table:style-name="ro1">
          <table:table-cell office:value-type="float" office:value="99268" calcext:value-type="float">
            <text:p>99268</text:p>
          </table:table-cell>
          <table:table-cell office:value-type="float" office:value="60805" calcext:value-type="float">
            <text:p>60805</text:p>
          </table:table-cell>
        </table:table-row>
        <table:table-row table:style-name="ro1">
          <table:table-cell office:value-type="float" office:value="101249" calcext:value-type="float">
            <text:p>101249</text:p>
          </table:table-cell>
          <table:table-cell office:value-type="float" office:value="60818" calcext:value-type="float">
            <text:p>60818</text:p>
          </table:table-cell>
        </table:table-row>
        <table:table-row table:style-name="ro1">
          <table:table-cell office:value-type="float" office:value="101853" calcext:value-type="float">
            <text:p>101853</text:p>
          </table:table-cell>
          <table:table-cell office:value-type="float" office:value="60819" calcext:value-type="float">
            <text:p>60819</text:p>
          </table:table-cell>
        </table:table-row>
        <table:table-row table:style-name="ro1">
          <table:table-cell office:value-type="float" office:value="101932" calcext:value-type="float">
            <text:p>101932</text:p>
          </table:table-cell>
          <table:table-cell office:value-type="float" office:value="60819" calcext:value-type="float">
            <text:p>60819</text:p>
          </table:table-cell>
        </table:table-row>
        <table:table-row table:style-name="ro1">
          <table:table-cell office:value-type="float" office:value="102531" calcext:value-type="float">
            <text:p>102531</text:p>
          </table:table-cell>
          <table:table-cell office:value-type="float" office:value="60819" calcext:value-type="float">
            <text:p>60819</text:p>
          </table:table-cell>
        </table:table-row>
        <table:table-row table:style-name="ro1">
          <table:table-cell office:value-type="float" office:value="102764" calcext:value-type="float">
            <text:p>102764</text:p>
          </table:table-cell>
          <table:table-cell office:value-type="float" office:value="60872" calcext:value-type="float">
            <text:p>60872</text:p>
          </table:table-cell>
        </table:table-row>
        <table:table-row table:style-name="ro1">
          <table:table-cell office:value-type="float" office:value="102942" calcext:value-type="float">
            <text:p>102942</text:p>
          </table:table-cell>
          <table:table-cell office:value-type="float" office:value="60933" calcext:value-type="float">
            <text:p>60933</text:p>
          </table:table-cell>
        </table:table-row>
        <table:table-row table:style-name="ro1">
          <table:table-cell office:value-type="float" office:value="103393" calcext:value-type="float">
            <text:p>103393</text:p>
          </table:table-cell>
          <table:table-cell office:value-type="float" office:value="61430" calcext:value-type="float">
            <text:p>61430</text:p>
          </table:table-cell>
        </table:table-row>
        <table:table-row table:style-name="ro1">
          <table:table-cell office:value-type="float" office:value="104095" calcext:value-type="float">
            <text:p>104095</text:p>
          </table:table-cell>
          <table:table-cell office:value-type="float" office:value="62059" calcext:value-type="float">
            <text:p>62059</text:p>
          </table:table-cell>
        </table:table-row>
        <table:table-row table:style-name="ro1">
          <table:table-cell office:value-type="float" office:value="104143" calcext:value-type="float">
            <text:p>104143</text:p>
          </table:table-cell>
          <table:table-cell office:value-type="float" office:value="62298" calcext:value-type="float">
            <text:p>62298</text:p>
          </table:table-cell>
        </table:table-row>
        <table:table-row table:style-name="ro1">
          <table:table-cell office:value-type="float" office:value="104671" calcext:value-type="float">
            <text:p>104671</text:p>
          </table:table-cell>
          <table:table-cell office:value-type="float" office:value="62374" calcext:value-type="float">
            <text:p>62374</text:p>
          </table:table-cell>
        </table:table-row>
        <table:table-row table:style-name="ro1">
          <table:table-cell office:value-type="float" office:value="104963" calcext:value-type="float">
            <text:p>104963</text:p>
          </table:table-cell>
          <table:table-cell office:value-type="float" office:value="62405" calcext:value-type="float">
            <text:p>62405</text:p>
          </table:table-cell>
        </table:table-row>
        <table:table-row table:style-name="ro1">
          <table:table-cell office:value-type="float" office:value="105016" calcext:value-type="float">
            <text:p>105016</text:p>
          </table:table-cell>
          <table:table-cell office:value-type="float" office:value="62501" calcext:value-type="float">
            <text:p>62501</text:p>
          </table:table-cell>
        </table:table-row>
        <table:table-row table:style-name="ro1">
          <table:table-cell office:value-type="float" office:value="105080" calcext:value-type="float">
            <text:p>105080</text:p>
          </table:table-cell>
          <table:table-cell office:value-type="float" office:value="62582" calcext:value-type="float">
            <text:p>62582</text:p>
          </table:table-cell>
        </table:table-row>
        <table:table-row table:style-name="ro1">
          <table:table-cell office:value-type="float" office:value="106489" calcext:value-type="float">
            <text:p>106489</text:p>
          </table:table-cell>
          <table:table-cell office:value-type="float" office:value="62682" calcext:value-type="float">
            <text:p>62682</text:p>
          </table:table-cell>
        </table:table-row>
        <table:table-row table:style-name="ro1">
          <table:table-cell office:value-type="float" office:value="106815" calcext:value-type="float">
            <text:p>106815</text:p>
          </table:table-cell>
          <table:table-cell office:value-type="float" office:value="63357" calcext:value-type="float">
            <text:p>63357</text:p>
          </table:table-cell>
        </table:table-row>
        <table:table-row table:style-name="ro1">
          <table:table-cell office:value-type="float" office:value="107385" calcext:value-type="float">
            <text:p>107385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float" office:value="107870" calcext:value-type="float">
            <text:p>107870</text:p>
          </table:table-cell>
          <table:table-cell office:value-type="float" office:value="63475" calcext:value-type="float">
            <text:p>63475</text:p>
          </table:table-cell>
        </table:table-row>
        <table:table-row table:style-name="ro1">
          <table:table-cell office:value-type="float" office:value="107929" calcext:value-type="float">
            <text:p>107929</text:p>
          </table:table-cell>
          <table:table-cell office:value-type="float" office:value="63676" calcext:value-type="float">
            <text:p>63676</text:p>
          </table:table-cell>
        </table:table-row>
        <table:table-row table:style-name="ro1">
          <table:table-cell office:value-type="float" office:value="108813" calcext:value-type="float">
            <text:p>108813</text:p>
          </table:table-cell>
          <table:table-cell office:value-type="float" office:value="63994" calcext:value-type="float">
            <text:p>63994</text:p>
          </table:table-cell>
        </table:table-row>
        <table:table-row table:style-name="ro1">
          <table:table-cell office:value-type="float" office:value="109311" calcext:value-type="float">
            <text:p>109311</text:p>
          </table:table-cell>
          <table:table-cell office:value-type="float" office:value="63994" calcext:value-type="float">
            <text:p>63994</text:p>
          </table:table-cell>
        </table:table-row>
        <table:table-row table:style-name="ro1">
          <table:table-cell office:value-type="float" office:value="109667" calcext:value-type="float">
            <text:p>109667</text:p>
          </table:table-cell>
          <table:table-cell office:value-type="float" office:value="64008" calcext:value-type="float">
            <text:p>64008</text:p>
          </table:table-cell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64049" calcext:value-type="float">
            <text:p>64049</text:p>
          </table:table-cell>
        </table:table-row>
        <table:table-row table:style-name="ro1">
          <table:table-cell office:value-type="float" office:value="110149" calcext:value-type="float">
            <text:p>110149</text:p>
          </table:table-cell>
          <table:table-cell office:value-type="float" office:value="64225" calcext:value-type="float">
            <text:p>64225</text:p>
          </table:table-cell>
        </table:table-row>
        <table:table-row table:style-name="ro1">
          <table:table-cell office:value-type="float" office:value="111016" calcext:value-type="float">
            <text:p>111016</text:p>
          </table:table-cell>
          <table:table-cell office:value-type="float" office:value="64245" calcext:value-type="float">
            <text:p>64245</text:p>
          </table:table-cell>
        </table:table-row>
        <table:table-row table:style-name="ro1">
          <table:table-cell office:value-type="float" office:value="111698" calcext:value-type="float">
            <text:p>111698</text:p>
          </table:table-cell>
          <table:table-cell office:value-type="float" office:value="64429" calcext:value-type="float">
            <text:p>64429</text:p>
          </table:table-cell>
        </table:table-row>
        <table:table-row table:style-name="ro1">
          <table:table-cell office:value-type="float" office:value="111716" calcext:value-type="float">
            <text:p>111716</text:p>
          </table:table-cell>
          <table:table-cell office:value-type="float" office:value="64455" calcext:value-type="float">
            <text:p>64455</text:p>
          </table:table-cell>
        </table:table-row>
        <table:table-row table:style-name="ro1">
          <table:table-cell office:value-type="float" office:value="111880" calcext:value-type="float">
            <text:p>111880</text:p>
          </table:table-cell>
          <table:table-cell office:value-type="float" office:value="64809" calcext:value-type="float">
            <text:p>64809</text:p>
          </table:table-cell>
        </table:table-row>
        <table:table-row table:style-name="ro1">
          <table:table-cell office:value-type="float" office:value="112400" calcext:value-type="float">
            <text:p>112400</text:p>
          </table:table-cell>
          <table:table-cell office:value-type="float" office:value="64920" calcext:value-type="float">
            <text:p>64920</text:p>
          </table:table-cell>
        </table:table-row>
        <table:table-row table:style-name="ro1">
          <table:table-cell office:value-type="float" office:value="113105" calcext:value-type="float">
            <text:p>113105</text:p>
          </table:table-cell>
          <table:table-cell office:value-type="float" office:value="65042" calcext:value-type="float">
            <text:p>65042</text:p>
          </table:table-cell>
        </table:table-row>
        <table:table-row table:style-name="ro1">
          <table:table-cell office:value-type="float" office:value="113511" calcext:value-type="float">
            <text:p>113511</text:p>
          </table:table-cell>
          <table:table-cell office:value-type="float" office:value="65045" calcext:value-type="float">
            <text:p>65045</text:p>
          </table:table-cell>
        </table:table-row>
        <table:table-row table:style-name="ro1">
          <table:table-cell office:value-type="float" office:value="115059" calcext:value-type="float">
            <text:p>115059</text:p>
          </table:table-cell>
          <table:table-cell office:value-type="float" office:value="65199" calcext:value-type="float">
            <text:p>65199</text:p>
          </table:table-cell>
        </table:table-row>
        <table:table-row table:style-name="ro1">
          <table:table-cell office:value-type="float" office:value="116434" calcext:value-type="float">
            <text:p>116434</text:p>
          </table:table-cell>
          <table:table-cell office:value-type="float" office:value="65231" calcext:value-type="float">
            <text:p>65231</text:p>
          </table:table-cell>
        </table:table-row>
        <table:table-row table:style-name="ro1">
          <table:table-cell office:value-type="float" office:value="117387" calcext:value-type="float">
            <text:p>117387</text:p>
          </table:table-cell>
          <table:table-cell office:value-type="float" office:value="65287" calcext:value-type="float">
            <text:p>65287</text:p>
          </table:table-cell>
        </table:table-row>
        <table:table-row table:style-name="ro1">
          <table:table-cell office:value-type="float" office:value="117862" calcext:value-type="float">
            <text:p>117862</text:p>
          </table:table-cell>
          <table:table-cell office:value-type="float" office:value="65353" calcext:value-type="float">
            <text:p>65353</text:p>
          </table:table-cell>
        </table:table-row>
        <table:table-row table:style-name="ro1">
          <table:table-cell office:value-type="float" office:value="117869" calcext:value-type="float">
            <text:p>117869</text:p>
          </table:table-cell>
          <table:table-cell office:value-type="float" office:value="65422" calcext:value-type="float">
            <text:p>65422</text:p>
          </table:table-cell>
        </table:table-row>
        <table:table-row table:style-name="ro1">
          <table:table-cell office:value-type="float" office:value="118461" calcext:value-type="float">
            <text:p>118461</text:p>
          </table:table-cell>
          <table:table-cell office:value-type="float" office:value="65695" calcext:value-type="float">
            <text:p>65695</text:p>
          </table:table-cell>
        </table:table-row>
        <table:table-row table:style-name="ro1">
          <table:table-cell office:value-type="float" office:value="118693" calcext:value-type="float">
            <text:p>118693</text:p>
          </table:table-cell>
          <table:table-cell office:value-type="float" office:value="65695" calcext:value-type="float">
            <text:p>65695</text:p>
          </table:table-cell>
        </table:table-row>
        <table:table-row table:style-name="ro1">
          <table:table-cell office:value-type="float" office:value="118719" calcext:value-type="float">
            <text:p>118719</text:p>
          </table:table-cell>
          <table:table-cell office:value-type="float" office:value="66002" calcext:value-type="float">
            <text:p>66002</text:p>
          </table:table-cell>
        </table:table-row>
        <table:table-row table:style-name="ro1">
          <table:table-cell office:value-type="float" office:value="118955" calcext:value-type="float">
            <text:p>118955</text:p>
          </table:table-cell>
          <table:table-cell office:value-type="float" office:value="66491" calcext:value-type="float">
            <text:p>66491</text:p>
          </table:table-cell>
        </table:table-row>
        <table:table-row table:style-name="ro1">
          <table:table-cell office:value-type="float" office:value="119097" calcext:value-type="float">
            <text:p>119097</text:p>
          </table:table-cell>
          <table:table-cell office:value-type="float" office:value="66553" calcext:value-type="float">
            <text:p>66553</text:p>
          </table:table-cell>
        </table:table-row>
        <table:table-row table:style-name="ro1">
          <table:table-cell office:value-type="float" office:value="119911" calcext:value-type="float">
            <text:p>119911</text:p>
          </table:table-cell>
          <table:table-cell office:value-type="float" office:value="66784" calcext:value-type="float">
            <text:p>66784</text:p>
          </table:table-cell>
        </table:table-row>
        <table:table-row table:style-name="ro1">
          <table:table-cell office:value-type="float" office:value="120101" calcext:value-type="float">
            <text:p>120101</text:p>
          </table:table-cell>
          <table:table-cell office:value-type="float" office:value="66905" calcext:value-type="float">
            <text:p>66905</text:p>
          </table:table-cell>
        </table:table-row>
        <table:table-row table:style-name="ro1">
          <table:table-cell office:value-type="float" office:value="120680" calcext:value-type="float">
            <text:p>120680</text:p>
          </table:table-cell>
          <table:table-cell office:value-type="float" office:value="67053" calcext:value-type="float">
            <text:p>67053</text:p>
          </table:table-cell>
        </table:table-row>
        <table:table-row table:style-name="ro1">
          <table:table-cell office:value-type="float" office:value="120878" calcext:value-type="float">
            <text:p>120878</text:p>
          </table:table-cell>
          <table:table-cell office:value-type="float" office:value="67082" calcext:value-type="float">
            <text:p>67082</text:p>
          </table:table-cell>
        </table:table-row>
        <table:table-row table:style-name="ro1">
          <table:table-cell office:value-type="float" office:value="121127" calcext:value-type="float">
            <text:p>121127</text:p>
          </table:table-cell>
          <table:table-cell office:value-type="float" office:value="67159" calcext:value-type="float">
            <text:p>67159</text:p>
          </table:table-cell>
        </table:table-row>
        <table:table-row table:style-name="ro1">
          <table:table-cell office:value-type="float" office:value="121187" calcext:value-type="float">
            <text:p>121187</text:p>
          </table:table-cell>
          <table:table-cell office:value-type="float" office:value="67188" calcext:value-type="float">
            <text:p>67188</text:p>
          </table:table-cell>
        </table:table-row>
        <table:table-row table:style-name="ro1">
          <table:table-cell office:value-type="float" office:value="121338" calcext:value-type="float">
            <text:p>121338</text:p>
          </table:table-cell>
          <table:table-cell office:value-type="float" office:value="67188" calcext:value-type="float">
            <text:p>67188</text:p>
          </table:table-cell>
        </table:table-row>
        <table:table-row table:style-name="ro1">
          <table:table-cell office:value-type="float" office:value="121580" calcext:value-type="float">
            <text:p>121580</text:p>
          </table:table-cell>
          <table:table-cell office:value-type="float" office:value="67196" calcext:value-type="float">
            <text:p>67196</text:p>
          </table:table-cell>
        </table:table-row>
        <table:table-row table:style-name="ro1">
          <table:table-cell office:value-type="float" office:value="121791" calcext:value-type="float">
            <text:p>121791</text:p>
          </table:table-cell>
          <table:table-cell office:value-type="float" office:value="67201" calcext:value-type="float">
            <text:p>67201</text:p>
          </table:table-cell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67208" calcext:value-type="float">
            <text:p>67208</text:p>
          </table:table-cell>
        </table:table-row>
        <table:table-row table:style-name="ro1">
          <table:table-cell office:value-type="float" office:value="122859" calcext:value-type="float">
            <text:p>122859</text:p>
          </table:table-cell>
          <table:table-cell office:value-type="float" office:value="67421" calcext:value-type="float">
            <text:p>67421</text:p>
          </table:table-cell>
        </table:table-row>
        <table:table-row table:style-name="ro1">
          <table:table-cell office:value-type="float" office:value="123611" calcext:value-type="float">
            <text:p>123611</text:p>
          </table:table-cell>
          <table:table-cell office:value-type="float" office:value="67503" calcext:value-type="float">
            <text:p>67503</text:p>
          </table:table-cell>
        </table:table-row>
        <table:table-row table:style-name="ro1">
          <table:table-cell office:value-type="float" office:value="123630" calcext:value-type="float">
            <text:p>123630</text:p>
          </table:table-cell>
          <table:table-cell office:value-type="float" office:value="67719" calcext:value-type="float">
            <text:p>67719</text:p>
          </table:table-cell>
        </table:table-row>
        <table:table-row table:style-name="ro1">
          <table:table-cell office:value-type="float" office:value="124577" calcext:value-type="float">
            <text:p>124577</text:p>
          </table:table-cell>
          <table:table-cell office:value-type="float" office:value="68216" calcext:value-type="float">
            <text:p>68216</text:p>
          </table:table-cell>
        </table:table-row>
        <table:table-row table:style-name="ro1">
          <table:table-cell office:value-type="float" office:value="124700" calcext:value-type="float">
            <text:p>124700</text:p>
          </table:table-cell>
          <table:table-cell office:value-type="float" office:value="68408" calcext:value-type="float">
            <text:p>68408</text:p>
          </table:table-cell>
        </table:table-row>
        <table:table-row table:style-name="ro1">
          <table:table-cell office:value-type="float" office:value="127439" calcext:value-type="float">
            <text:p>127439</text:p>
          </table:table-cell>
          <table:table-cell office:value-type="float" office:value="68687" calcext:value-type="float">
            <text:p>68687</text:p>
          </table:table-cell>
        </table:table-row>
        <table:table-row table:style-name="ro1">
          <table:table-cell office:value-type="float" office:value="127725" calcext:value-type="float">
            <text:p>127725</text:p>
          </table:table-cell>
          <table:table-cell office:value-type="float" office:value="68757" calcext:value-type="float">
            <text:p>68757</text:p>
          </table:table-cell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68757" calcext:value-type="float">
            <text:p>68757</text:p>
          </table:table-cell>
        </table:table-row>
        <table:table-row table:style-name="ro1">
          <table:table-cell office:value-type="float" office:value="128524" calcext:value-type="float">
            <text:p>128524</text:p>
          </table:table-cell>
          <table:table-cell office:value-type="float" office:value="68787" calcext:value-type="float">
            <text:p>68787</text:p>
          </table:table-cell>
        </table:table-row>
        <table:table-row table:style-name="ro1">
          <table:table-cell office:value-type="float" office:value="129132" calcext:value-type="float">
            <text:p>129132</text:p>
          </table:table-cell>
          <table:table-cell office:value-type="float" office:value="68791" calcext:value-type="float">
            <text:p>68791</text:p>
          </table:table-cell>
        </table:table-row>
        <table:table-row table:style-name="ro1">
          <table:table-cell office:value-type="float" office:value="129867" calcext:value-type="float">
            <text:p>129867</text:p>
          </table:table-cell>
          <table:table-cell office:value-type="float" office:value="68803" calcext:value-type="float">
            <text:p>68803</text:p>
          </table:table-cell>
        </table:table-row>
        <table:table-row table:style-name="ro1">
          <table:table-cell office:value-type="float" office:value="130317" calcext:value-type="float">
            <text:p>130317</text:p>
          </table:table-cell>
          <table:table-cell office:value-type="float" office:value="69172" calcext:value-type="float">
            <text:p>69172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  <table:table-cell office:value-type="float" office:value="69505" calcext:value-type="float">
            <text:p>69505</text:p>
          </table:table-cell>
        </table:table-row>
        <table:table-row table:style-name="ro1">
          <table:table-cell office:value-type="float" office:value="130420" calcext:value-type="float">
            <text:p>130420</text:p>
          </table:table-cell>
          <table:table-cell office:value-type="float" office:value="69675" calcext:value-type="float">
            <text:p>69675</text:p>
          </table:table-cell>
        </table:table-row>
        <table:table-row table:style-name="ro1">
          <table:table-cell office:value-type="float" office:value="130464" calcext:value-type="float">
            <text:p>130464</text:p>
          </table:table-cell>
          <table:table-cell office:value-type="float" office:value="69791" calcext:value-type="float">
            <text:p>69791</text:p>
          </table:table-cell>
        </table:table-row>
        <table:table-row table:style-name="ro1">
          <table:table-cell office:value-type="float" office:value="131017" calcext:value-type="float">
            <text:p>131017</text:p>
          </table:table-cell>
          <table:table-cell office:value-type="float" office:value="69791" calcext:value-type="float">
            <text:p>69791</text:p>
          </table:table-cell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69830" calcext:value-type="float">
            <text:p>69830</text:p>
          </table:table-cell>
        </table:table-row>
        <table:table-row table:style-name="ro1">
          <table:table-cell office:value-type="float" office:value="131286" calcext:value-type="float">
            <text:p>131286</text:p>
          </table:table-cell>
          <table:table-cell office:value-type="float" office:value="69978" calcext:value-type="float">
            <text:p>69978</text:p>
          </table:table-cell>
        </table:table-row>
        <table:table-row table:style-name="ro1">
          <table:table-cell office:value-type="float" office:value="131322" calcext:value-type="float">
            <text:p>131322</text:p>
          </table:table-cell>
          <table:table-cell office:value-type="float" office:value="69978" calcext:value-type="float">
            <text:p>69978</text:p>
          </table:table-cell>
        </table:table-row>
        <table:table-row table:style-name="ro1">
          <table:table-cell office:value-type="float" office:value="131536" calcext:value-type="float">
            <text:p>131536</text:p>
          </table:table-cell>
          <table:table-cell office:value-type="float" office:value="69996" calcext:value-type="float">
            <text:p>69996</text:p>
          </table:table-cell>
        </table:table-row>
        <table:table-row table:style-name="ro1">
          <table:table-cell office:value-type="float" office:value="131625" calcext:value-type="float">
            <text:p>131625</text:p>
          </table:table-cell>
          <table:table-cell office:value-type="float" office:value="70286" calcext:value-type="float">
            <text:p>70286</text:p>
          </table:table-cell>
        </table:table-row>
        <table:table-row table:style-name="ro1">
          <table:table-cell office:value-type="float" office:value="131671" calcext:value-type="float">
            <text:p>131671</text:p>
          </table:table-cell>
          <table:table-cell office:value-type="float" office:value="70529" calcext:value-type="float">
            <text:p>70529</text:p>
          </table:table-cell>
        </table:table-row>
        <table:table-row table:style-name="ro1">
          <table:table-cell office:value-type="float" office:value="132335" calcext:value-type="float">
            <text:p>132335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132539" calcext:value-type="float">
            <text:p>132539</text:p>
          </table:table-cell>
          <table:table-cell office:value-type="float" office:value="70814" calcext:value-type="float">
            <text:p>70814</text:p>
          </table:table-cell>
        </table:table-row>
        <table:table-row table:style-name="ro1">
          <table:table-cell office:value-type="float" office:value="133082" calcext:value-type="float">
            <text:p>133082</text:p>
          </table:table-cell>
          <table:table-cell office:value-type="float" office:value="71006" calcext:value-type="float">
            <text:p>71006</text:p>
          </table:table-cell>
        </table:table-row>
        <table:table-row table:style-name="ro1">
          <table:table-cell office:value-type="float" office:value="133280" calcext:value-type="float">
            <text:p>133280</text:p>
          </table:table-cell>
          <table:table-cell office:value-type="float" office:value="71135" calcext:value-type="float">
            <text:p>71135</text:p>
          </table:table-cell>
        </table:table-row>
        <table:table-row table:style-name="ro1">
          <table:table-cell office:value-type="float" office:value="134961" calcext:value-type="float">
            <text:p>134961</text:p>
          </table:table-cell>
          <table:table-cell office:value-type="float" office:value="71684" calcext:value-type="float">
            <text:p>71684</text:p>
          </table:table-cell>
        </table:table-row>
        <table:table-row table:style-name="ro1">
          <table:table-cell office:value-type="float" office:value="135478" calcext:value-type="float">
            <text:p>135478</text:p>
          </table:table-cell>
          <table:table-cell office:value-type="float" office:value="71684" calcext:value-type="float">
            <text:p>71684</text:p>
          </table:table-cell>
        </table:table-row>
        <table:table-row table:style-name="ro1">
          <table:table-cell office:value-type="float" office:value="136520" calcext:value-type="float">
            <text:p>136520</text:p>
          </table:table-cell>
          <table:table-cell office:value-type="float" office:value="71749" calcext:value-type="float">
            <text:p>71749</text:p>
          </table:table-cell>
        </table:table-row>
        <table:table-row table:style-name="ro1">
          <table:table-cell office:value-type="float" office:value="137219" calcext:value-type="float">
            <text:p>137219</text:p>
          </table:table-cell>
          <table:table-cell office:value-type="float" office:value="71926" calcext:value-type="float">
            <text:p>71926</text:p>
          </table:table-cell>
        </table:table-row>
        <table:table-row table:style-name="ro1">
          <table:table-cell office:value-type="float" office:value="137491" calcext:value-type="float">
            <text:p>137491</text:p>
          </table:table-cell>
          <table:table-cell office:value-type="float" office:value="71995" calcext:value-type="float">
            <text:p>71995</text:p>
          </table:table-cell>
        </table:table-row>
        <table:table-row table:style-name="ro1">
          <table:table-cell office:value-type="float" office:value="137719" calcext:value-type="float">
            <text:p>137719</text:p>
          </table:table-cell>
          <table:table-cell office:value-type="float" office:value="72001" calcext:value-type="float">
            <text:p>72001</text:p>
          </table:table-cell>
        </table:table-row>
        <table:table-row table:style-name="ro1">
          <table:table-cell office:value-type="float" office:value="137852" calcext:value-type="float">
            <text:p>137852</text:p>
          </table:table-cell>
          <table:table-cell office:value-type="float" office:value="72124" calcext:value-type="float">
            <text:p>72124</text:p>
          </table:table-cell>
        </table:table-row>
        <table:table-row table:style-name="ro1">
          <table:table-cell office:value-type="float" office:value="138263" calcext:value-type="float">
            <text:p>138263</text:p>
          </table:table-cell>
          <table:table-cell office:value-type="float" office:value="72229" calcext:value-type="float">
            <text:p>72229</text:p>
          </table:table-cell>
        </table:table-row>
        <table:table-row table:style-name="ro1">
          <table:table-cell office:value-type="float" office:value="138906" calcext:value-type="float">
            <text:p>138906</text:p>
          </table:table-cell>
          <table:table-cell office:value-type="float" office:value="72229" calcext:value-type="float">
            <text:p>72229</text:p>
          </table:table-cell>
        </table:table-row>
        <table:table-row table:style-name="ro1">
          <table:table-cell office:value-type="float" office:value="139802" calcext:value-type="float">
            <text:p>139802</text:p>
          </table:table-cell>
          <table:table-cell office:value-type="float" office:value="72466" calcext:value-type="float">
            <text:p>72466</text:p>
          </table:table-cell>
        </table:table-row>
        <table:table-row table:style-name="ro1">
          <table:table-cell office:value-type="float" office:value="140125" calcext:value-type="float">
            <text:p>140125</text:p>
          </table:table-cell>
          <table:table-cell office:value-type="float" office:value="72833" calcext:value-type="float">
            <text:p>72833</text:p>
          </table:table-cell>
        </table:table-row>
        <table:table-row table:style-name="ro1">
          <table:table-cell office:value-type="float" office:value="140345" calcext:value-type="float">
            <text:p>140345</text:p>
          </table:table-cell>
          <table:table-cell office:value-type="float" office:value="73259" calcext:value-type="float">
            <text:p>73259</text:p>
          </table:table-cell>
        </table:table-row>
        <table:table-row table:style-name="ro1">
          <table:table-cell office:value-type="float" office:value="140457" calcext:value-type="float">
            <text:p>140457</text:p>
          </table:table-cell>
          <table:table-cell office:value-type="float" office:value="73373" calcext:value-type="float">
            <text:p>73373</text:p>
          </table:table-cell>
        </table:table-row>
        <table:table-row table:style-name="ro1">
          <table:table-cell office:value-type="float" office:value="141042" calcext:value-type="float">
            <text:p>141042</text:p>
          </table:table-cell>
          <table:table-cell office:value-type="float" office:value="73608" calcext:value-type="float">
            <text:p>73608</text:p>
          </table:table-cell>
        </table:table-row>
        <table:table-row table:style-name="ro1">
          <table:table-cell office:value-type="float" office:value="141366" calcext:value-type="float">
            <text:p>141366</text:p>
          </table:table-cell>
          <table:table-cell office:value-type="float" office:value="73608" calcext:value-type="float">
            <text:p>73608</text:p>
          </table:table-cell>
        </table:table-row>
        <table:table-row table:style-name="ro1">
          <table:table-cell office:value-type="float" office:value="141838" calcext:value-type="float">
            <text:p>141838</text:p>
          </table:table-cell>
          <table:table-cell office:value-type="float" office:value="73794" calcext:value-type="float">
            <text:p>73794</text:p>
          </table:table-cell>
        </table:table-row>
        <table:table-row table:style-name="ro1">
          <table:table-cell office:value-type="float" office:value="143345" calcext:value-type="float">
            <text:p>143345</text:p>
          </table:table-cell>
          <table:table-cell office:value-type="float" office:value="73955" calcext:value-type="float">
            <text:p>73955</text:p>
          </table:table-cell>
        </table:table-row>
        <table:table-row table:style-name="ro1">
          <table:table-cell office:value-type="float" office:value="144008" calcext:value-type="float">
            <text:p>144008</text:p>
          </table:table-cell>
          <table:table-cell office:value-type="float" office:value="74204" calcext:value-type="float">
            <text:p>74204</text:p>
          </table:table-cell>
        </table:table-row>
        <table:table-row table:style-name="ro1">
          <table:table-cell office:value-type="float" office:value="144550" calcext:value-type="float">
            <text:p>144550</text:p>
          </table:table-cell>
          <table:table-cell office:value-type="float" office:value="74208" calcext:value-type="float">
            <text:p>74208</text:p>
          </table:table-cell>
        </table:table-row>
        <table:table-row table:style-name="ro1">
          <table:table-cell office:value-type="float" office:value="145373" calcext:value-type="float">
            <text:p>145373</text:p>
          </table:table-cell>
          <table:table-cell office:value-type="float" office:value="74220" calcext:value-type="float">
            <text:p>74220</text:p>
          </table:table-cell>
        </table:table-row>
        <table:table-row table:style-name="ro1">
          <table:table-cell office:value-type="float" office:value="146040" calcext:value-type="float">
            <text:p>146040</text:p>
          </table:table-cell>
          <table:table-cell office:value-type="float" office:value="74272" calcext:value-type="float">
            <text:p>74272</text:p>
          </table:table-cell>
        </table:table-row>
        <table:table-row table:style-name="ro1">
          <table:table-cell office:value-type="float" office:value="146067" calcext:value-type="float">
            <text:p>146067</text:p>
          </table:table-cell>
          <table:table-cell office:value-type="float" office:value="74597" calcext:value-type="float">
            <text:p>74597</text:p>
          </table:table-cell>
        </table:table-row>
        <table:table-row table:style-name="ro1">
          <table:table-cell office:value-type="float" office:value="146463" calcext:value-type="float">
            <text:p>146463</text:p>
          </table:table-cell>
          <table:table-cell office:value-type="float" office:value="74675" calcext:value-type="float">
            <text:p>74675</text:p>
          </table:table-cell>
        </table:table-row>
        <table:table-row table:style-name="ro1">
          <table:table-cell office:value-type="float" office:value="146936" calcext:value-type="float">
            <text:p>146936</text:p>
          </table:table-cell>
          <table:table-cell office:value-type="float" office:value="74904" calcext:value-type="float">
            <text:p>74904</text:p>
          </table:table-cell>
        </table:table-row>
        <table:table-row table:style-name="ro1">
          <table:table-cell office:value-type="float" office:value="147009" calcext:value-type="float">
            <text:p>147009</text:p>
          </table:table-cell>
          <table:table-cell office:value-type="float" office:value="75037" calcext:value-type="float">
            <text:p>75037</text:p>
          </table:table-cell>
        </table:table-row>
        <table:table-row table:style-name="ro1">
          <table:table-cell office:value-type="float" office:value="147135" calcext:value-type="float">
            <text:p>147135</text:p>
          </table:table-cell>
          <table:table-cell office:value-type="float" office:value="75045" calcext:value-type="float">
            <text:p>75045</text:p>
          </table:table-cell>
        </table:table-row>
        <table:table-row table:style-name="ro1">
          <table:table-cell office:value-type="float" office:value="147763" calcext:value-type="float">
            <text:p>147763</text:p>
          </table:table-cell>
          <table:table-cell office:value-type="float" office:value="75109" calcext:value-type="float">
            <text:p>75109</text:p>
          </table:table-cell>
        </table:table-row>
        <table:table-row table:style-name="ro1">
          <table:table-cell office:value-type="float" office:value="148797" calcext:value-type="float">
            <text:p>148797</text:p>
          </table:table-cell>
          <table:table-cell office:value-type="float" office:value="75109" calcext:value-type="float">
            <text:p>75109</text:p>
          </table:table-cell>
        </table:table-row>
        <table:table-row table:style-name="ro1">
          <table:table-cell office:value-type="float" office:value="148954" calcext:value-type="float">
            <text:p>148954</text:p>
          </table:table-cell>
          <table:table-cell office:value-type="float" office:value="75333" calcext:value-type="float">
            <text:p>75333</text:p>
          </table:table-cell>
        </table:table-row>
        <table:table-row table:style-name="ro1">
          <table:table-cell office:value-type="float" office:value="149188" calcext:value-type="float">
            <text:p>149188</text:p>
          </table:table-cell>
          <table:table-cell office:value-type="float" office:value="75648" calcext:value-type="float">
            <text:p>75648</text:p>
          </table:table-cell>
        </table:table-row>
        <table:table-row table:style-name="ro1">
          <table:table-cell office:value-type="float" office:value="149534" calcext:value-type="float">
            <text:p>149534</text:p>
          </table:table-cell>
          <table:table-cell office:value-type="float" office:value="75648" calcext:value-type="float">
            <text:p>75648</text:p>
          </table:table-cell>
        </table:table-row>
        <table:table-row table:style-name="ro1">
          <table:table-cell office:value-type="float" office:value="149824" calcext:value-type="float">
            <text:p>149824</text:p>
          </table:table-cell>
          <table:table-cell office:value-type="float" office:value="75809" calcext:value-type="float">
            <text:p>75809</text:p>
          </table:table-cell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75919" calcext:value-type="float">
            <text:p>75919</text:p>
          </table:table-cell>
        </table:table-row>
        <table:table-row table:style-name="ro1">
          <table:table-cell office:value-type="float" office:value="150523" calcext:value-type="float">
            <text:p>150523</text:p>
          </table:table-cell>
          <table:table-cell office:value-type="float" office:value="75919" calcext:value-type="float">
            <text:p>75919</text:p>
          </table:table-cell>
        </table:table-row>
        <table:table-row table:style-name="ro1">
          <table:table-cell office:value-type="float" office:value="150634" calcext:value-type="float">
            <text:p>150634</text:p>
          </table:table-cell>
          <table:table-cell office:value-type="float" office:value="76272" calcext:value-type="float">
            <text:p>76272</text:p>
          </table:table-cell>
        </table:table-row>
        <table:table-row table:style-name="ro1">
          <table:table-cell office:value-type="float" office:value="150645" calcext:value-type="float">
            <text:p>150645</text:p>
          </table:table-cell>
          <table:table-cell office:value-type="float" office:value="76372" calcext:value-type="float">
            <text:p>76372</text:p>
          </table:table-cell>
        </table:table-row>
        <table:table-row table:style-name="ro1">
          <table:table-cell office:value-type="float" office:value="150740" calcext:value-type="float">
            <text:p>150740</text:p>
          </table:table-cell>
          <table:table-cell office:value-type="float" office:value="76440" calcext:value-type="float">
            <text:p>76440</text:p>
          </table:table-cell>
        </table:table-row>
        <table:table-row table:style-name="ro1">
          <table:table-cell office:value-type="float" office:value="151793" calcext:value-type="float">
            <text:p>151793</text:p>
          </table:table-cell>
          <table:table-cell office:value-type="float" office:value="76468" calcext:value-type="float">
            <text:p>76468</text:p>
          </table:table-cell>
        </table:table-row>
        <table:table-row table:style-name="ro1">
          <table:table-cell office:value-type="float" office:value="151895" calcext:value-type="float">
            <text:p>151895</text:p>
          </table:table-cell>
          <table:table-cell office:value-type="float" office:value="76484" calcext:value-type="float">
            <text:p>76484</text:p>
          </table:table-cell>
        </table:table-row>
        <table:table-row table:style-name="ro1">
          <table:table-cell office:value-type="float" office:value="152406" calcext:value-type="float">
            <text:p>152406</text:p>
          </table:table-cell>
          <table:table-cell office:value-type="float" office:value="76612" calcext:value-type="float">
            <text:p>76612</text:p>
          </table:table-cell>
        </table:table-row>
        <table:table-row table:style-name="ro1">
          <table:table-cell office:value-type="float" office:value="153140" calcext:value-type="float">
            <text:p>153140</text:p>
          </table:table-cell>
          <table:table-cell office:value-type="float" office:value="76774" calcext:value-type="float">
            <text:p>76774</text:p>
          </table:table-cell>
        </table:table-row>
        <table:table-row table:style-name="ro1">
          <table:table-cell office:value-type="float" office:value="153204" calcext:value-type="float">
            <text:p>153204</text:p>
          </table:table-cell>
          <table:table-cell office:value-type="float" office:value="76785" calcext:value-type="float">
            <text:p>76785</text:p>
          </table:table-cell>
        </table:table-row>
        <table:table-row table:style-name="ro1">
          <table:table-cell office:value-type="float" office:value="153255" calcext:value-type="float">
            <text:p>153255</text:p>
          </table:table-cell>
          <table:table-cell office:value-type="float" office:value="76800" calcext:value-type="float">
            <text:p>76800</text:p>
          </table:table-cell>
        </table:table-row>
        <table:table-row table:style-name="ro1">
          <table:table-cell office:value-type="float" office:value="154024" calcext:value-type="float">
            <text:p>154024</text:p>
          </table:table-cell>
          <table:table-cell office:value-type="float" office:value="76820" calcext:value-type="float">
            <text:p>76820</text:p>
          </table:table-cell>
        </table:table-row>
        <table:table-row table:style-name="ro1">
          <table:table-cell office:value-type="float" office:value="155040" calcext:value-type="float">
            <text:p>155040</text:p>
          </table:table-cell>
          <table:table-cell office:value-type="float" office:value="76981" calcext:value-type="float">
            <text:p>76981</text:p>
          </table:table-cell>
        </table:table-row>
        <table:table-row table:style-name="ro1">
          <table:table-cell office:value-type="float" office:value="155950" calcext:value-type="float">
            <text:p>155950</text:p>
          </table:table-cell>
          <table:table-cell office:value-type="float" office:value="77045" calcext:value-type="float">
            <text:p>77045</text:p>
          </table:table-cell>
        </table:table-row>
        <table:table-row table:style-name="ro1">
          <table:table-cell office:value-type="float" office:value="156510" calcext:value-type="float">
            <text:p>156510</text:p>
          </table:table-cell>
          <table:table-cell office:value-type="float" office:value="77278" calcext:value-type="float">
            <text:p>77278</text:p>
          </table:table-cell>
        </table:table-row>
        <table:table-row table:style-name="ro1">
          <table:table-cell office:value-type="float" office:value="156675" calcext:value-type="float">
            <text:p>156675</text:p>
          </table:table-cell>
          <table:table-cell office:value-type="float" office:value="77471" calcext:value-type="float">
            <text:p>77471</text:p>
          </table:table-cell>
        </table:table-row>
        <table:table-row table:style-name="ro1">
          <table:table-cell office:value-type="float" office:value="156819" calcext:value-type="float">
            <text:p>156819</text:p>
          </table:table-cell>
          <table:table-cell office:value-type="float" office:value="77542" calcext:value-type="float">
            <text:p>77542</text:p>
          </table:table-cell>
        </table:table-row>
        <table:table-row table:style-name="ro1">
          <table:table-cell office:value-type="float" office:value="157873" calcext:value-type="float">
            <text:p>157873</text:p>
          </table:table-cell>
          <table:table-cell office:value-type="float" office:value="77936" calcext:value-type="float">
            <text:p>77936</text:p>
          </table:table-cell>
        </table:table-row>
        <table:table-row table:style-name="ro1">
          <table:table-cell office:value-type="float" office:value="157953" calcext:value-type="float">
            <text:p>157953</text:p>
          </table:table-cell>
          <table:table-cell office:value-type="float" office:value="77959" calcext:value-type="float">
            <text:p>77959</text:p>
          </table:table-cell>
        </table:table-row>
        <table:table-row table:style-name="ro1">
          <table:table-cell office:value-type="float" office:value="157976" calcext:value-type="float">
            <text:p>157976</text:p>
          </table:table-cell>
          <table:table-cell office:value-type="float" office:value="78197" calcext:value-type="float">
            <text:p>78197</text:p>
          </table:table-cell>
        </table:table-row>
        <table:table-row table:style-name="ro1">
          <table:table-cell office:value-type="float" office:value="158146" calcext:value-type="float">
            <text:p>158146</text:p>
          </table:table-cell>
          <table:table-cell office:value-type="float" office:value="78338" calcext:value-type="float">
            <text:p>78338</text:p>
          </table:table-cell>
        </table:table-row>
        <table:table-row table:style-name="ro1">
          <table:table-cell office:value-type="float" office:value="158895" calcext:value-type="float">
            <text:p>158895</text:p>
          </table:table-cell>
          <table:table-cell office:value-type="float" office:value="78390" calcext:value-type="float">
            <text:p>78390</text:p>
          </table:table-cell>
        </table:table-row>
        <table:table-row table:style-name="ro1">
          <table:table-cell office:value-type="float" office:value="158956" calcext:value-type="float">
            <text:p>158956</text:p>
          </table:table-cell>
          <table:table-cell office:value-type="float" office:value="78552" calcext:value-type="float">
            <text:p>78552</text:p>
          </table:table-cell>
        </table:table-row>
        <table:table-row table:style-name="ro1">
          <table:table-cell office:value-type="float" office:value="159186" calcext:value-type="float">
            <text:p>159186</text:p>
          </table:table-cell>
          <table:table-cell office:value-type="float" office:value="78581" calcext:value-type="float">
            <text:p>78581</text:p>
          </table:table-cell>
        </table:table-row>
        <table:table-row table:style-name="ro1">
          <table:table-cell office:value-type="float" office:value="159752" calcext:value-type="float">
            <text:p>159752</text:p>
          </table:table-cell>
          <table:table-cell office:value-type="float" office:value="78694" calcext:value-type="float">
            <text:p>78694</text:p>
          </table:table-cell>
        </table:table-row>
        <table:table-row table:style-name="ro1">
          <table:table-cell office:value-type="float" office:value="159776" calcext:value-type="float">
            <text:p>159776</text:p>
          </table:table-cell>
          <table:table-cell office:value-type="float" office:value="78723" calcext:value-type="float">
            <text:p>78723</text:p>
          </table:table-cell>
        </table:table-row>
        <table:table-row table:style-name="ro1">
          <table:table-cell office:value-type="float" office:value="159906" calcext:value-type="float">
            <text:p>159906</text:p>
          </table:table-cell>
          <table:table-cell office:value-type="float" office:value="78828" calcext:value-type="float">
            <text:p>78828</text:p>
          </table:table-cell>
        </table:table-row>
        <table:table-row table:style-name="ro1">
          <table:table-cell office:value-type="float" office:value="160219" calcext:value-type="float">
            <text:p>160219</text:p>
          </table:table-cell>
          <table:table-cell office:value-type="float" office:value="79011" calcext:value-type="float">
            <text:p>79011</text:p>
          </table:table-cell>
        </table:table-row>
        <table:table-row table:style-name="ro1">
          <table:table-cell office:value-type="float" office:value="160769" calcext:value-type="float">
            <text:p>160769</text:p>
          </table:table-cell>
          <table:table-cell office:value-type="float" office:value="79288" calcext:value-type="float">
            <text:p>79288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60924" calcext:value-type="float">
            <text:p>160924</text:p>
          </table:table-cell>
          <table:table-cell office:value-type="float" office:value="79742" calcext:value-type="float">
            <text:p>79742</text:p>
          </table:table-cell>
        </table:table-row>
        <table:table-row table:style-name="ro1">
          <table:table-cell office:value-type="float" office:value="160935" calcext:value-type="float">
            <text:p>160935</text:p>
          </table:table-cell>
          <table:table-cell office:value-type="float" office:value="79744" calcext:value-type="float">
            <text:p>79744</text:p>
          </table:table-cell>
        </table:table-row>
        <table:table-row table:style-name="ro1">
          <table:table-cell office:value-type="float" office:value="161568" calcext:value-type="float">
            <text:p>161568</text:p>
          </table:table-cell>
          <table:table-cell office:value-type="float" office:value="79806" calcext:value-type="float">
            <text:p>79806</text:p>
          </table:table-cell>
        </table:table-row>
        <table:table-row table:style-name="ro1">
          <table:table-cell office:value-type="float" office:value="161596" calcext:value-type="float">
            <text:p>161596</text:p>
          </table:table-cell>
          <table:table-cell office:value-type="float" office:value="79848" calcext:value-type="float">
            <text:p>79848</text:p>
          </table:table-cell>
        </table:table-row>
        <table:table-row table:style-name="ro1">
          <table:table-cell office:value-type="float" office:value="162030" calcext:value-type="float">
            <text:p>162030</text:p>
          </table:table-cell>
          <table:table-cell office:value-type="float" office:value="80010" calcext:value-type="float">
            <text:p>80010</text:p>
          </table:table-cell>
        </table:table-row>
        <table:table-row table:style-name="ro1">
          <table:table-cell office:value-type="float" office:value="162410" calcext:value-type="float">
            <text:p>162410</text:p>
          </table:table-cell>
          <table:table-cell office:value-type="float" office:value="80137" calcext:value-type="float">
            <text:p>80137</text:p>
          </table:table-cell>
        </table:table-row>
        <table:table-row table:style-name="ro1">
          <table:table-cell office:value-type="float" office:value="162617" calcext:value-type="float">
            <text:p>162617</text:p>
          </table:table-cell>
          <table:table-cell office:value-type="float" office:value="80227" calcext:value-type="float">
            <text:p>80227</text:p>
          </table:table-cell>
        </table:table-row>
        <table:table-row table:style-name="ro1">
          <table:table-cell office:value-type="float" office:value="162675" calcext:value-type="float">
            <text:p>162675</text:p>
          </table:table-cell>
          <table:table-cell office:value-type="float" office:value="80441" calcext:value-type="float">
            <text:p>80441</text:p>
          </table:table-cell>
        </table:table-row>
        <table:table-row table:style-name="ro1">
          <table:table-cell office:value-type="float" office:value="163114" calcext:value-type="float">
            <text:p>163114</text:p>
          </table:table-cell>
          <table:table-cell office:value-type="float" office:value="80641" calcext:value-type="float">
            <text:p>80641</text:p>
          </table:table-cell>
        </table:table-row>
        <table:table-row table:style-name="ro1">
          <table:table-cell office:value-type="float" office:value="164612" calcext:value-type="float">
            <text:p>164612</text:p>
          </table:table-cell>
          <table:table-cell office:value-type="float" office:value="80743" calcext:value-type="float">
            <text:p>80743</text:p>
          </table:table-cell>
        </table:table-row>
        <table:table-row table:style-name="ro1">
          <table:table-cell office:value-type="float" office:value="165128" calcext:value-type="float">
            <text:p>165128</text:p>
          </table:table-cell>
          <table:table-cell office:value-type="float" office:value="81137" calcext:value-type="float">
            <text:p>81137</text:p>
          </table:table-cell>
        </table:table-row>
        <table:table-row table:style-name="ro1">
          <table:table-cell office:value-type="float" office:value="165152" calcext:value-type="float">
            <text:p>165152</text:p>
          </table:table-cell>
          <table:table-cell office:value-type="float" office:value="81419" calcext:value-type="float">
            <text:p>81419</text:p>
          </table:table-cell>
        </table:table-row>
        <table:table-row table:style-name="ro1">
          <table:table-cell office:value-type="float" office:value="165255" calcext:value-type="float">
            <text:p>165255</text:p>
          </table:table-cell>
          <table:table-cell office:value-type="float" office:value="81463" calcext:value-type="float">
            <text:p>81463</text:p>
          </table:table-cell>
        </table:table-row>
        <table:table-row table:style-name="ro1">
          <table:table-cell office:value-type="float" office:value="165638" calcext:value-type="float">
            <text:p>165638</text:p>
          </table:table-cell>
          <table:table-cell office:value-type="float" office:value="81463" calcext:value-type="float">
            <text:p>81463</text:p>
          </table:table-cell>
        </table:table-row>
        <table:table-row table:style-name="ro1">
          <table:table-cell office:value-type="float" office:value="165900" calcext:value-type="float">
            <text:p>165900</text:p>
          </table:table-cell>
          <table:table-cell office:value-type="float" office:value="81590" calcext:value-type="float">
            <text:p>81590</text:p>
          </table:table-cell>
        </table:table-row>
        <table:table-row table:style-name="ro1">
          <table:table-cell office:value-type="float" office:value="165982" calcext:value-type="float">
            <text:p>165982</text:p>
          </table:table-cell>
          <table:table-cell office:value-type="float" office:value="81821" calcext:value-type="float">
            <text:p>81821</text:p>
          </table:table-cell>
        </table:table-row>
        <table:table-row table:style-name="ro1">
          <table:table-cell office:value-type="float" office:value="166081" calcext:value-type="float">
            <text:p>166081</text:p>
          </table:table-cell>
          <table:table-cell office:value-type="float" office:value="82168" calcext:value-type="float">
            <text:p>82168</text:p>
          </table:table-cell>
        </table:table-row>
        <table:table-row table:style-name="ro1">
          <table:table-cell office:value-type="float" office:value="166408" calcext:value-type="float">
            <text:p>166408</text:p>
          </table:table-cell>
          <table:table-cell office:value-type="float" office:value="82248" calcext:value-type="float">
            <text:p>82248</text:p>
          </table:table-cell>
        </table:table-row>
        <table:table-row table:style-name="ro1">
          <table:table-cell office:value-type="float" office:value="166409" calcext:value-type="float">
            <text:p>166409</text:p>
          </table:table-cell>
          <table:table-cell office:value-type="float" office:value="82319" calcext:value-type="float">
            <text:p>82319</text:p>
          </table:table-cell>
        </table:table-row>
        <table:table-row table:style-name="ro1">
          <table:table-cell office:value-type="float" office:value="166434" calcext:value-type="float">
            <text:p>166434</text:p>
          </table:table-cell>
          <table:table-cell office:value-type="float" office:value="82347" calcext:value-type="float">
            <text:p>82347</text:p>
          </table:table-cell>
        </table:table-row>
        <table:table-row table:style-name="ro1">
          <table:table-cell office:value-type="float" office:value="166552" calcext:value-type="float">
            <text:p>166552</text:p>
          </table:table-cell>
          <table:table-cell office:value-type="float" office:value="82748" calcext:value-type="float">
            <text:p>82748</text:p>
          </table:table-cell>
        </table:table-row>
        <table:table-row table:style-name="ro1">
          <table:table-cell office:value-type="float" office:value="166552" calcext:value-type="float">
            <text:p>166552</text:p>
          </table:table-cell>
          <table:table-cell office:value-type="float" office:value="82908" calcext:value-type="float">
            <text:p>82908</text:p>
          </table:table-cell>
        </table:table-row>
        <table:table-row table:style-name="ro1">
          <table:table-cell office:value-type="float" office:value="167483" calcext:value-type="float">
            <text:p>167483</text:p>
          </table:table-cell>
          <table:table-cell office:value-type="float" office:value="82925" calcext:value-type="float">
            <text:p>82925</text:p>
          </table:table-cell>
        </table:table-row>
        <table:table-row table:style-name="ro1">
          <table:table-cell office:value-type="float" office:value="168679" calcext:value-type="float">
            <text:p>168679</text:p>
          </table:table-cell>
          <table:table-cell office:value-type="float" office:value="83072" calcext:value-type="float">
            <text:p>83072</text:p>
          </table:table-cell>
        </table:table-row>
        <table:table-row table:style-name="ro1">
          <table:table-cell office:value-type="float" office:value="168713" calcext:value-type="float">
            <text:p>168713</text:p>
          </table:table-cell>
          <table:table-cell office:value-type="float" office:value="83112" calcext:value-type="float">
            <text:p>83112</text:p>
          </table:table-cell>
        </table:table-row>
        <table:table-row table:style-name="ro1">
          <table:table-cell office:value-type="float" office:value="168786" calcext:value-type="float">
            <text:p>168786</text:p>
          </table:table-cell>
          <table:table-cell office:value-type="float" office:value="83155" calcext:value-type="float">
            <text:p>83155</text:p>
          </table:table-cell>
        </table:table-row>
        <table:table-row table:style-name="ro1">
          <table:table-cell office:value-type="float" office:value="168807" calcext:value-type="float">
            <text:p>168807</text:p>
          </table:table-cell>
          <table:table-cell office:value-type="float" office:value="83196" calcext:value-type="float">
            <text:p>83196</text:p>
          </table:table-cell>
        </table:table-row>
        <table:table-row table:style-name="ro1">
          <table:table-cell office:value-type="float" office:value="168825" calcext:value-type="float">
            <text:p>168825</text:p>
          </table:table-cell>
          <table:table-cell office:value-type="float" office:value="83206" calcext:value-type="float">
            <text:p>83206</text:p>
          </table:table-cell>
        </table:table-row>
        <table:table-row table:style-name="ro1">
          <table:table-cell office:value-type="float" office:value="169031" calcext:value-type="float">
            <text:p>169031</text:p>
          </table:table-cell>
          <table:table-cell office:value-type="float" office:value="83452" calcext:value-type="float">
            <text:p>83452</text:p>
          </table:table-cell>
        </table:table-row>
        <table:table-row table:style-name="ro1">
          <table:table-cell office:value-type="float" office:value="169225" calcext:value-type="float">
            <text:p>169225</text:p>
          </table:table-cell>
          <table:table-cell office:value-type="float" office:value="83569" calcext:value-type="float">
            <text:p>83569</text:p>
          </table:table-cell>
        </table:table-row>
        <table:table-row table:style-name="ro1">
          <table:table-cell office:value-type="float" office:value="169352" calcext:value-type="float">
            <text:p>169352</text:p>
          </table:table-cell>
          <table:table-cell office:value-type="float" office:value="83948" calcext:value-type="float">
            <text:p>83948</text:p>
          </table:table-cell>
        </table:table-row>
        <table:table-row table:style-name="ro1">
          <table:table-cell office:value-type="float" office:value="169605" calcext:value-type="float">
            <text:p>169605</text:p>
          </table:table-cell>
          <table:table-cell office:value-type="float" office:value="84049" calcext:value-type="float">
            <text:p>84049</text:p>
          </table:table-cell>
        </table:table-row>
        <table:table-row table:style-name="ro1">
          <table:table-cell office:value-type="float" office:value="169896" calcext:value-type="float">
            <text:p>169896</text:p>
          </table:table-cell>
          <table:table-cell office:value-type="float" office:value="84079" calcext:value-type="float">
            <text:p>84079</text:p>
          </table:table-cell>
        </table:table-row>
        <table:table-row table:style-name="ro1">
          <table:table-cell office:value-type="float" office:value="169930" calcext:value-type="float">
            <text:p>169930</text:p>
          </table:table-cell>
          <table:table-cell office:value-type="float" office:value="84079" calcext:value-type="float">
            <text:p>84079</text:p>
          </table:table-cell>
        </table:table-row>
        <table:table-row table:style-name="ro1">
          <table:table-cell office:value-type="float" office:value="170153" calcext:value-type="float">
            <text:p>170153</text:p>
          </table:table-cell>
          <table:table-cell office:value-type="float" office:value="84081" calcext:value-type="float">
            <text:p>84081</text:p>
          </table:table-cell>
        </table:table-row>
        <table:table-row table:style-name="ro1">
          <table:table-cell office:value-type="float" office:value="170222" calcext:value-type="float">
            <text:p>170222</text:p>
          </table:table-cell>
          <table:table-cell office:value-type="float" office:value="84555" calcext:value-type="float">
            <text:p>84555</text:p>
          </table:table-cell>
        </table:table-row>
        <table:table-row table:style-name="ro1">
          <table:table-cell office:value-type="float" office:value="170598" calcext:value-type="float">
            <text:p>170598</text:p>
          </table:table-cell>
          <table:table-cell office:value-type="float" office:value="84761" calcext:value-type="float">
            <text:p>84761</text:p>
          </table:table-cell>
        </table:table-row>
        <table:table-row table:style-name="ro1">
          <table:table-cell office:value-type="float" office:value="170676" calcext:value-type="float">
            <text:p>170676</text:p>
          </table:table-cell>
          <table:table-cell office:value-type="float" office:value="84780" calcext:value-type="float">
            <text:p>84780</text:p>
          </table:table-cell>
        </table:table-row>
        <table:table-row table:style-name="ro1">
          <table:table-cell office:value-type="float" office:value="170892" calcext:value-type="float">
            <text:p>170892</text:p>
          </table:table-cell>
          <table:table-cell office:value-type="float" office:value="84799" calcext:value-type="float">
            <text:p>84799</text:p>
          </table:table-cell>
        </table:table-row>
        <table:table-row table:style-name="ro1">
          <table:table-cell office:value-type="float" office:value="171134" calcext:value-type="float">
            <text:p>171134</text:p>
          </table:table-cell>
          <table:table-cell office:value-type="float" office:value="84815" calcext:value-type="float">
            <text:p>84815</text:p>
          </table:table-cell>
        </table:table-row>
        <table:table-row table:style-name="ro1">
          <table:table-cell office:value-type="float" office:value="171770" calcext:value-type="float">
            <text:p>171770</text:p>
          </table:table-cell>
          <table:table-cell office:value-type="float" office:value="84851" calcext:value-type="float">
            <text:p>84851</text:p>
          </table:table-cell>
        </table:table-row>
        <table:table-row table:style-name="ro1">
          <table:table-cell office:value-type="float" office:value="171953" calcext:value-type="float">
            <text:p>171953</text:p>
          </table:table-cell>
          <table:table-cell office:value-type="float" office:value="84891" calcext:value-type="float">
            <text:p>84891</text:p>
          </table:table-cell>
        </table:table-row>
        <table:table-row table:style-name="ro1">
          <table:table-cell office:value-type="float" office:value="172126" calcext:value-type="float">
            <text:p>172126</text:p>
          </table:table-cell>
          <table:table-cell office:value-type="float" office:value="84891" calcext:value-type="float">
            <text:p>84891</text:p>
          </table:table-cell>
        </table:table-row>
        <table:table-row table:style-name="ro1">
          <table:table-cell office:value-type="float" office:value="172382" calcext:value-type="float">
            <text:p>172382</text:p>
          </table:table-cell>
          <table:table-cell office:value-type="float" office:value="85171" calcext:value-type="float">
            <text:p>85171</text:p>
          </table:table-cell>
        </table:table-row>
        <table:table-row table:style-name="ro1">
          <table:table-cell office:value-type="float" office:value="172401" calcext:value-type="float">
            <text:p>172401</text:p>
          </table:table-cell>
          <table:table-cell office:value-type="float" office:value="85317" calcext:value-type="float">
            <text:p>85317</text:p>
          </table:table-cell>
        </table:table-row>
        <table:table-row table:style-name="ro1">
          <table:table-cell office:value-type="float" office:value="172528" calcext:value-type="float">
            <text:p>172528</text:p>
          </table:table-cell>
          <table:table-cell office:value-type="float" office:value="85357" calcext:value-type="float">
            <text:p>85357</text:p>
          </table:table-cell>
        </table:table-row>
        <table:table-row table:style-name="ro1">
          <table:table-cell office:value-type="float" office:value="172646" calcext:value-type="float">
            <text:p>172646</text:p>
          </table:table-cell>
          <table:table-cell office:value-type="float" office:value="85622" calcext:value-type="float">
            <text:p>85622</text:p>
          </table:table-cell>
        </table:table-row>
        <table:table-row table:style-name="ro1">
          <table:table-cell office:value-type="float" office:value="173156" calcext:value-type="float">
            <text:p>173156</text:p>
          </table:table-cell>
          <table:table-cell office:value-type="float" office:value="85780" calcext:value-type="float">
            <text:p>85780</text:p>
          </table:table-cell>
        </table:table-row>
        <table:table-row table:style-name="ro1">
          <table:table-cell office:value-type="float" office:value="173906" calcext:value-type="float">
            <text:p>173906</text:p>
          </table:table-cell>
          <table:table-cell office:value-type="float" office:value="86072" calcext:value-type="float">
            <text:p>86072</text:p>
          </table:table-cell>
        </table:table-row>
        <table:table-row table:style-name="ro1">
          <table:table-cell office:value-type="float" office:value="173935" calcext:value-type="float">
            <text:p>173935</text:p>
          </table:table-cell>
          <table:table-cell office:value-type="float" office:value="86121" calcext:value-type="float">
            <text:p>86121</text:p>
          </table:table-cell>
        </table:table-row>
        <table:table-row table:style-name="ro1">
          <table:table-cell office:value-type="float" office:value="174147" calcext:value-type="float">
            <text:p>174147</text:p>
          </table:table-cell>
          <table:table-cell office:value-type="float" office:value="86399" calcext:value-type="float">
            <text:p>86399</text:p>
          </table:table-cell>
        </table:table-row>
        <table:table-row table:style-name="ro1">
          <table:table-cell office:value-type="float" office:value="174153" calcext:value-type="float">
            <text:p>174153</text:p>
          </table:table-cell>
          <table:table-cell office:value-type="float" office:value="86630" calcext:value-type="float">
            <text:p>86630</text:p>
          </table:table-cell>
        </table:table-row>
        <table:table-row table:style-name="ro1">
          <table:table-cell office:value-type="float" office:value="174280" calcext:value-type="float">
            <text:p>174280</text:p>
          </table:table-cell>
          <table:table-cell office:value-type="float" office:value="86646" calcext:value-type="float">
            <text:p>86646</text:p>
          </table:table-cell>
        </table:table-row>
        <table:table-row table:style-name="ro1">
          <table:table-cell office:value-type="float" office:value="174792" calcext:value-type="float">
            <text:p>174792</text:p>
          </table:table-cell>
          <table:table-cell office:value-type="float" office:value="86770" calcext:value-type="float">
            <text:p>86770</text:p>
          </table:table-cell>
        </table:table-row>
        <table:table-row table:style-name="ro1">
          <table:table-cell office:value-type="float" office:value="174925" calcext:value-type="float">
            <text:p>174925</text:p>
          </table:table-cell>
          <table:table-cell office:value-type="float" office:value="87215" calcext:value-type="float">
            <text:p>87215</text:p>
          </table:table-cell>
        </table:table-row>
        <table:table-row table:style-name="ro1">
          <table:table-cell office:value-type="float" office:value="175141" calcext:value-type="float">
            <text:p>175141</text:p>
          </table:table-cell>
          <table:table-cell office:value-type="float" office:value="87358" calcext:value-type="float">
            <text:p>87358</text:p>
          </table:table-cell>
        </table:table-row>
        <table:table-row table:style-name="ro1">
          <table:table-cell office:value-type="float" office:value="175553" calcext:value-type="float">
            <text:p>175553</text:p>
          </table:table-cell>
          <table:table-cell office:value-type="float" office:value="87472" calcext:value-type="float">
            <text:p>87472</text:p>
          </table:table-cell>
        </table:table-row>
        <table:table-row table:style-name="ro1">
          <table:table-cell office:value-type="float" office:value="175609" calcext:value-type="float">
            <text:p>175609</text:p>
          </table:table-cell>
          <table:table-cell office:value-type="float" office:value="87628" calcext:value-type="float">
            <text:p>87628</text:p>
          </table:table-cell>
        </table:table-row>
        <table:table-row table:style-name="ro1">
          <table:table-cell office:value-type="float" office:value="175819" calcext:value-type="float">
            <text:p>175819</text:p>
          </table:table-cell>
          <table:table-cell office:value-type="float" office:value="87978" calcext:value-type="float">
            <text:p>87978</text:p>
          </table:table-cell>
        </table:table-row>
        <table:table-row table:style-name="ro1">
          <table:table-cell office:value-type="float" office:value="177365" calcext:value-type="float">
            <text:p>177365</text:p>
          </table:table-cell>
          <table:table-cell office:value-type="float" office:value="88332" calcext:value-type="float">
            <text:p>88332</text:p>
          </table:table-cell>
        </table:table-row>
        <table:table-row table:style-name="ro1">
          <table:table-cell office:value-type="float" office:value="177432" calcext:value-type="float">
            <text:p>177432</text:p>
          </table:table-cell>
          <table:table-cell office:value-type="float" office:value="88525" calcext:value-type="float">
            <text:p>88525</text:p>
          </table:table-cell>
        </table:table-row>
        <table:table-row table:style-name="ro1">
          <table:table-cell office:value-type="float" office:value="177596" calcext:value-type="float">
            <text:p>177596</text:p>
          </table:table-cell>
          <table:table-cell office:value-type="float" office:value="88535" calcext:value-type="float">
            <text:p>88535</text:p>
          </table:table-cell>
        </table:table-row>
        <table:table-row table:style-name="ro1">
          <table:table-cell office:value-type="float" office:value="177730" calcext:value-type="float">
            <text:p>177730</text:p>
          </table:table-cell>
          <table:table-cell office:value-type="float" office:value="88620" calcext:value-type="float">
            <text:p>88620</text:p>
          </table:table-cell>
        </table:table-row>
        <table:table-row table:style-name="ro1">
          <table:table-cell office:value-type="float" office:value="177971" calcext:value-type="float">
            <text:p>177971</text:p>
          </table:table-cell>
          <table:table-cell office:value-type="float" office:value="88692" calcext:value-type="float">
            <text:p>88692</text:p>
          </table:table-cell>
        </table:table-row>
        <table:table-row table:style-name="ro1">
          <table:table-cell office:value-type="float" office:value="178717" calcext:value-type="float">
            <text:p>178717</text:p>
          </table:table-cell>
          <table:table-cell office:value-type="float" office:value="88730" calcext:value-type="float">
            <text:p>88730</text:p>
          </table:table-cell>
        </table:table-row>
        <table:table-row table:style-name="ro1">
          <table:table-cell office:value-type="float" office:value="179295" calcext:value-type="float">
            <text:p>179295</text:p>
          </table:table-cell>
          <table:table-cell office:value-type="float" office:value="88836" calcext:value-type="float">
            <text:p>88836</text:p>
          </table:table-cell>
        </table:table-row>
        <table:table-row table:style-name="ro1">
          <table:table-cell office:value-type="float" office:value="179765" calcext:value-type="float">
            <text:p>179765</text:p>
          </table:table-cell>
          <table:table-cell office:value-type="float" office:value="88995" calcext:value-type="float">
            <text:p>88995</text:p>
          </table:table-cell>
        </table:table-row>
        <table:table-row table:style-name="ro1">
          <table:table-cell office:value-type="float" office:value="179901" calcext:value-type="float">
            <text:p>179901</text:p>
          </table:table-cell>
          <table:table-cell office:value-type="float" office:value="89185" calcext:value-type="float">
            <text:p>89185</text:p>
          </table:table-cell>
        </table:table-row>
        <table:table-row table:style-name="ro1">
          <table:table-cell office:value-type="float" office:value="180108" calcext:value-type="float">
            <text:p>180108</text:p>
          </table:table-cell>
          <table:table-cell office:value-type="float" office:value="89197" calcext:value-type="float">
            <text:p>89197</text:p>
          </table:table-cell>
        </table:table-row>
        <table:table-row table:style-name="ro1">
          <table:table-cell office:value-type="float" office:value="181008" calcext:value-type="float">
            <text:p>181008</text:p>
          </table:table-cell>
          <table:table-cell office:value-type="float" office:value="89256" calcext:value-type="float">
            <text:p>89256</text:p>
          </table:table-cell>
        </table:table-row>
        <table:table-row table:style-name="ro1">
          <table:table-cell office:value-type="float" office:value="181299" calcext:value-type="float">
            <text:p>181299</text:p>
          </table:table-cell>
          <table:table-cell office:value-type="float" office:value="89385" calcext:value-type="float">
            <text:p>89385</text:p>
          </table:table-cell>
        </table:table-row>
        <table:table-row table:style-name="ro1">
          <table:table-cell office:value-type="float" office:value="181636" calcext:value-type="float">
            <text:p>181636</text:p>
          </table:table-cell>
          <table:table-cell office:value-type="float" office:value="89463" calcext:value-type="float">
            <text:p>89463</text:p>
          </table:table-cell>
        </table:table-row>
        <table:table-row table:style-name="ro1">
          <table:table-cell office:value-type="float" office:value="181756" calcext:value-type="float">
            <text:p>181756</text:p>
          </table:table-cell>
          <table:table-cell office:value-type="float" office:value="89598" calcext:value-type="float">
            <text:p>89598</text:p>
          </table:table-cell>
        </table:table-row>
        <table:table-row table:style-name="ro1">
          <table:table-cell office:value-type="float" office:value="181942" calcext:value-type="float">
            <text:p>181942</text:p>
          </table:table-cell>
          <table:table-cell office:value-type="float" office:value="89606" calcext:value-type="float">
            <text:p>89606</text:p>
          </table:table-cell>
        </table:table-row>
        <table:table-row table:style-name="ro1">
          <table:table-cell office:value-type="float" office:value="182060" calcext:value-type="float">
            <text:p>182060</text:p>
          </table:table-cell>
          <table:table-cell office:value-type="float" office:value="89643" calcext:value-type="float">
            <text:p>89643</text:p>
          </table:table-cell>
        </table:table-row>
        <table:table-row table:style-name="ro1">
          <table:table-cell office:value-type="float" office:value="182184" calcext:value-type="float">
            <text:p>182184</text:p>
          </table:table-cell>
          <table:table-cell office:value-type="float" office:value="89714" calcext:value-type="float">
            <text:p>89714</text:p>
          </table:table-cell>
        </table:table-row>
        <table:table-row table:style-name="ro1">
          <table:table-cell office:value-type="float" office:value="182422" calcext:value-type="float">
            <text:p>182422</text:p>
          </table:table-cell>
          <table:table-cell office:value-type="float" office:value="89973" calcext:value-type="float">
            <text:p>89973</text:p>
          </table:table-cell>
        </table:table-row>
        <table:table-row table:style-name="ro1">
          <table:table-cell office:value-type="float" office:value="182563" calcext:value-type="float">
            <text:p>182563</text:p>
          </table:table-cell>
          <table:table-cell office:value-type="float" office:value="89992" calcext:value-type="float">
            <text:p>89992</text:p>
          </table:table-cell>
        </table:table-row>
        <table:table-row table:style-name="ro1">
          <table:table-cell office:value-type="float" office:value="182587" calcext:value-type="float">
            <text:p>182587</text:p>
          </table:table-cell>
          <table:table-cell office:value-type="float" office:value="90022" calcext:value-type="float">
            <text:p>90022</text:p>
          </table:table-cell>
        </table:table-row>
        <table:table-row table:style-name="ro1">
          <table:table-cell office:value-type="float" office:value="182670" calcext:value-type="float">
            <text:p>182670</text:p>
          </table:table-cell>
          <table:table-cell office:value-type="float" office:value="90049" calcext:value-type="float">
            <text:p>90049</text:p>
          </table:table-cell>
        </table:table-row>
        <table:table-row table:style-name="ro1">
          <table:table-cell office:value-type="float" office:value="182969" calcext:value-type="float">
            <text:p>182969</text:p>
          </table:table-cell>
          <table:table-cell office:value-type="float" office:value="90079" calcext:value-type="float">
            <text:p>90079</text:p>
          </table:table-cell>
        </table:table-row>
        <table:table-row table:style-name="ro1">
          <table:table-cell office:value-type="float" office:value="183803" calcext:value-type="float">
            <text:p>183803</text:p>
          </table:table-cell>
          <table:table-cell office:value-type="float" office:value="90317" calcext:value-type="float">
            <text:p>90317</text:p>
          </table:table-cell>
        </table:table-row>
        <table:table-row table:style-name="ro1">
          <table:table-cell office:value-type="float" office:value="183947" calcext:value-type="float">
            <text:p>183947</text:p>
          </table:table-cell>
          <table:table-cell office:value-type="float" office:value="90539" calcext:value-type="float">
            <text:p>90539</text:p>
          </table:table-cell>
        </table:table-row>
        <table:table-row table:style-name="ro1">
          <table:table-cell office:value-type="float" office:value="184478" calcext:value-type="float">
            <text:p>184478</text:p>
          </table:table-cell>
          <table:table-cell office:value-type="float" office:value="90674" calcext:value-type="float">
            <text:p>90674</text:p>
          </table:table-cell>
        </table:table-row>
        <table:table-row table:style-name="ro1">
          <table:table-cell office:value-type="float" office:value="184525" calcext:value-type="float">
            <text:p>184525</text:p>
          </table:table-cell>
          <table:table-cell office:value-type="float" office:value="90924" calcext:value-type="float">
            <text:p>90924</text:p>
          </table:table-cell>
        </table:table-row>
        <table:table-row table:style-name="ro1">
          <table:table-cell office:value-type="float" office:value="184863" calcext:value-type="float">
            <text:p>184863</text:p>
          </table:table-cell>
          <table:table-cell office:value-type="float" office:value="91193" calcext:value-type="float">
            <text:p>91193</text:p>
          </table:table-cell>
        </table:table-row>
        <table:table-row table:style-name="ro1">
          <table:table-cell office:value-type="float" office:value="185138" calcext:value-type="float">
            <text:p>185138</text:p>
          </table:table-cell>
          <table:table-cell office:value-type="float" office:value="91193" calcext:value-type="float">
            <text:p>91193</text:p>
          </table:table-cell>
        </table:table-row>
        <table:table-row table:style-name="ro1">
          <table:table-cell office:value-type="float" office:value="185152" calcext:value-type="float">
            <text:p>185152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office:value-type="float" office:value="185944" calcext:value-type="float">
            <text:p>185944</text:p>
          </table:table-cell>
          <table:table-cell office:value-type="float" office:value="91313" calcext:value-type="float">
            <text:p>91313</text:p>
          </table:table-cell>
        </table:table-row>
        <table:table-row table:style-name="ro1">
          <table:table-cell office:value-type="float" office:value="185964" calcext:value-type="float">
            <text:p>185964</text:p>
          </table:table-cell>
          <table:table-cell office:value-type="float" office:value="91495" calcext:value-type="float">
            <text:p>91495</text:p>
          </table:table-cell>
        </table:table-row>
        <table:table-row table:style-name="ro1">
          <table:table-cell office:value-type="float" office:value="186029" calcext:value-type="float">
            <text:p>186029</text:p>
          </table:table-cell>
          <table:table-cell office:value-type="float" office:value="91622" calcext:value-type="float">
            <text:p>91622</text:p>
          </table:table-cell>
        </table:table-row>
        <table:table-row table:style-name="ro1">
          <table:table-cell office:value-type="float" office:value="186064" calcext:value-type="float">
            <text:p>186064</text:p>
          </table:table-cell>
          <table:table-cell office:value-type="float" office:value="91622" calcext:value-type="float">
            <text:p>91622</text:p>
          </table:table-cell>
        </table:table-row>
        <table:table-row table:style-name="ro1">
          <table:table-cell office:value-type="float" office:value="186155" calcext:value-type="float">
            <text:p>186155</text:p>
          </table:table-cell>
          <table:table-cell office:value-type="float" office:value="91726" calcext:value-type="float">
            <text:p>91726</text:p>
          </table:table-cell>
        </table:table-row>
        <table:table-row table:style-name="ro1">
          <table:table-cell office:value-type="float" office:value="186311" calcext:value-type="float">
            <text:p>186311</text:p>
          </table:table-cell>
          <table:table-cell office:value-type="float" office:value="91770" calcext:value-type="float">
            <text:p>91770</text:p>
          </table:table-cell>
        </table:table-row>
        <table:table-row table:style-name="ro1">
          <table:table-cell office:value-type="float" office:value="186868" calcext:value-type="float">
            <text:p>186868</text:p>
          </table:table-cell>
          <table:table-cell office:value-type="float" office:value="91784" calcext:value-type="float">
            <text:p>91784</text:p>
          </table:table-cell>
        </table:table-row>
        <table:table-row table:style-name="ro1">
          <table:table-cell office:value-type="float" office:value="187820" calcext:value-type="float">
            <text:p>187820</text:p>
          </table:table-cell>
          <table:table-cell office:value-type="float" office:value="91808" calcext:value-type="float">
            <text:p>91808</text:p>
          </table:table-cell>
        </table:table-row>
        <table:table-row table:style-name="ro1">
          <table:table-cell office:value-type="float" office:value="187888" calcext:value-type="float">
            <text:p>187888</text:p>
          </table:table-cell>
          <table:table-cell office:value-type="float" office:value="91940" calcext:value-type="float">
            <text:p>91940</text:p>
          </table:table-cell>
        </table:table-row>
        <table:table-row table:style-name="ro1">
          <table:table-cell office:value-type="float" office:value="187975" calcext:value-type="float">
            <text:p>187975</text:p>
          </table:table-cell>
          <table:table-cell office:value-type="float" office:value="91968" calcext:value-type="float">
            <text:p>91968</text:p>
          </table:table-cell>
        </table:table-row>
        <table:table-row table:style-name="ro1">
          <table:table-cell office:value-type="float" office:value="188198" calcext:value-type="float">
            <text:p>188198</text:p>
          </table:table-cell>
          <table:table-cell office:value-type="float" office:value="92058" calcext:value-type="float">
            <text:p>92058</text:p>
          </table:table-cell>
        </table:table-row>
        <table:table-row table:style-name="ro1">
          <table:table-cell office:value-type="float" office:value="188396" calcext:value-type="float">
            <text:p>188396</text:p>
          </table:table-cell>
          <table:table-cell office:value-type="float" office:value="92062" calcext:value-type="float">
            <text:p>92062</text:p>
          </table:table-cell>
        </table:table-row>
        <table:table-row table:style-name="ro1">
          <table:table-cell office:value-type="float" office:value="188432" calcext:value-type="float">
            <text:p>188432</text:p>
          </table:table-cell>
          <table:table-cell office:value-type="float" office:value="92299" calcext:value-type="float">
            <text:p>92299</text:p>
          </table:table-cell>
        </table:table-row>
        <table:table-row table:style-name="ro1">
          <table:table-cell office:value-type="float" office:value="189467" calcext:value-type="float">
            <text:p>189467</text:p>
          </table:table-cell>
          <table:table-cell office:value-type="float" office:value="92414" calcext:value-type="float">
            <text:p>92414</text:p>
          </table:table-cell>
        </table:table-row>
        <table:table-row table:style-name="ro1">
          <table:table-cell office:value-type="float" office:value="189681" calcext:value-type="float">
            <text:p>189681</text:p>
          </table:table-cell>
          <table:table-cell office:value-type="float" office:value="92429" calcext:value-type="float">
            <text:p>92429</text:p>
          </table:table-cell>
        </table:table-row>
        <table:table-row table:style-name="ro1">
          <table:table-cell office:value-type="float" office:value="190146" calcext:value-type="float">
            <text:p>190146</text:p>
          </table:table-cell>
          <table:table-cell office:value-type="float" office:value="92584" calcext:value-type="float">
            <text:p>92584</text:p>
          </table:table-cell>
        </table:table-row>
        <table:table-row table:style-name="ro1">
          <table:table-cell office:value-type="float" office:value="190321" calcext:value-type="float">
            <text:p>190321</text:p>
          </table:table-cell>
          <table:table-cell office:value-type="float" office:value="92749" calcext:value-type="float">
            <text:p>92749</text:p>
          </table:table-cell>
        </table:table-row>
        <table:table-row table:style-name="ro1">
          <table:table-cell office:value-type="float" office:value="190809" calcext:value-type="float">
            <text:p>190809</text:p>
          </table:table-cell>
          <table:table-cell office:value-type="float" office:value="92792" calcext:value-type="float">
            <text:p>92792</text:p>
          </table:table-cell>
        </table:table-row>
        <table:table-row table:style-name="ro1">
          <table:table-cell office:value-type="float" office:value="190836" calcext:value-type="float">
            <text:p>190836</text:p>
          </table:table-cell>
          <table:table-cell office:value-type="float" office:value="92804" calcext:value-type="float">
            <text:p>92804</text:p>
          </table:table-cell>
        </table:table-row>
        <table:table-row table:style-name="ro1">
          <table:table-cell office:value-type="float" office:value="190904" calcext:value-type="float">
            <text:p>190904</text:p>
          </table:table-cell>
          <table:table-cell office:value-type="float" office:value="92812" calcext:value-type="float">
            <text:p>92812</text:p>
          </table:table-cell>
        </table:table-row>
        <table:table-row table:style-name="ro1">
          <table:table-cell office:value-type="float" office:value="190976" calcext:value-type="float">
            <text:p>190976</text:p>
          </table:table-cell>
          <table:table-cell office:value-type="float" office:value="93169" calcext:value-type="float">
            <text:p>93169</text:p>
          </table:table-cell>
        </table:table-row>
        <table:table-row table:style-name="ro1">
          <table:table-cell office:value-type="float" office:value="191159" calcext:value-type="float">
            <text:p>191159</text:p>
          </table:table-cell>
          <table:table-cell office:value-type="float" office:value="93278" calcext:value-type="float">
            <text:p>93278</text:p>
          </table:table-cell>
        </table:table-row>
        <table:table-row table:style-name="ro1">
          <table:table-cell office:value-type="float" office:value="191633" calcext:value-type="float">
            <text:p>191633</text:p>
          </table:table-cell>
          <table:table-cell office:value-type="float" office:value="93327" calcext:value-type="float">
            <text:p>93327</text:p>
          </table:table-cell>
        </table:table-row>
        <table:table-row table:style-name="ro1">
          <table:table-cell office:value-type="float" office:value="192940" calcext:value-type="float">
            <text:p>192940</text:p>
          </table:table-cell>
          <table:table-cell office:value-type="float" office:value="93639" calcext:value-type="float">
            <text:p>93639</text:p>
          </table:table-cell>
        </table:table-row>
        <table:table-row table:style-name="ro1">
          <table:table-cell office:value-type="float" office:value="192947" calcext:value-type="float">
            <text:p>192947</text:p>
          </table:table-cell>
          <table:table-cell office:value-type="float" office:value="93821" calcext:value-type="float">
            <text:p>93821</text:p>
          </table:table-cell>
        </table:table-row>
        <table:table-row table:style-name="ro1">
          <table:table-cell office:value-type="float" office:value="193068" calcext:value-type="float">
            <text:p>193068</text:p>
          </table:table-cell>
          <table:table-cell office:value-type="float" office:value="93863" calcext:value-type="float">
            <text:p>93863</text:p>
          </table:table-cell>
        </table:table-row>
        <table:table-row table:style-name="ro1">
          <table:table-cell office:value-type="float" office:value="193499" calcext:value-type="float">
            <text:p>193499</text:p>
          </table:table-cell>
          <table:table-cell office:value-type="float" office:value="93920" calcext:value-type="float">
            <text:p>93920</text:p>
          </table:table-cell>
        </table:table-row>
        <table:table-row table:style-name="ro1">
          <table:table-cell office:value-type="float" office:value="193823" calcext:value-type="float">
            <text:p>193823</text:p>
          </table:table-cell>
          <table:table-cell office:value-type="float" office:value="93974" calcext:value-type="float">
            <text:p>93974</text:p>
          </table:table-cell>
        </table:table-row>
        <table:table-row table:style-name="ro1">
          <table:table-cell office:value-type="float" office:value="193903" calcext:value-type="float">
            <text:p>193903</text:p>
          </table:table-cell>
          <table:table-cell office:value-type="float" office:value="94097" calcext:value-type="float">
            <text:p>94097</text:p>
          </table:table-cell>
        </table:table-row>
        <table:table-row table:style-name="ro1">
          <table:table-cell office:value-type="float" office:value="193957" calcext:value-type="float">
            <text:p>193957</text:p>
          </table:table-cell>
          <table:table-cell office:value-type="float" office:value="94305" calcext:value-type="float">
            <text:p>94305</text:p>
          </table:table-cell>
        </table:table-row>
        <table:table-row table:style-name="ro1">
          <table:table-cell office:value-type="float" office:value="194105" calcext:value-type="float">
            <text:p>194105</text:p>
          </table:table-cell>
          <table:table-cell office:value-type="float" office:value="94305" calcext:value-type="float">
            <text:p>94305</text:p>
          </table:table-cell>
        </table:table-row>
        <table:table-row table:style-name="ro1">
          <table:table-cell office:value-type="float" office:value="194634" calcext:value-type="float">
            <text:p>194634</text:p>
          </table:table-cell>
          <table:table-cell office:value-type="float" office:value="94305" calcext:value-type="float">
            <text:p>94305</text:p>
          </table:table-cell>
        </table:table-row>
        <table:table-row table:style-name="ro1">
          <table:table-cell office:value-type="float" office:value="195039" calcext:value-type="float">
            <text:p>195039</text:p>
          </table:table-cell>
          <table:table-cell office:value-type="float" office:value="94305" calcext:value-type="float">
            <text:p>94305</text:p>
          </table:table-cell>
        </table:table-row>
        <table:table-row table:style-name="ro1">
          <table:table-cell office:value-type="float" office:value="195241" calcext:value-type="float">
            <text:p>195241</text:p>
          </table:table-cell>
          <table:table-cell office:value-type="float" office:value="94713" calcext:value-type="float">
            <text:p>94713</text:p>
          </table:table-cell>
        </table:table-row>
        <table:table-row table:style-name="ro1">
          <table:table-cell office:value-type="float" office:value="195263" calcext:value-type="float">
            <text:p>195263</text:p>
          </table:table-cell>
          <table:table-cell office:value-type="float" office:value="94915" calcext:value-type="float">
            <text:p>94915</text:p>
          </table:table-cell>
        </table:table-row>
        <table:table-row table:style-name="ro1">
          <table:table-cell office:value-type="float" office:value="195332" calcext:value-type="float">
            <text:p>195332</text:p>
          </table:table-cell>
          <table:table-cell office:value-type="float" office:value="95043" calcext:value-type="float">
            <text:p>95043</text:p>
          </table:table-cell>
        </table:table-row>
        <table:table-row table:style-name="ro1">
          <table:table-cell office:value-type="float" office:value="196090" calcext:value-type="float">
            <text:p>196090</text:p>
          </table:table-cell>
          <table:table-cell office:value-type="float" office:value="95051" calcext:value-type="float">
            <text:p>95051</text:p>
          </table:table-cell>
        </table:table-row>
        <table:table-row table:style-name="ro1">
          <table:table-cell office:value-type="float" office:value="196286" calcext:value-type="float">
            <text:p>196286</text:p>
          </table:table-cell>
          <table:table-cell office:value-type="float" office:value="95060" calcext:value-type="float">
            <text:p>95060</text:p>
          </table:table-cell>
        </table:table-row>
        <table:table-row table:style-name="ro1">
          <table:table-cell office:value-type="float" office:value="197578" calcext:value-type="float">
            <text:p>197578</text:p>
          </table:table-cell>
          <table:table-cell office:value-type="float" office:value="95283" calcext:value-type="float">
            <text:p>95283</text:p>
          </table:table-cell>
        </table:table-row>
        <table:table-row table:style-name="ro1">
          <table:table-cell office:value-type="float" office:value="197749" calcext:value-type="float">
            <text:p>197749</text:p>
          </table:table-cell>
          <table:table-cell office:value-type="float" office:value="95480" calcext:value-type="float">
            <text:p>95480</text:p>
          </table:table-cell>
        </table:table-row>
        <table:table-row table:style-name="ro1">
          <table:table-cell office:value-type="float" office:value="197892" calcext:value-type="float">
            <text:p>197892</text:p>
          </table:table-cell>
          <table:table-cell office:value-type="float" office:value="95484" calcext:value-type="float">
            <text:p>95484</text:p>
          </table:table-cell>
        </table:table-row>
        <table:table-row table:style-name="ro1">
          <table:table-cell office:value-type="float" office:value="199360" calcext:value-type="float">
            <text:p>199360</text:p>
          </table:table-cell>
          <table:table-cell office:value-type="float" office:value="95693" calcext:value-type="float">
            <text:p>95693</text:p>
          </table:table-cell>
        </table:table-row>
        <table:table-row table:style-name="ro1">
          <table:table-cell office:value-type="float" office:value="199477" calcext:value-type="float">
            <text:p>199477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float" office:value="200078" calcext:value-type="float">
            <text:p>200078</text:p>
          </table:table-cell>
          <table:table-cell office:value-type="float" office:value="96020" calcext:value-type="float">
            <text:p>96020</text:p>
          </table:table-cell>
        </table:table-row>
        <table:table-row table:style-name="ro1">
          <table:table-cell office:value-type="float" office:value="200204" calcext:value-type="float">
            <text:p>200204</text:p>
          </table:table-cell>
          <table:table-cell office:value-type="float" office:value="96253" calcext:value-type="float">
            <text:p>96253</text:p>
          </table:table-cell>
        </table:table-row>
        <table:table-row table:style-name="ro1">
          <table:table-cell office:value-type="float" office:value="200338" calcext:value-type="float">
            <text:p>200338</text:p>
          </table:table-cell>
          <table:table-cell office:value-type="float" office:value="96332" calcext:value-type="float">
            <text:p>96332</text:p>
          </table:table-cell>
        </table:table-row>
        <table:table-row table:style-name="ro1">
          <table:table-cell office:value-type="float" office:value="200399" calcext:value-type="float">
            <text:p>200399</text:p>
          </table:table-cell>
          <table:table-cell office:value-type="float" office:value="96887" calcext:value-type="float">
            <text:p>96887</text:p>
          </table:table-cell>
        </table:table-row>
        <table:table-row table:style-name="ro1">
          <table:table-cell office:value-type="float" office:value="200783" calcext:value-type="float">
            <text:p>200783</text:p>
          </table:table-cell>
          <table:table-cell office:value-type="float" office:value="97198" calcext:value-type="float">
            <text:p>97198</text:p>
          </table:table-cell>
        </table:table-row>
        <table:table-row table:style-name="ro1">
          <table:table-cell office:value-type="float" office:value="200828" calcext:value-type="float">
            <text:p>200828</text:p>
          </table:table-cell>
          <table:table-cell office:value-type="float" office:value="97348" calcext:value-type="float">
            <text:p>97348</text:p>
          </table:table-cell>
        </table:table-row>
        <table:table-row table:style-name="ro1">
          <table:table-cell office:value-type="float" office:value="200853" calcext:value-type="float">
            <text:p>200853</text:p>
          </table:table-cell>
          <table:table-cell office:value-type="float" office:value="97499" calcext:value-type="float">
            <text:p>97499</text:p>
          </table:table-cell>
        </table:table-row>
        <table:table-row table:style-name="ro1">
          <table:table-cell office:value-type="float" office:value="201138" calcext:value-type="float">
            <text:p>201138</text:p>
          </table:table-cell>
          <table:table-cell office:value-type="float" office:value="97558" calcext:value-type="float">
            <text:p>97558</text:p>
          </table:table-cell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97582" calcext:value-type="float">
            <text:p>97582</text:p>
          </table:table-cell>
        </table:table-row>
        <table:table-row table:style-name="ro1">
          <table:table-cell office:value-type="float" office:value="201582" calcext:value-type="float">
            <text:p>201582</text:p>
          </table:table-cell>
          <table:table-cell office:value-type="float" office:value="97592" calcext:value-type="float">
            <text:p>97592</text:p>
          </table:table-cell>
        </table:table-row>
        <table:table-row table:style-name="ro1">
          <table:table-cell office:value-type="float" office:value="201930" calcext:value-type="float">
            <text:p>201930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201968" calcext:value-type="float">
            <text:p>201968</text:p>
          </table:table-cell>
          <table:table-cell office:value-type="float" office:value="97606" calcext:value-type="float">
            <text:p>97606</text:p>
          </table:table-cell>
        </table:table-row>
        <table:table-row table:style-name="ro1">
          <table:table-cell office:value-type="float" office:value="202079" calcext:value-type="float">
            <text:p>202079</text:p>
          </table:table-cell>
          <table:table-cell office:value-type="float" office:value="97632" calcext:value-type="float">
            <text:p>97632</text:p>
          </table:table-cell>
        </table:table-row>
        <table:table-row table:style-name="ro1">
          <table:table-cell office:value-type="float" office:value="202463" calcext:value-type="float">
            <text:p>202463</text:p>
          </table:table-cell>
          <table:table-cell office:value-type="float" office:value="97702" calcext:value-type="float">
            <text:p>97702</text:p>
          </table:table-cell>
        </table:table-row>
        <table:table-row table:style-name="ro1">
          <table:table-cell office:value-type="float" office:value="203155" calcext:value-type="float">
            <text:p>203155</text:p>
          </table:table-cell>
          <table:table-cell office:value-type="float" office:value="97702" calcext:value-type="float">
            <text:p>97702</text:p>
          </table:table-cell>
        </table:table-row>
        <table:table-row table:style-name="ro1">
          <table:table-cell office:value-type="float" office:value="203489" calcext:value-type="float">
            <text:p>203489</text:p>
          </table:table-cell>
          <table:table-cell office:value-type="float" office:value="97702" calcext:value-type="float">
            <text:p>97702</text:p>
          </table:table-cell>
        </table:table-row>
        <table:table-row table:style-name="ro1">
          <table:table-cell office:value-type="float" office:value="203546" calcext:value-type="float">
            <text:p>203546</text:p>
          </table:table-cell>
          <table:table-cell office:value-type="float" office:value="97951" calcext:value-type="float">
            <text:p>97951</text:p>
          </table:table-cell>
        </table:table-row>
        <table:table-row table:style-name="ro1">
          <table:table-cell office:value-type="float" office:value="203704" calcext:value-type="float">
            <text:p>203704</text:p>
          </table:table-cell>
          <table:table-cell office:value-type="float" office:value="97952" calcext:value-type="float">
            <text:p>97952</text:p>
          </table:table-cell>
        </table:table-row>
        <table:table-row table:style-name="ro1">
          <table:table-cell office:value-type="float" office:value="203709" calcext:value-type="float">
            <text:p>203709</text:p>
          </table:table-cell>
          <table:table-cell office:value-type="float" office:value="98125" calcext:value-type="float">
            <text:p>98125</text:p>
          </table:table-cell>
        </table:table-row>
        <table:table-row table:style-name="ro1">
          <table:table-cell office:value-type="float" office:value="204085" calcext:value-type="float">
            <text:p>204085</text:p>
          </table:table-cell>
          <table:table-cell office:value-type="float" office:value="98127" calcext:value-type="float">
            <text:p>98127</text:p>
          </table:table-cell>
        </table:table-row>
        <table:table-row table:style-name="ro1">
          <table:table-cell office:value-type="float" office:value="204122" calcext:value-type="float">
            <text:p>204122</text:p>
          </table:table-cell>
          <table:table-cell office:value-type="float" office:value="98373" calcext:value-type="float">
            <text:p>98373</text:p>
          </table:table-cell>
        </table:table-row>
        <table:table-row table:style-name="ro1">
          <table:table-cell office:value-type="float" office:value="204370" calcext:value-type="float">
            <text:p>204370</text:p>
          </table:table-cell>
          <table:table-cell office:value-type="float" office:value="98570" calcext:value-type="float">
            <text:p>98570</text:p>
          </table:table-cell>
        </table:table-row>
        <table:table-row table:style-name="ro1">
          <table:table-cell office:value-type="float" office:value="204383" calcext:value-type="float">
            <text:p>204383</text:p>
          </table:table-cell>
          <table:table-cell office:value-type="float" office:value="98570" calcext:value-type="float">
            <text:p>98570</text:p>
          </table:table-cell>
        </table:table-row>
        <table:table-row table:style-name="ro1">
          <table:table-cell office:value-type="float" office:value="204487" calcext:value-type="float">
            <text:p>204487</text:p>
          </table:table-cell>
          <table:table-cell office:value-type="float" office:value="98861" calcext:value-type="float">
            <text:p>98861</text:p>
          </table:table-cell>
        </table:table-row>
        <table:table-row table:style-name="ro1">
          <table:table-cell office:value-type="float" office:value="204780" calcext:value-type="float">
            <text:p>204780</text:p>
          </table:table-cell>
          <table:table-cell office:value-type="float" office:value="98897" calcext:value-type="float">
            <text:p>98897</text:p>
          </table:table-cell>
        </table:table-row>
        <table:table-row table:style-name="ro1">
          <table:table-cell office:value-type="float" office:value="204835" calcext:value-type="float">
            <text:p>204835</text:p>
          </table:table-cell>
          <table:table-cell office:value-type="float" office:value="98944" calcext:value-type="float">
            <text:p>98944</text:p>
          </table:table-cell>
        </table:table-row>
        <table:table-row table:style-name="ro1">
          <table:table-cell office:value-type="float" office:value="205172" calcext:value-type="float">
            <text:p>205172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205237" calcext:value-type="float">
            <text:p>205237</text:p>
          </table:table-cell>
          <table:table-cell office:value-type="float" office:value="99167" calcext:value-type="float">
            <text:p>99167</text:p>
          </table:table-cell>
        </table:table-row>
        <table:table-row table:style-name="ro1">
          <table:table-cell office:value-type="float" office:value="205265" calcext:value-type="float">
            <text:p>205265</text:p>
          </table:table-cell>
          <table:table-cell office:value-type="float" office:value="99181" calcext:value-type="float">
            <text:p>99181</text:p>
          </table:table-cell>
        </table:table-row>
        <table:table-row table:style-name="ro1">
          <table:table-cell office:value-type="float" office:value="205742" calcext:value-type="float">
            <text:p>205742</text:p>
          </table:table-cell>
          <table:table-cell office:value-type="float" office:value="99201" calcext:value-type="float">
            <text:p>99201</text:p>
          </table:table-cell>
        </table:table-row>
        <table:table-row table:style-name="ro1">
          <table:table-cell office:value-type="float" office:value="206136" calcext:value-type="float">
            <text:p>206136</text:p>
          </table:table-cell>
          <table:table-cell office:value-type="float" office:value="99330" calcext:value-type="float">
            <text:p>99330</text:p>
          </table:table-cell>
        </table:table-row>
        <table:table-row table:style-name="ro1">
          <table:table-cell office:value-type="float" office:value="206165" calcext:value-type="float">
            <text:p>206165</text:p>
          </table:table-cell>
          <table:table-cell office:value-type="float" office:value="99525" calcext:value-type="float">
            <text:p>99525</text:p>
          </table:table-cell>
        </table:table-row>
        <table:table-row table:style-name="ro1">
          <table:table-cell office:value-type="float" office:value="206570" calcext:value-type="float">
            <text:p>206570</text:p>
          </table:table-cell>
          <table:table-cell office:value-type="float" office:value="99628" calcext:value-type="float">
            <text:p>99628</text:p>
          </table:table-cell>
        </table:table-row>
        <table:table-row table:style-name="ro1">
          <table:table-cell office:value-type="float" office:value="206678" calcext:value-type="float">
            <text:p>206678</text:p>
          </table:table-cell>
          <table:table-cell office:value-type="float" office:value="99840" calcext:value-type="float">
            <text:p>99840</text:p>
          </table:table-cell>
        </table:table-row>
        <table:table-row table:style-name="ro1">
          <table:table-cell office:value-type="float" office:value="206699" calcext:value-type="float">
            <text:p>206699</text:p>
          </table:table-cell>
          <table:table-cell office:value-type="float" office:value="99912" calcext:value-type="float">
            <text:p>99912</text:p>
          </table:table-cell>
        </table:table-row>
        <table:table-row table:style-name="ro1">
          <table:table-cell office:value-type="float" office:value="206762" calcext:value-type="float">
            <text:p>206762</text:p>
          </table:table-cell>
          <table:table-cell office:value-type="float" office:value="99932" calcext:value-type="float">
            <text:p>99932</text:p>
          </table:table-cell>
        </table:table-row>
        <table:table-row table:style-name="ro1">
          <table:table-cell office:value-type="float" office:value="207526" calcext:value-type="float">
            <text:p>207526</text:p>
          </table:table-cell>
          <table:table-cell office:value-type="float" office:value="100207" calcext:value-type="float">
            <text:p>100207</text:p>
          </table:table-cell>
        </table:table-row>
        <table:table-row table:style-name="ro1">
          <table:table-cell office:value-type="float" office:value="207887" calcext:value-type="float">
            <text:p>207887</text:p>
          </table:table-cell>
          <table:table-cell office:value-type="float" office:value="100795" calcext:value-type="float">
            <text:p>100795</text:p>
          </table:table-cell>
        </table:table-row>
        <table:table-row table:style-name="ro1">
          <table:table-cell office:value-type="float" office:value="208257" calcext:value-type="float">
            <text:p>208257</text:p>
          </table:table-cell>
          <table:table-cell office:value-type="float" office:value="100881" calcext:value-type="float">
            <text:p>100881</text:p>
          </table:table-cell>
        </table:table-row>
        <table:table-row table:style-name="ro1">
          <table:table-cell office:value-type="float" office:value="208716" calcext:value-type="float">
            <text:p>208716</text:p>
          </table:table-cell>
          <table:table-cell office:value-type="float" office:value="100941" calcext:value-type="float">
            <text:p>100941</text:p>
          </table:table-cell>
        </table:table-row>
        <table:table-row table:style-name="ro1">
          <table:table-cell office:value-type="float" office:value="209027" calcext:value-type="float">
            <text:p>209027</text:p>
          </table:table-cell>
          <table:table-cell office:value-type="float" office:value="101152" calcext:value-type="float">
            <text:p>101152</text:p>
          </table:table-cell>
        </table:table-row>
        <table:table-row table:style-name="ro1">
          <table:table-cell office:value-type="float" office:value="209186" calcext:value-type="float">
            <text:p>209186</text:p>
          </table:table-cell>
          <table:table-cell office:value-type="float" office:value="101153" calcext:value-type="float">
            <text:p>101153</text:p>
          </table:table-cell>
        </table:table-row>
        <table:table-row table:style-name="ro1">
          <table:table-cell office:value-type="float" office:value="209402" calcext:value-type="float">
            <text:p>209402</text:p>
          </table:table-cell>
          <table:table-cell office:value-type="float" office:value="101227" calcext:value-type="float">
            <text:p>101227</text:p>
          </table:table-cell>
        </table:table-row>
        <table:table-row table:style-name="ro1">
          <table:table-cell office:value-type="float" office:value="209688" calcext:value-type="float">
            <text:p>209688</text:p>
          </table:table-cell>
          <table:table-cell office:value-type="float" office:value="101374" calcext:value-type="float">
            <text:p>101374</text:p>
          </table:table-cell>
        </table:table-row>
        <table:table-row table:style-name="ro1">
          <table:table-cell office:value-type="float" office:value="210349" calcext:value-type="float">
            <text:p>210349</text:p>
          </table:table-cell>
          <table:table-cell office:value-type="float" office:value="101374" calcext:value-type="float">
            <text:p>101374</text:p>
          </table:table-cell>
        </table:table-row>
        <table:table-row table:style-name="ro1">
          <table:table-cell office:value-type="float" office:value="210525" calcext:value-type="float">
            <text:p>210525</text:p>
          </table:table-cell>
          <table:table-cell office:value-type="float" office:value="101964" calcext:value-type="float">
            <text:p>101964</text:p>
          </table:table-cell>
        </table:table-row>
        <table:table-row table:style-name="ro1">
          <table:table-cell office:value-type="float" office:value="210544" calcext:value-type="float">
            <text:p>210544</text:p>
          </table:table-cell>
          <table:table-cell office:value-type="float" office:value="101985" calcext:value-type="float">
            <text:p>101985</text:p>
          </table:table-cell>
        </table:table-row>
        <table:table-row table:style-name="ro1">
          <table:table-cell office:value-type="float" office:value="210979" calcext:value-type="float">
            <text:p>210979</text:p>
          </table:table-cell>
          <table:table-cell office:value-type="float" office:value="102062" calcext:value-type="float">
            <text:p>102062</text:p>
          </table:table-cell>
        </table:table-row>
        <table:table-row table:style-name="ro1">
          <table:table-cell office:value-type="float" office:value="211083" calcext:value-type="float">
            <text:p>211083</text:p>
          </table:table-cell>
          <table:table-cell office:value-type="float" office:value="102167" calcext:value-type="float">
            <text:p>102167</text:p>
          </table:table-cell>
        </table:table-row>
        <table:table-row table:style-name="ro1">
          <table:table-cell office:value-type="float" office:value="211570" calcext:value-type="float">
            <text:p>211570</text:p>
          </table:table-cell>
          <table:table-cell office:value-type="float" office:value="102279" calcext:value-type="float">
            <text:p>102279</text:p>
          </table:table-cell>
        </table:table-row>
        <table:table-row table:style-name="ro1">
          <table:table-cell office:value-type="float" office:value="211945" calcext:value-type="float">
            <text:p>211945</text:p>
          </table:table-cell>
          <table:table-cell office:value-type="float" office:value="102409" calcext:value-type="float">
            <text:p>102409</text:p>
          </table:table-cell>
        </table:table-row>
        <table:table-row table:style-name="ro1">
          <table:table-cell office:value-type="float" office:value="212204" calcext:value-type="float">
            <text:p>212204</text:p>
          </table:table-cell>
          <table:table-cell office:value-type="float" office:value="102925" calcext:value-type="float">
            <text:p>102925</text:p>
          </table:table-cell>
        </table:table-row>
        <table:table-row table:style-name="ro1">
          <table:table-cell office:value-type="float" office:value="212225" calcext:value-type="float">
            <text:p>212225</text:p>
          </table:table-cell>
          <table:table-cell office:value-type="float" office:value="102984" calcext:value-type="float">
            <text:p>102984</text:p>
          </table:table-cell>
        </table:table-row>
        <table:table-row table:style-name="ro1">
          <table:table-cell office:value-type="float" office:value="212516" calcext:value-type="float">
            <text:p>212516</text:p>
          </table:table-cell>
          <table:table-cell office:value-type="float" office:value="102998" calcext:value-type="float">
            <text:p>102998</text:p>
          </table:table-cell>
        </table:table-row>
        <table:table-row table:style-name="ro1">
          <table:table-cell office:value-type="float" office:value="213035" calcext:value-type="float">
            <text:p>213035</text:p>
          </table:table-cell>
          <table:table-cell office:value-type="float" office:value="103083" calcext:value-type="float">
            <text:p>103083</text:p>
          </table:table-cell>
        </table:table-row>
        <table:table-row table:style-name="ro1">
          <table:table-cell office:value-type="float" office:value="213275" calcext:value-type="float">
            <text:p>213275</text:p>
          </table:table-cell>
          <table:table-cell office:value-type="float" office:value="103148" calcext:value-type="float">
            <text:p>103148</text:p>
          </table:table-cell>
        </table:table-row>
        <table:table-row table:style-name="ro1">
          <table:table-cell office:value-type="float" office:value="213371" calcext:value-type="float">
            <text:p>213371</text:p>
          </table:table-cell>
          <table:table-cell office:value-type="float" office:value="103277" calcext:value-type="float">
            <text:p>103277</text:p>
          </table:table-cell>
        </table:table-row>
        <table:table-row table:style-name="ro1">
          <table:table-cell office:value-type="float" office:value="213746" calcext:value-type="float">
            <text:p>213746</text:p>
          </table:table-cell>
          <table:table-cell office:value-type="float" office:value="103277" calcext:value-type="float">
            <text:p>103277</text:p>
          </table:table-cell>
        </table:table-row>
        <table:table-row table:style-name="ro1">
          <table:table-cell office:value-type="float" office:value="214031" calcext:value-type="float">
            <text:p>214031</text:p>
          </table:table-cell>
          <table:table-cell office:value-type="float" office:value="103583" calcext:value-type="float">
            <text:p>103583</text:p>
          </table:table-cell>
        </table:table-row>
        <table:table-row table:style-name="ro1">
          <table:table-cell office:value-type="float" office:value="214223" calcext:value-type="float">
            <text:p>214223</text:p>
          </table:table-cell>
          <table:table-cell office:value-type="float" office:value="103706" calcext:value-type="float">
            <text:p>103706</text:p>
          </table:table-cell>
        </table:table-row>
        <table:table-row table:style-name="ro1">
          <table:table-cell office:value-type="float" office:value="214320" calcext:value-type="float">
            <text:p>214320</text:p>
          </table:table-cell>
          <table:table-cell office:value-type="float" office:value="103706" calcext:value-type="float">
            <text:p>103706</text:p>
          </table:table-cell>
        </table:table-row>
        <table:table-row table:style-name="ro1">
          <table:table-cell office:value-type="float" office:value="214905" calcext:value-type="float">
            <text:p>214905</text:p>
          </table:table-cell>
          <table:table-cell office:value-type="float" office:value="103795" calcext:value-type="float">
            <text:p>103795</text:p>
          </table:table-cell>
        </table:table-row>
        <table:table-row table:style-name="ro1">
          <table:table-cell office:value-type="float" office:value="215691" calcext:value-type="float">
            <text:p>215691</text:p>
          </table:table-cell>
          <table:table-cell office:value-type="float" office:value="103879" calcext:value-type="float">
            <text:p>103879</text:p>
          </table:table-cell>
        </table:table-row>
        <table:table-row table:style-name="ro1">
          <table:table-cell office:value-type="float" office:value="215793" calcext:value-type="float">
            <text:p>215793</text:p>
          </table:table-cell>
          <table:table-cell office:value-type="float" office:value="103888" calcext:value-type="float">
            <text:p>103888</text:p>
          </table:table-cell>
        </table:table-row>
        <table:table-row table:style-name="ro1">
          <table:table-cell office:value-type="float" office:value="215835" calcext:value-type="float">
            <text:p>215835</text:p>
          </table:table-cell>
          <table:table-cell office:value-type="float" office:value="103985" calcext:value-type="float">
            <text:p>103985</text:p>
          </table:table-cell>
        </table:table-row>
        <table:table-row table:style-name="ro1">
          <table:table-cell office:value-type="float" office:value="216090" calcext:value-type="float">
            <text:p>216090</text:p>
          </table:table-cell>
          <table:table-cell office:value-type="float" office:value="103993" calcext:value-type="float">
            <text:p>103993</text:p>
          </table:table-cell>
        </table:table-row>
        <table:table-row table:style-name="ro1">
          <table:table-cell office:value-type="float" office:value="216838" calcext:value-type="float">
            <text:p>216838</text:p>
          </table:table-cell>
          <table:table-cell office:value-type="float" office:value="104008" calcext:value-type="float">
            <text:p>104008</text:p>
          </table:table-cell>
        </table:table-row>
        <table:table-row table:style-name="ro1">
          <table:table-cell office:value-type="float" office:value="216998" calcext:value-type="float">
            <text:p>216998</text:p>
          </table:table-cell>
          <table:table-cell office:value-type="float" office:value="104104" calcext:value-type="float">
            <text:p>104104</text:p>
          </table:table-cell>
        </table:table-row>
        <table:table-row table:style-name="ro1">
          <table:table-cell office:value-type="float" office:value="217082" calcext:value-type="float">
            <text:p>217082</text:p>
          </table:table-cell>
          <table:table-cell office:value-type="float" office:value="104104" calcext:value-type="float">
            <text:p>104104</text:p>
          </table:table-cell>
        </table:table-row>
        <table:table-row table:style-name="ro1">
          <table:table-cell office:value-type="float" office:value="217297" calcext:value-type="float">
            <text:p>217297</text:p>
          </table:table-cell>
          <table:table-cell office:value-type="float" office:value="104426" calcext:value-type="float">
            <text:p>104426</text:p>
          </table:table-cell>
        </table:table-row>
        <table:table-row table:style-name="ro1">
          <table:table-cell office:value-type="float" office:value="217662" calcext:value-type="float">
            <text:p>217662</text:p>
          </table:table-cell>
          <table:table-cell office:value-type="float" office:value="104522" calcext:value-type="float">
            <text:p>104522</text:p>
          </table:table-cell>
        </table:table-row>
        <table:table-row table:style-name="ro1">
          <table:table-cell office:value-type="float" office:value="217951" calcext:value-type="float">
            <text:p>217951</text:p>
          </table:table-cell>
          <table:table-cell office:value-type="float" office:value="104715" calcext:value-type="float">
            <text:p>104715</text:p>
          </table:table-cell>
        </table:table-row>
        <table:table-row table:style-name="ro1">
          <table:table-cell office:value-type="float" office:value="218071" calcext:value-type="float">
            <text:p>218071</text:p>
          </table:table-cell>
          <table:table-cell office:value-type="float" office:value="104851" calcext:value-type="float">
            <text:p>104851</text:p>
          </table:table-cell>
        </table:table-row>
        <table:table-row table:style-name="ro1">
          <table:table-cell office:value-type="float" office:value="218302" calcext:value-type="float">
            <text:p>218302</text:p>
          </table:table-cell>
          <table:table-cell office:value-type="float" office:value="105172" calcext:value-type="float">
            <text:p>105172</text:p>
          </table:table-cell>
        </table:table-row>
        <table:table-row table:style-name="ro1">
          <table:table-cell office:value-type="float" office:value="218522" calcext:value-type="float">
            <text:p>218522</text:p>
          </table:table-cell>
          <table:table-cell office:value-type="float" office:value="105418" calcext:value-type="float">
            <text:p>105418</text:p>
          </table:table-cell>
        </table:table-row>
        <table:table-row table:style-name="ro1">
          <table:table-cell office:value-type="float" office:value="218542" calcext:value-type="float">
            <text:p>218542</text:p>
          </table:table-cell>
          <table:table-cell office:value-type="float" office:value="105487" calcext:value-type="float">
            <text:p>105487</text:p>
          </table:table-cell>
        </table:table-row>
        <table:table-row table:style-name="ro1">
          <table:table-cell office:value-type="float" office:value="218552" calcext:value-type="float">
            <text:p>218552</text:p>
          </table:table-cell>
          <table:table-cell office:value-type="float" office:value="105583" calcext:value-type="float">
            <text:p>105583</text:p>
          </table:table-cell>
        </table:table-row>
        <table:table-row table:style-name="ro1">
          <table:table-cell office:value-type="float" office:value="218736" calcext:value-type="float">
            <text:p>218736</text:p>
          </table:table-cell>
          <table:table-cell office:value-type="float" office:value="105603" calcext:value-type="float">
            <text:p>105603</text:p>
          </table:table-cell>
        </table:table-row>
        <table:table-row table:style-name="ro1">
          <table:table-cell office:value-type="float" office:value="218920" calcext:value-type="float">
            <text:p>218920</text:p>
          </table:table-cell>
          <table:table-cell office:value-type="float" office:value="105759" calcext:value-type="float">
            <text:p>105759</text:p>
          </table:table-cell>
        </table:table-row>
        <table:table-row table:style-name="ro1">
          <table:table-cell office:value-type="float" office:value="218957" calcext:value-type="float">
            <text:p>218957</text:p>
          </table:table-cell>
          <table:table-cell office:value-type="float" office:value="105932" calcext:value-type="float">
            <text:p>105932</text:p>
          </table:table-cell>
        </table:table-row>
        <table:table-row table:style-name="ro1">
          <table:table-cell office:value-type="float" office:value="219279" calcext:value-type="float">
            <text:p>219279</text:p>
          </table:table-cell>
          <table:table-cell office:value-type="float" office:value="106324" calcext:value-type="float">
            <text:p>106324</text:p>
          </table:table-cell>
        </table:table-row>
        <table:table-row table:style-name="ro1">
          <table:table-cell office:value-type="float" office:value="219389" calcext:value-type="float">
            <text:p>219389</text:p>
          </table:table-cell>
          <table:table-cell office:value-type="float" office:value="106471" calcext:value-type="float">
            <text:p>106471</text:p>
          </table:table-cell>
        </table:table-row>
        <table:table-row table:style-name="ro1">
          <table:table-cell office:value-type="float" office:value="219434" calcext:value-type="float">
            <text:p>219434</text:p>
          </table:table-cell>
          <table:table-cell office:value-type="float" office:value="106491" calcext:value-type="float">
            <text:p>106491</text:p>
          </table:table-cell>
        </table:table-row>
        <table:table-row table:style-name="ro1">
          <table:table-cell office:value-type="float" office:value="219562" calcext:value-type="float">
            <text:p>219562</text:p>
          </table:table-cell>
          <table:table-cell office:value-type="float" office:value="107351" calcext:value-type="float">
            <text:p>107351</text:p>
          </table:table-cell>
        </table:table-row>
        <table:table-row table:style-name="ro1">
          <table:table-cell office:value-type="float" office:value="219586" calcext:value-type="float">
            <text:p>219586</text:p>
          </table:table-cell>
          <table:table-cell office:value-type="float" office:value="107458" calcext:value-type="float">
            <text:p>107458</text:p>
          </table:table-cell>
        </table:table-row>
        <table:table-row table:style-name="ro1">
          <table:table-cell office:value-type="float" office:value="220722" calcext:value-type="float">
            <text:p>220722</text:p>
          </table:table-cell>
          <table:table-cell office:value-type="float" office:value="107631" calcext:value-type="float">
            <text:p>107631</text:p>
          </table:table-cell>
        </table:table-row>
        <table:table-row table:style-name="ro1">
          <table:table-cell office:value-type="float" office:value="220953" calcext:value-type="float">
            <text:p>220953</text:p>
          </table:table-cell>
          <table:table-cell office:value-type="float" office:value="107802" calcext:value-type="float">
            <text:p>107802</text:p>
          </table:table-cell>
        </table:table-row>
        <table:table-row table:style-name="ro1">
          <table:table-cell office:value-type="float" office:value="221634" calcext:value-type="float">
            <text:p>221634</text:p>
          </table:table-cell>
          <table:table-cell office:value-type="float" office:value="108377" calcext:value-type="float">
            <text:p>108377</text:p>
          </table:table-cell>
        </table:table-row>
        <table:table-row table:style-name="ro1">
          <table:table-cell office:value-type="float" office:value="222170" calcext:value-type="float">
            <text:p>222170</text:p>
          </table:table-cell>
          <table:table-cell office:value-type="float" office:value="108465" calcext:value-type="float">
            <text:p>108465</text:p>
          </table:table-cell>
        </table:table-row>
        <table:table-row table:style-name="ro1">
          <table:table-cell office:value-type="float" office:value="222177" calcext:value-type="float">
            <text:p>222177</text:p>
          </table:table-cell>
          <table:table-cell office:value-type="float" office:value="108485" calcext:value-type="float">
            <text:p>108485</text:p>
          </table:table-cell>
        </table:table-row>
        <table:table-row table:style-name="ro1">
          <table:table-cell office:value-type="float" office:value="222550" calcext:value-type="float">
            <text:p>222550</text:p>
          </table:table-cell>
          <table:table-cell office:value-type="float" office:value="108485" calcext:value-type="float">
            <text:p>108485</text:p>
          </table:table-cell>
        </table:table-row>
        <table:table-row table:style-name="ro1">
          <table:table-cell office:value-type="float" office:value="222626" calcext:value-type="float">
            <text:p>222626</text:p>
          </table:table-cell>
          <table:table-cell office:value-type="float" office:value="108574" calcext:value-type="float">
            <text:p>108574</text:p>
          </table:table-cell>
        </table:table-row>
        <table:table-row table:style-name="ro1">
          <table:table-cell office:value-type="float" office:value="222681" calcext:value-type="float">
            <text:p>222681</text:p>
          </table:table-cell>
          <table:table-cell office:value-type="float" office:value="108670" calcext:value-type="float">
            <text:p>108670</text:p>
          </table:table-cell>
        </table:table-row>
        <table:table-row table:style-name="ro1">
          <table:table-cell office:value-type="float" office:value="223161" calcext:value-type="float">
            <text:p>223161</text:p>
          </table:table-cell>
          <table:table-cell office:value-type="float" office:value="108800" calcext:value-type="float">
            <text:p>108800</text:p>
          </table:table-cell>
        </table:table-row>
        <table:table-row table:style-name="ro1">
          <table:table-cell office:value-type="float" office:value="223614" calcext:value-type="float">
            <text:p>223614</text:p>
          </table:table-cell>
          <table:table-cell office:value-type="float" office:value="108940" calcext:value-type="float">
            <text:p>108940</text:p>
          </table:table-cell>
        </table:table-row>
        <table:table-row table:style-name="ro1">
          <table:table-cell office:value-type="float" office:value="223642" calcext:value-type="float">
            <text:p>223642</text:p>
          </table:table-cell>
          <table:table-cell office:value-type="float" office:value="109056" calcext:value-type="float">
            <text:p>109056</text:p>
          </table:table-cell>
        </table:table-row>
        <table:table-row table:style-name="ro1">
          <table:table-cell office:value-type="float" office:value="223677" calcext:value-type="float">
            <text:p>223677</text:p>
          </table:table-cell>
          <table:table-cell office:value-type="float" office:value="109141" calcext:value-type="float">
            <text:p>109141</text:p>
          </table:table-cell>
        </table:table-row>
        <table:table-row table:style-name="ro1">
          <table:table-cell office:value-type="float" office:value="223681" calcext:value-type="float">
            <text:p>223681</text:p>
          </table:table-cell>
          <table:table-cell office:value-type="float" office:value="109290" calcext:value-type="float">
            <text:p>109290</text:p>
          </table:table-cell>
        </table:table-row>
        <table:table-row table:style-name="ro1">
          <table:table-cell office:value-type="float" office:value="223814" calcext:value-type="float">
            <text:p>223814</text:p>
          </table:table-cell>
          <table:table-cell office:value-type="float" office:value="109351" calcext:value-type="float">
            <text:p>109351</text:p>
          </table:table-cell>
        </table:table-row>
        <table:table-row table:style-name="ro1">
          <table:table-cell office:value-type="float" office:value="223963" calcext:value-type="float">
            <text:p>223963</text:p>
          </table:table-cell>
          <table:table-cell office:value-type="float" office:value="109543" calcext:value-type="float">
            <text:p>109543</text:p>
          </table:table-cell>
        </table:table-row>
        <table:table-row table:style-name="ro1">
          <table:table-cell office:value-type="float" office:value="225301" calcext:value-type="float">
            <text:p>225301</text:p>
          </table:table-cell>
          <table:table-cell office:value-type="float" office:value="109804" calcext:value-type="float">
            <text:p>109804</text:p>
          </table:table-cell>
        </table:table-row>
        <table:table-row table:style-name="ro1">
          <table:table-cell office:value-type="float" office:value="225377" calcext:value-type="float">
            <text:p>225377</text:p>
          </table:table-cell>
          <table:table-cell office:value-type="float" office:value="110168" calcext:value-type="float">
            <text:p>110168</text:p>
          </table:table-cell>
        </table:table-row>
        <table:table-row table:style-name="ro1">
          <table:table-cell office:value-type="float" office:value="225645" calcext:value-type="float">
            <text:p>225645</text:p>
          </table:table-cell>
          <table:table-cell office:value-type="float" office:value="110307" calcext:value-type="float">
            <text:p>110307</text:p>
          </table:table-cell>
        </table:table-row>
        <table:table-row table:style-name="ro1">
          <table:table-cell office:value-type="float" office:value="225853" calcext:value-type="float">
            <text:p>225853</text:p>
          </table:table-cell>
          <table:table-cell office:value-type="float" office:value="111120" calcext:value-type="float">
            <text:p>111120</text:p>
          </table:table-cell>
        </table:table-row>
        <table:table-row table:style-name="ro1">
          <table:table-cell office:value-type="float" office:value="225944" calcext:value-type="float">
            <text:p>225944</text:p>
          </table:table-cell>
          <table:table-cell office:value-type="float" office:value="111390" calcext:value-type="float">
            <text:p>111390</text:p>
          </table:table-cell>
        </table:table-row>
        <table:table-row table:style-name="ro1">
          <table:table-cell office:value-type="float" office:value="226010" calcext:value-type="float">
            <text:p>226010</text:p>
          </table:table-cell>
          <table:table-cell office:value-type="float" office:value="111456" calcext:value-type="float">
            <text:p>111456</text:p>
          </table:table-cell>
        </table:table-row>
        <table:table-row table:style-name="ro1">
          <table:table-cell office:value-type="float" office:value="226421" calcext:value-type="float">
            <text:p>226421</text:p>
          </table:table-cell>
          <table:table-cell office:value-type="float" office:value="111496" calcext:value-type="float">
            <text:p>111496</text:p>
          </table:table-cell>
        </table:table-row>
        <table:table-row table:style-name="ro1">
          <table:table-cell office:value-type="float" office:value="226435" calcext:value-type="float">
            <text:p>226435</text:p>
          </table:table-cell>
          <table:table-cell office:value-type="float" office:value="111648" calcext:value-type="float">
            <text:p>111648</text:p>
          </table:table-cell>
        </table:table-row>
        <table:table-row table:style-name="ro1">
          <table:table-cell office:value-type="float" office:value="226514" calcext:value-type="float">
            <text:p>226514</text:p>
          </table:table-cell>
          <table:table-cell office:value-type="float" office:value="112529" calcext:value-type="float">
            <text:p>112529</text:p>
          </table:table-cell>
        </table:table-row>
        <table:table-row table:style-name="ro1">
          <table:table-cell office:value-type="float" office:value="226787" calcext:value-type="float">
            <text:p>226787</text:p>
          </table:table-cell>
          <table:table-cell office:value-type="float" office:value="112729" calcext:value-type="float">
            <text:p>112729</text:p>
          </table:table-cell>
        </table:table-row>
        <table:table-row table:style-name="ro1">
          <table:table-cell office:value-type="float" office:value="226948" calcext:value-type="float">
            <text:p>226948</text:p>
          </table:table-cell>
          <table:table-cell office:value-type="float" office:value="112960" calcext:value-type="float">
            <text:p>112960</text:p>
          </table:table-cell>
        </table:table-row>
        <table:table-row table:style-name="ro1">
          <table:table-cell office:value-type="float" office:value="227050" calcext:value-type="float">
            <text:p>227050</text:p>
          </table:table-cell>
          <table:table-cell office:value-type="float" office:value="113042" calcext:value-type="float">
            <text:p>113042</text:p>
          </table:table-cell>
        </table:table-row>
        <table:table-row table:style-name="ro1">
          <table:table-cell office:value-type="float" office:value="227583" calcext:value-type="float">
            <text:p>227583</text:p>
          </table:table-cell>
          <table:table-cell office:value-type="float" office:value="113470" calcext:value-type="float">
            <text:p>113470</text:p>
          </table:table-cell>
        </table:table-row>
        <table:table-row table:style-name="ro1">
          <table:table-cell office:value-type="float" office:value="227648" calcext:value-type="float">
            <text:p>227648</text:p>
          </table:table-cell>
          <table:table-cell office:value-type="float" office:value="113593" calcext:value-type="float">
            <text:p>113593</text:p>
          </table:table-cell>
        </table:table-row>
        <table:table-row table:style-name="ro1">
          <table:table-cell office:value-type="float" office:value="227667" calcext:value-type="float">
            <text:p>227667</text:p>
          </table:table-cell>
          <table:table-cell office:value-type="float" office:value="113601" calcext:value-type="float">
            <text:p>113601</text:p>
          </table:table-cell>
        </table:table-row>
        <table:table-row table:style-name="ro1">
          <table:table-cell office:value-type="float" office:value="227699" calcext:value-type="float">
            <text:p>227699</text:p>
          </table:table-cell>
          <table:table-cell office:value-type="float" office:value="113601" calcext:value-type="float">
            <text:p>113601</text:p>
          </table:table-cell>
        </table:table-row>
        <table:table-row table:style-name="ro1">
          <table:table-cell office:value-type="float" office:value="227766" calcext:value-type="float">
            <text:p>227766</text:p>
          </table:table-cell>
          <table:table-cell office:value-type="float" office:value="113615" calcext:value-type="float">
            <text:p>113615</text:p>
          </table:table-cell>
        </table:table-row>
        <table:table-row table:style-name="ro1">
          <table:table-cell office:value-type="float" office:value="228018" calcext:value-type="float">
            <text:p>228018</text:p>
          </table:table-cell>
          <table:table-cell office:value-type="float" office:value="113908" calcext:value-type="float">
            <text:p>113908</text:p>
          </table:table-cell>
        </table:table-row>
        <table:table-row table:style-name="ro1">
          <table:table-cell office:value-type="float" office:value="228433" calcext:value-type="float">
            <text:p>228433</text:p>
          </table:table-cell>
          <table:table-cell office:value-type="float" office:value="114317" calcext:value-type="float">
            <text:p>114317</text:p>
          </table:table-cell>
        </table:table-row>
        <table:table-row table:style-name="ro1">
          <table:table-cell office:value-type="float" office:value="228929" calcext:value-type="float">
            <text:p>228929</text:p>
          </table:table-cell>
          <table:table-cell office:value-type="float" office:value="114468" calcext:value-type="float">
            <text:p>114468</text:p>
          </table:table-cell>
        </table:table-row>
        <table:table-row table:style-name="ro1">
          <table:table-cell office:value-type="float" office:value="229095" calcext:value-type="float">
            <text:p>229095</text:p>
          </table:table-cell>
          <table:table-cell office:value-type="float" office:value="114601" calcext:value-type="float">
            <text:p>114601</text:p>
          </table:table-cell>
        </table:table-row>
        <table:table-row table:style-name="ro1">
          <table:table-cell office:value-type="float" office:value="229152" calcext:value-type="float">
            <text:p>229152</text:p>
          </table:table-cell>
          <table:table-cell office:value-type="float" office:value="114784" calcext:value-type="float">
            <text:p>114784</text:p>
          </table:table-cell>
        </table:table-row>
        <table:table-row table:style-name="ro1">
          <table:table-cell office:value-type="float" office:value="229758" calcext:value-type="float">
            <text:p>229758</text:p>
          </table:table-cell>
          <table:table-cell office:value-type="float" office:value="115626" calcext:value-type="float">
            <text:p>115626</text:p>
          </table:table-cell>
        </table:table-row>
        <table:table-row table:style-name="ro1">
          <table:table-cell office:value-type="float" office:value="229821" calcext:value-type="float">
            <text:p>229821</text:p>
          </table:table-cell>
          <table:table-cell office:value-type="float" office:value="115627" calcext:value-type="float">
            <text:p>115627</text:p>
          </table:table-cell>
        </table:table-row>
        <table:table-row table:style-name="ro1">
          <table:table-cell office:value-type="float" office:value="230004" calcext:value-type="float">
            <text:p>230004</text:p>
          </table:table-cell>
          <table:table-cell office:value-type="float" office:value="115993" calcext:value-type="float">
            <text:p>115993</text:p>
          </table:table-cell>
        </table:table-row>
        <table:table-row table:style-name="ro1">
          <table:table-cell office:value-type="float" office:value="230425" calcext:value-type="float">
            <text:p>230425</text:p>
          </table:table-cell>
          <table:table-cell office:value-type="float" office:value="116131" calcext:value-type="float">
            <text:p>116131</text:p>
          </table:table-cell>
        </table:table-row>
        <table:table-row table:style-name="ro1">
          <table:table-cell office:value-type="float" office:value="230665" calcext:value-type="float">
            <text:p>230665</text:p>
          </table:table-cell>
          <table:table-cell office:value-type="float" office:value="116175" calcext:value-type="float">
            <text:p>116175</text:p>
          </table:table-cell>
        </table:table-row>
        <table:table-row table:style-name="ro1">
          <table:table-cell office:value-type="float" office:value="230791" calcext:value-type="float">
            <text:p>230791</text:p>
          </table:table-cell>
          <table:table-cell office:value-type="float" office:value="116424" calcext:value-type="float">
            <text:p>116424</text:p>
          </table:table-cell>
        </table:table-row>
        <table:table-row table:style-name="ro1">
          <table:table-cell office:value-type="float" office:value="230963" calcext:value-type="float">
            <text:p>230963</text:p>
          </table:table-cell>
          <table:table-cell office:value-type="float" office:value="116430" calcext:value-type="float">
            <text:p>116430</text:p>
          </table:table-cell>
        </table:table-row>
        <table:table-row table:style-name="ro1">
          <table:table-cell office:value-type="float" office:value="231659" calcext:value-type="float">
            <text:p>231659</text:p>
          </table:table-cell>
          <table:table-cell office:value-type="float" office:value="116924" calcext:value-type="float">
            <text:p>116924</text:p>
          </table:table-cell>
        </table:table-row>
        <table:table-row table:style-name="ro1">
          <table:table-cell office:value-type="float" office:value="231836" calcext:value-type="float">
            <text:p>231836</text:p>
          </table:table-cell>
          <table:table-cell office:value-type="float" office:value="117127" calcext:value-type="float">
            <text:p>117127</text:p>
          </table:table-cell>
        </table:table-row>
        <table:table-row table:style-name="ro1">
          <table:table-cell office:value-type="float" office:value="231950" calcext:value-type="float">
            <text:p>231950</text:p>
          </table:table-cell>
          <table:table-cell office:value-type="float" office:value="117131" calcext:value-type="float">
            <text:p>117131</text:p>
          </table:table-cell>
        </table:table-row>
        <table:table-row table:style-name="ro1">
          <table:table-cell office:value-type="float" office:value="232130" calcext:value-type="float">
            <text:p>232130</text:p>
          </table:table-cell>
          <table:table-cell office:value-type="float" office:value="117419" calcext:value-type="float">
            <text:p>117419</text:p>
          </table:table-cell>
        </table:table-row>
        <table:table-row table:style-name="ro1">
          <table:table-cell office:value-type="float" office:value="232246" calcext:value-type="float">
            <text:p>232246</text:p>
          </table:table-cell>
          <table:table-cell office:value-type="float" office:value="117916" calcext:value-type="float">
            <text:p>117916</text:p>
          </table:table-cell>
        </table:table-row>
        <table:table-row table:style-name="ro1">
          <table:table-cell office:value-type="float" office:value="233101" calcext:value-type="float">
            <text:p>233101</text:p>
          </table:table-cell>
          <table:table-cell office:value-type="float" office:value="118129" calcext:value-type="float">
            <text:p>118129</text:p>
          </table:table-cell>
        </table:table-row>
        <table:table-row table:style-name="ro1">
          <table:table-cell office:value-type="float" office:value="233325" calcext:value-type="float">
            <text:p>233325</text:p>
          </table:table-cell>
          <table:table-cell office:value-type="float" office:value="118171" calcext:value-type="float">
            <text:p>118171</text:p>
          </table:table-cell>
        </table:table-row>
        <table:table-row table:style-name="ro1">
          <table:table-cell office:value-type="float" office:value="233421" calcext:value-type="float">
            <text:p>233421</text:p>
          </table:table-cell>
          <table:table-cell office:value-type="float" office:value="118171" calcext:value-type="float">
            <text:p>118171</text:p>
          </table:table-cell>
        </table:table-row>
        <table:table-row table:style-name="ro1">
          <table:table-cell office:value-type="float" office:value="233507" calcext:value-type="float">
            <text:p>233507</text:p>
          </table:table-cell>
          <table:table-cell office:value-type="float" office:value="118264" calcext:value-type="float">
            <text:p>118264</text:p>
          </table:table-cell>
        </table:table-row>
        <table:table-row table:style-name="ro1">
          <table:table-cell office:value-type="float" office:value="234071" calcext:value-type="float">
            <text:p>234071</text:p>
          </table:table-cell>
          <table:table-cell office:value-type="float" office:value="118265" calcext:value-type="float">
            <text:p>118265</text:p>
          </table:table-cell>
        </table:table-row>
        <table:table-row table:style-name="ro1">
          <table:table-cell office:value-type="float" office:value="234379" calcext:value-type="float">
            <text:p>234379</text:p>
          </table:table-cell>
          <table:table-cell office:value-type="float" office:value="118266" calcext:value-type="float">
            <text:p>118266</text:p>
          </table:table-cell>
        </table:table-row>
        <table:table-row table:style-name="ro1">
          <table:table-cell office:value-type="float" office:value="234551" calcext:value-type="float">
            <text:p>234551</text:p>
          </table:table-cell>
          <table:table-cell office:value-type="float" office:value="118394" calcext:value-type="float">
            <text:p>118394</text:p>
          </table:table-cell>
        </table:table-row>
        <table:table-row table:style-name="ro1">
          <table:table-cell office:value-type="float" office:value="234815" calcext:value-type="float">
            <text:p>234815</text:p>
          </table:table-cell>
          <table:table-cell office:value-type="float" office:value="118797" calcext:value-type="float">
            <text:p>118797</text:p>
          </table:table-cell>
        </table:table-row>
        <table:table-row table:style-name="ro1">
          <table:table-cell office:value-type="float" office:value="235004" calcext:value-type="float">
            <text:p>235004</text:p>
          </table:table-cell>
          <table:table-cell office:value-type="float" office:value="118876" calcext:value-type="float">
            <text:p>118876</text:p>
          </table:table-cell>
        </table:table-row>
        <table:table-row table:style-name="ro1">
          <table:table-cell office:value-type="float" office:value="235189" calcext:value-type="float">
            <text:p>235189</text:p>
          </table:table-cell>
          <table:table-cell office:value-type="float" office:value="119011" calcext:value-type="float">
            <text:p>119011</text:p>
          </table:table-cell>
        </table:table-row>
        <table:table-row table:style-name="ro1">
          <table:table-cell office:value-type="float" office:value="235608" calcext:value-type="float">
            <text:p>235608</text:p>
          </table:table-cell>
          <table:table-cell office:value-type="float" office:value="119059" calcext:value-type="float">
            <text:p>119059</text:p>
          </table:table-cell>
        </table:table-row>
        <table:table-row table:style-name="ro1">
          <table:table-cell office:value-type="float" office:value="235678" calcext:value-type="float">
            <text:p>235678</text:p>
          </table:table-cell>
          <table:table-cell office:value-type="float" office:value="119266" calcext:value-type="float">
            <text:p>119266</text:p>
          </table:table-cell>
        </table:table-row>
        <table:table-row table:style-name="ro1">
          <table:table-cell office:value-type="float" office:value="236212" calcext:value-type="float">
            <text:p>236212</text:p>
          </table:table-cell>
          <table:table-cell office:value-type="float" office:value="119275" calcext:value-type="float">
            <text:p>119275</text:p>
          </table:table-cell>
        </table:table-row>
        <table:table-row table:style-name="ro1">
          <table:table-cell office:value-type="float" office:value="236272" calcext:value-type="float">
            <text:p>236272</text:p>
          </table:table-cell>
          <table:table-cell office:value-type="float" office:value="119682" calcext:value-type="float">
            <text:p>119682</text:p>
          </table:table-cell>
        </table:table-row>
        <table:table-row table:style-name="ro1">
          <table:table-cell office:value-type="float" office:value="236695" calcext:value-type="float">
            <text:p>236695</text:p>
          </table:table-cell>
          <table:table-cell office:value-type="float" office:value="119709" calcext:value-type="float">
            <text:p>119709</text:p>
          </table:table-cell>
        </table:table-row>
        <table:table-row table:style-name="ro1">
          <table:table-cell office:value-type="float" office:value="237276" calcext:value-type="float">
            <text:p>237276</text:p>
          </table:table-cell>
          <table:table-cell office:value-type="float" office:value="119728" calcext:value-type="float">
            <text:p>119728</text:p>
          </table:table-cell>
        </table:table-row>
        <table:table-row table:style-name="ro1">
          <table:table-cell office:value-type="float" office:value="237575" calcext:value-type="float">
            <text:p>237575</text:p>
          </table:table-cell>
          <table:table-cell office:value-type="float" office:value="119998" calcext:value-type="float">
            <text:p>119998</text:p>
          </table:table-cell>
        </table:table-row>
        <table:table-row table:style-name="ro1">
          <table:table-cell office:value-type="float" office:value="237844" calcext:value-type="float">
            <text:p>237844</text:p>
          </table:table-cell>
          <table:table-cell office:value-type="float" office:value="120023" calcext:value-type="float">
            <text:p>120023</text:p>
          </table:table-cell>
        </table:table-row>
        <table:table-row table:style-name="ro1">
          <table:table-cell office:value-type="float" office:value="238008" calcext:value-type="float">
            <text:p>238008</text:p>
          </table:table-cell>
          <table:table-cell office:value-type="float" office:value="120298" calcext:value-type="float">
            <text:p>120298</text:p>
          </table:table-cell>
        </table:table-row>
        <table:table-row table:style-name="ro1">
          <table:table-cell office:value-type="float" office:value="238066" calcext:value-type="float">
            <text:p>238066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238096" calcext:value-type="float">
            <text:p>238096</text:p>
          </table:table-cell>
          <table:table-cell office:value-type="float" office:value="120816" calcext:value-type="float">
            <text:p>120816</text:p>
          </table:table-cell>
        </table:table-row>
        <table:table-row table:style-name="ro1">
          <table:table-cell office:value-type="float" office:value="238152" calcext:value-type="float">
            <text:p>238152</text:p>
          </table:table-cell>
          <table:table-cell office:value-type="float" office:value="121518" calcext:value-type="float">
            <text:p>121518</text:p>
          </table:table-cell>
        </table:table-row>
        <table:table-row table:style-name="ro1">
          <table:table-cell office:value-type="float" office:value="238192" calcext:value-type="float">
            <text:p>238192</text:p>
          </table:table-cell>
          <table:table-cell office:value-type="float" office:value="121605" calcext:value-type="float">
            <text:p>121605</text:p>
          </table:table-cell>
        </table:table-row>
        <table:table-row table:style-name="ro1">
          <table:table-cell office:value-type="float" office:value="238215" calcext:value-type="float">
            <text:p>238215</text:p>
          </table:table-cell>
          <table:table-cell office:value-type="float" office:value="121615" calcext:value-type="float">
            <text:p>121615</text:p>
          </table:table-cell>
        </table:table-row>
        <table:table-row table:style-name="ro1">
          <table:table-cell office:value-type="float" office:value="238658" calcext:value-type="float">
            <text:p>238658</text:p>
          </table:table-cell>
          <table:table-cell office:value-type="float" office:value="122024" calcext:value-type="float">
            <text:p>122024</text:p>
          </table:table-cell>
        </table:table-row>
        <table:table-row table:style-name="ro1">
          <table:table-cell office:value-type="float" office:value="238887" calcext:value-type="float">
            <text:p>238887</text:p>
          </table:table-cell>
          <table:table-cell office:value-type="float" office:value="122025" calcext:value-type="float">
            <text:p>122025</text:p>
          </table:table-cell>
        </table:table-row>
        <table:table-row table:style-name="ro1">
          <table:table-cell office:value-type="float" office:value="239543" calcext:value-type="float">
            <text:p>239543</text:p>
          </table:table-cell>
          <table:table-cell office:value-type="float" office:value="122389" calcext:value-type="float">
            <text:p>122389</text:p>
          </table:table-cell>
        </table:table-row>
        <table:table-row table:style-name="ro1">
          <table:table-cell office:value-type="float" office:value="239920" calcext:value-type="float">
            <text:p>239920</text:p>
          </table:table-cell>
          <table:table-cell office:value-type="float" office:value="122466" calcext:value-type="float">
            <text:p>122466</text:p>
          </table:table-cell>
        </table:table-row>
        <table:table-row table:style-name="ro1">
          <table:table-cell office:value-type="float" office:value="240011" calcext:value-type="float">
            <text:p>240011</text:p>
          </table:table-cell>
          <table:table-cell office:value-type="float" office:value="122756" calcext:value-type="float">
            <text:p>122756</text:p>
          </table:table-cell>
        </table:table-row>
        <table:table-row table:style-name="ro1">
          <table:table-cell office:value-type="float" office:value="240266" calcext:value-type="float">
            <text:p>240266</text:p>
          </table:table-cell>
          <table:table-cell office:value-type="float" office:value="122765" calcext:value-type="float">
            <text:p>122765</text:p>
          </table:table-cell>
        </table:table-row>
        <table:table-row table:style-name="ro1">
          <table:table-cell office:value-type="float" office:value="240272" calcext:value-type="float">
            <text:p>240272</text:p>
          </table:table-cell>
          <table:table-cell office:value-type="float" office:value="123084" calcext:value-type="float">
            <text:p>123084</text:p>
          </table:table-cell>
        </table:table-row>
        <table:table-row table:style-name="ro1">
          <table:table-cell office:value-type="float" office:value="240425" calcext:value-type="float">
            <text:p>240425</text:p>
          </table:table-cell>
          <table:table-cell office:value-type="float" office:value="123189" calcext:value-type="float">
            <text:p>123189</text:p>
          </table:table-cell>
        </table:table-row>
        <table:table-row table:style-name="ro1">
          <table:table-cell office:value-type="float" office:value="240451" calcext:value-type="float">
            <text:p>240451</text:p>
          </table:table-cell>
          <table:table-cell office:value-type="float" office:value="123204" calcext:value-type="float">
            <text:p>123204</text:p>
          </table:table-cell>
        </table:table-row>
        <table:table-row table:style-name="ro1">
          <table:table-cell office:value-type="float" office:value="240528" calcext:value-type="float">
            <text:p>240528</text:p>
          </table:table-cell>
          <table:table-cell office:value-type="float" office:value="123218" calcext:value-type="float">
            <text:p>123218</text:p>
          </table:table-cell>
        </table:table-row>
        <table:table-row table:style-name="ro1">
          <table:table-cell office:value-type="float" office:value="240659" calcext:value-type="float">
            <text:p>240659</text:p>
          </table:table-cell>
          <table:table-cell office:value-type="float" office:value="123320" calcext:value-type="float">
            <text:p>123320</text:p>
          </table:table-cell>
        </table:table-row>
        <table:table-row table:style-name="ro1">
          <table:table-cell office:value-type="float" office:value="240728" calcext:value-type="float">
            <text:p>240728</text:p>
          </table:table-cell>
          <table:table-cell office:value-type="float" office:value="124787" calcext:value-type="float">
            <text:p>124787</text:p>
          </table:table-cell>
        </table:table-row>
        <table:table-row table:style-name="ro1">
          <table:table-cell office:value-type="float" office:value="241469" calcext:value-type="float">
            <text:p>241469</text:p>
          </table:table-cell>
          <table:table-cell office:value-type="float" office:value="125061" calcext:value-type="float">
            <text:p>125061</text:p>
          </table:table-cell>
        </table:table-row>
        <table:table-row table:style-name="ro1">
          <table:table-cell office:value-type="float" office:value="241636" calcext:value-type="float">
            <text:p>241636</text:p>
          </table:table-cell>
          <table:table-cell office:value-type="float" office:value="125076" calcext:value-type="float">
            <text:p>125076</text:p>
          </table:table-cell>
        </table:table-row>
        <table:table-row table:style-name="ro1">
          <table:table-cell office:value-type="float" office:value="241786" calcext:value-type="float">
            <text:p>241786</text:p>
          </table:table-cell>
          <table:table-cell office:value-type="float" office:value="125087" calcext:value-type="float">
            <text:p>125087</text:p>
          </table:table-cell>
        </table:table-row>
        <table:table-row table:style-name="ro1">
          <table:table-cell office:value-type="float" office:value="241904" calcext:value-type="float">
            <text:p>241904</text:p>
          </table:table-cell>
          <table:table-cell office:value-type="float" office:value="125764" calcext:value-type="float">
            <text:p>125764</text:p>
          </table:table-cell>
        </table:table-row>
        <table:table-row table:style-name="ro1">
          <table:table-cell office:value-type="float" office:value="242069" calcext:value-type="float">
            <text:p>242069</text:p>
          </table:table-cell>
          <table:table-cell office:value-type="float" office:value="126141" calcext:value-type="float">
            <text:p>126141</text:p>
          </table:table-cell>
        </table:table-row>
        <table:table-row table:style-name="ro1">
          <table:table-cell office:value-type="float" office:value="242564" calcext:value-type="float">
            <text:p>242564</text:p>
          </table:table-cell>
          <table:table-cell office:value-type="float" office:value="126514" calcext:value-type="float">
            <text:p>126514</text:p>
          </table:table-cell>
        </table:table-row>
        <table:table-row table:style-name="ro1">
          <table:table-cell office:value-type="float" office:value="242661" calcext:value-type="float">
            <text:p>242661</text:p>
          </table:table-cell>
          <table:table-cell office:value-type="float" office:value="126514" calcext:value-type="float">
            <text:p>126514</text:p>
          </table:table-cell>
        </table:table-row>
        <table:table-row table:style-name="ro1">
          <table:table-cell office:value-type="float" office:value="242921" calcext:value-type="float">
            <text:p>242921</text:p>
          </table:table-cell>
          <table:table-cell office:value-type="float" office:value="126620" calcext:value-type="float">
            <text:p>126620</text:p>
          </table:table-cell>
        </table:table-row>
        <table:table-row table:style-name="ro1">
          <table:table-cell office:value-type="float" office:value="243759" calcext:value-type="float">
            <text:p>243759</text:p>
          </table:table-cell>
          <table:table-cell office:value-type="float" office:value="126815" calcext:value-type="float">
            <text:p>126815</text:p>
          </table:table-cell>
        </table:table-row>
        <table:table-row table:style-name="ro1">
          <table:table-cell office:value-type="float" office:value="244230" calcext:value-type="float">
            <text:p>244230</text:p>
          </table:table-cell>
          <table:table-cell office:value-type="float" office:value="126863" calcext:value-type="float">
            <text:p>126863</text:p>
          </table:table-cell>
        </table:table-row>
        <table:table-row table:style-name="ro1">
          <table:table-cell office:value-type="float" office:value="244380" calcext:value-type="float">
            <text:p>244380</text:p>
          </table:table-cell>
          <table:table-cell office:value-type="float" office:value="127595" calcext:value-type="float">
            <text:p>127595</text:p>
          </table:table-cell>
        </table:table-row>
        <table:table-row table:style-name="ro1">
          <table:table-cell office:value-type="float" office:value="244393" calcext:value-type="float">
            <text:p>244393</text:p>
          </table:table-cell>
          <table:table-cell office:value-type="float" office:value="127666" calcext:value-type="float">
            <text:p>127666</text:p>
          </table:table-cell>
        </table:table-row>
        <table:table-row table:style-name="ro1">
          <table:table-cell office:value-type="float" office:value="244405" calcext:value-type="float">
            <text:p>244405</text:p>
          </table:table-cell>
          <table:table-cell office:value-type="float" office:value="127946" calcext:value-type="float">
            <text:p>127946</text:p>
          </table:table-cell>
        </table:table-row>
        <table:table-row table:style-name="ro1">
          <table:table-cell office:value-type="float" office:value="244995" calcext:value-type="float">
            <text:p>244995</text:p>
          </table:table-cell>
          <table:table-cell office:value-type="float" office:value="128093" calcext:value-type="float">
            <text:p>128093</text:p>
          </table:table-cell>
        </table:table-row>
        <table:table-row table:style-name="ro1">
          <table:table-cell office:value-type="float" office:value="245288" calcext:value-type="float">
            <text:p>245288</text:p>
          </table:table-cell>
          <table:table-cell office:value-type="float" office:value="128205" calcext:value-type="float">
            <text:p>128205</text:p>
          </table:table-cell>
        </table:table-row>
        <table:table-row table:style-name="ro1">
          <table:table-cell office:value-type="float" office:value="246713" calcext:value-type="float">
            <text:p>246713</text:p>
          </table:table-cell>
          <table:table-cell office:value-type="float" office:value="128761" calcext:value-type="float">
            <text:p>128761</text:p>
          </table:table-cell>
        </table:table-row>
        <table:table-row table:style-name="ro1">
          <table:table-cell office:value-type="float" office:value="246838" calcext:value-type="float">
            <text:p>246838</text:p>
          </table:table-cell>
          <table:table-cell office:value-type="float" office:value="129162" calcext:value-type="float">
            <text:p>129162</text:p>
          </table:table-cell>
        </table:table-row>
        <table:table-row table:style-name="ro1">
          <table:table-cell office:value-type="float" office:value="247323" calcext:value-type="float">
            <text:p>247323</text:p>
          </table:table-cell>
          <table:table-cell office:value-type="float" office:value="129484" calcext:value-type="float">
            <text:p>129484</text:p>
          </table:table-cell>
        </table:table-row>
        <table:table-row table:style-name="ro1">
          <table:table-cell office:value-type="float" office:value="247555" calcext:value-type="float">
            <text:p>247555</text:p>
          </table:table-cell>
          <table:table-cell office:value-type="float" office:value="129561" calcext:value-type="float">
            <text:p>129561</text:p>
          </table:table-cell>
        </table:table-row>
        <table:table-row table:style-name="ro1">
          <table:table-cell office:value-type="float" office:value="247873" calcext:value-type="float">
            <text:p>247873</text:p>
          </table:table-cell>
          <table:table-cell office:value-type="float" office:value="129600" calcext:value-type="float">
            <text:p>129600</text:p>
          </table:table-cell>
        </table:table-row>
        <table:table-row table:style-name="ro1">
          <table:table-cell office:value-type="float" office:value="247931" calcext:value-type="float">
            <text:p>247931</text:p>
          </table:table-cell>
          <table:table-cell office:value-type="float" office:value="130170" calcext:value-type="float">
            <text:p>130170</text:p>
          </table:table-cell>
        </table:table-row>
        <table:table-row table:style-name="ro1">
          <table:table-cell office:value-type="float" office:value="248167" calcext:value-type="float">
            <text:p>248167</text:p>
          </table:table-cell>
          <table:table-cell office:value-type="float" office:value="130228" calcext:value-type="float">
            <text:p>130228</text:p>
          </table:table-cell>
        </table:table-row>
        <table:table-row table:style-name="ro1">
          <table:table-cell office:value-type="float" office:value="248481" calcext:value-type="float">
            <text:p>248481</text:p>
          </table:table-cell>
          <table:table-cell office:value-type="float" office:value="130301" calcext:value-type="float">
            <text:p>130301</text:p>
          </table:table-cell>
        </table:table-row>
        <table:table-row table:style-name="ro1">
          <table:table-cell office:value-type="float" office:value="248967" calcext:value-type="float">
            <text:p>248967</text:p>
          </table:table-cell>
          <table:table-cell office:value-type="float" office:value="130562" calcext:value-type="float">
            <text:p>130562</text:p>
          </table:table-cell>
        </table:table-row>
        <table:table-row table:style-name="ro1">
          <table:table-cell office:value-type="float" office:value="249241" calcext:value-type="float">
            <text:p>249241</text:p>
          </table:table-cell>
          <table:table-cell office:value-type="float" office:value="130877" calcext:value-type="float">
            <text:p>130877</text:p>
          </table:table-cell>
        </table:table-row>
        <table:table-row table:style-name="ro1">
          <table:table-cell office:value-type="float" office:value="249346" calcext:value-type="float">
            <text:p>249346</text:p>
          </table:table-cell>
          <table:table-cell office:value-type="float" office:value="130929" calcext:value-type="float">
            <text:p>130929</text:p>
          </table:table-cell>
        </table:table-row>
        <table:table-row table:style-name="ro1">
          <table:table-cell office:value-type="float" office:value="249369" calcext:value-type="float">
            <text:p>249369</text:p>
          </table:table-cell>
          <table:table-cell office:value-type="float" office:value="131105" calcext:value-type="float">
            <text:p>131105</text:p>
          </table:table-cell>
        </table:table-row>
        <table:table-row table:style-name="ro1">
          <table:table-cell office:value-type="float" office:value="249743" calcext:value-type="float">
            <text:p>249743</text:p>
          </table:table-cell>
          <table:table-cell office:value-type="float" office:value="131105" calcext:value-type="float">
            <text:p>131105</text:p>
          </table:table-cell>
        </table:table-row>
        <table:table-row table:style-name="ro1">
          <table:table-cell office:value-type="float" office:value="251057" calcext:value-type="float">
            <text:p>251057</text:p>
          </table:table-cell>
          <table:table-cell office:value-type="float" office:value="131200" calcext:value-type="float">
            <text:p>131200</text:p>
          </table:table-cell>
        </table:table-row>
        <table:table-row table:style-name="ro1">
          <table:table-cell office:value-type="float" office:value="252362" calcext:value-type="float">
            <text:p>252362</text:p>
          </table:table-cell>
          <table:table-cell office:value-type="float" office:value="131331" calcext:value-type="float">
            <text:p>131331</text:p>
          </table:table-cell>
        </table:table-row>
        <table:table-row table:style-name="ro1">
          <table:table-cell office:value-type="float" office:value="252591" calcext:value-type="float">
            <text:p>252591</text:p>
          </table:table-cell>
          <table:table-cell office:value-type="float" office:value="131536" calcext:value-type="float">
            <text:p>131536</text:p>
          </table:table-cell>
        </table:table-row>
        <table:table-row table:style-name="ro1">
          <table:table-cell office:value-type="float" office:value="254198" calcext:value-type="float">
            <text:p>254198</text:p>
          </table:table-cell>
          <table:table-cell office:value-type="float" office:value="131552" calcext:value-type="float">
            <text:p>131552</text:p>
          </table:table-cell>
        </table:table-row>
        <table:table-row table:style-name="ro1">
          <table:table-cell office:value-type="float" office:value="254275" calcext:value-type="float">
            <text:p>254275</text:p>
          </table:table-cell>
          <table:table-cell office:value-type="float" office:value="131641" calcext:value-type="float">
            <text:p>131641</text:p>
          </table:table-cell>
        </table:table-row>
        <table:table-row table:style-name="ro1">
          <table:table-cell office:value-type="float" office:value="254530" calcext:value-type="float">
            <text:p>254530</text:p>
          </table:table-cell>
          <table:table-cell office:value-type="float" office:value="132095" calcext:value-type="float">
            <text:p>132095</text:p>
          </table:table-cell>
        </table:table-row>
        <table:table-row table:style-name="ro1">
          <table:table-cell office:value-type="float" office:value="254718" calcext:value-type="float">
            <text:p>254718</text:p>
          </table:table-cell>
          <table:table-cell office:value-type="float" office:value="132121" calcext:value-type="float">
            <text:p>132121</text:p>
          </table:table-cell>
        </table:table-row>
        <table:table-row table:style-name="ro1">
          <table:table-cell office:value-type="float" office:value="254750" calcext:value-type="float">
            <text:p>254750</text:p>
          </table:table-cell>
          <table:table-cell office:value-type="float" office:value="132281" calcext:value-type="float">
            <text:p>132281</text:p>
          </table:table-cell>
        </table:table-row>
        <table:table-row table:style-name="ro1">
          <table:table-cell office:value-type="float" office:value="254925" calcext:value-type="float">
            <text:p>254925</text:p>
          </table:table-cell>
          <table:table-cell office:value-type="float" office:value="132330" calcext:value-type="float">
            <text:p>132330</text:p>
          </table:table-cell>
        </table:table-row>
        <table:table-row table:style-name="ro1">
          <table:table-cell office:value-type="float" office:value="255003" calcext:value-type="float">
            <text:p>255003</text:p>
          </table:table-cell>
          <table:table-cell office:value-type="float" office:value="132577" calcext:value-type="float">
            <text:p>132577</text:p>
          </table:table-cell>
        </table:table-row>
        <table:table-row table:style-name="ro1">
          <table:table-cell office:value-type="float" office:value="256579" calcext:value-type="float">
            <text:p>256579</text:p>
          </table:table-cell>
          <table:table-cell office:value-type="float" office:value="132883" calcext:value-type="float">
            <text:p>132883</text:p>
          </table:table-cell>
        </table:table-row>
        <table:table-row table:style-name="ro1">
          <table:table-cell office:value-type="float" office:value="256720" calcext:value-type="float">
            <text:p>256720</text:p>
          </table:table-cell>
          <table:table-cell office:value-type="float" office:value="133771" calcext:value-type="float">
            <text:p>133771</text:p>
          </table:table-cell>
        </table:table-row>
        <table:table-row table:style-name="ro1">
          <table:table-cell office:value-type="float" office:value="257265" calcext:value-type="float">
            <text:p>257265</text:p>
          </table:table-cell>
          <table:table-cell office:value-type="float" office:value="133774" calcext:value-type="float">
            <text:p>133774</text:p>
          </table:table-cell>
        </table:table-row>
        <table:table-row table:style-name="ro1">
          <table:table-cell office:value-type="float" office:value="257505" calcext:value-type="float">
            <text:p>257505</text:p>
          </table:table-cell>
          <table:table-cell office:value-type="float" office:value="134533" calcext:value-type="float">
            <text:p>134533</text:p>
          </table:table-cell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float" office:value="134734" calcext:value-type="float">
            <text:p>134734</text:p>
          </table:table-cell>
        </table:table-row>
        <table:table-row table:style-name="ro1">
          <table:table-cell office:value-type="float" office:value="259052" calcext:value-type="float">
            <text:p>259052</text:p>
          </table:table-cell>
          <table:table-cell office:value-type="float" office:value="134897" calcext:value-type="float">
            <text:p>134897</text:p>
          </table:table-cell>
        </table:table-row>
        <table:table-row table:style-name="ro1">
          <table:table-cell office:value-type="float" office:value="259178" calcext:value-type="float">
            <text:p>259178</text:p>
          </table:table-cell>
          <table:table-cell office:value-type="float" office:value="135053" calcext:value-type="float">
            <text:p>135053</text:p>
          </table:table-cell>
        </table:table-row>
        <table:table-row table:style-name="ro1">
          <table:table-cell office:value-type="float" office:value="259513" calcext:value-type="float">
            <text:p>259513</text:p>
          </table:table-cell>
          <table:table-cell office:value-type="float" office:value="135285" calcext:value-type="float">
            <text:p>135285</text:p>
          </table:table-cell>
        </table:table-row>
        <table:table-row table:style-name="ro1">
          <table:table-cell office:value-type="float" office:value="259553" calcext:value-type="float">
            <text:p>259553</text:p>
          </table:table-cell>
          <table:table-cell office:value-type="float" office:value="135507" calcext:value-type="float">
            <text:p>135507</text:p>
          </table:table-cell>
        </table:table-row>
        <table:table-row table:style-name="ro1">
          <table:table-cell office:value-type="float" office:value="259972" calcext:value-type="float">
            <text:p>259972</text:p>
          </table:table-cell>
          <table:table-cell office:value-type="float" office:value="135988" calcext:value-type="float">
            <text:p>135988</text:p>
          </table:table-cell>
        </table:table-row>
        <table:table-row table:style-name="ro1">
          <table:table-cell office:value-type="float" office:value="260336" calcext:value-type="float">
            <text:p>260336</text:p>
          </table:table-cell>
          <table:table-cell office:value-type="float" office:value="137069" calcext:value-type="float">
            <text:p>137069</text:p>
          </table:table-cell>
        </table:table-row>
        <table:table-row table:style-name="ro1">
          <table:table-cell office:value-type="float" office:value="260528" calcext:value-type="float">
            <text:p>260528</text:p>
          </table:table-cell>
          <table:table-cell office:value-type="float" office:value="137346" calcext:value-type="float">
            <text:p>137346</text:p>
          </table:table-cell>
        </table:table-row>
        <table:table-row table:style-name="ro1">
          <table:table-cell office:value-type="float" office:value="261185" calcext:value-type="float">
            <text:p>261185</text:p>
          </table:table-cell>
          <table:table-cell office:value-type="float" office:value="137465" calcext:value-type="float">
            <text:p>137465</text:p>
          </table:table-cell>
        </table:table-row>
        <table:table-row table:style-name="ro1">
          <table:table-cell office:value-type="float" office:value="261623" calcext:value-type="float">
            <text:p>261623</text:p>
          </table:table-cell>
          <table:table-cell office:value-type="float" office:value="137519" calcext:value-type="float">
            <text:p>137519</text:p>
          </table:table-cell>
        </table:table-row>
        <table:table-row table:style-name="ro1">
          <table:table-cell office:value-type="float" office:value="262089" calcext:value-type="float">
            <text:p>262089</text:p>
          </table:table-cell>
          <table:table-cell office:value-type="float" office:value="137590" calcext:value-type="float">
            <text:p>137590</text:p>
          </table:table-cell>
        </table:table-row>
        <table:table-row table:style-name="ro1">
          <table:table-cell office:value-type="float" office:value="262319" calcext:value-type="float">
            <text:p>262319</text:p>
          </table:table-cell>
          <table:table-cell office:value-type="float" office:value="137590" calcext:value-type="float">
            <text:p>137590</text:p>
          </table:table-cell>
        </table:table-row>
        <table:table-row table:style-name="ro1">
          <table:table-cell office:value-type="float" office:value="262536" calcext:value-type="float">
            <text:p>262536</text:p>
          </table:table-cell>
          <table:table-cell office:value-type="float" office:value="137596" calcext:value-type="float">
            <text:p>137596</text:p>
          </table:table-cell>
        </table:table-row>
        <table:table-row table:style-name="ro1">
          <table:table-cell office:value-type="float" office:value="262587" calcext:value-type="float">
            <text:p>262587</text:p>
          </table:table-cell>
          <table:table-cell office:value-type="float" office:value="137610" calcext:value-type="float">
            <text:p>137610</text:p>
          </table:table-cell>
        </table:table-row>
        <table:table-row table:style-name="ro1">
          <table:table-cell office:value-type="float" office:value="262784" calcext:value-type="float">
            <text:p>262784</text:p>
          </table:table-cell>
          <table:table-cell office:value-type="float" office:value="137781" calcext:value-type="float">
            <text:p>137781</text:p>
          </table:table-cell>
        </table:table-row>
        <table:table-row table:style-name="ro1">
          <table:table-cell office:value-type="float" office:value="263963" calcext:value-type="float">
            <text:p>263963</text:p>
          </table:table-cell>
          <table:table-cell office:value-type="float" office:value="137902" calcext:value-type="float">
            <text:p>137902</text:p>
          </table:table-cell>
        </table:table-row>
        <table:table-row table:style-name="ro1">
          <table:table-cell office:value-type="float" office:value="264125" calcext:value-type="float">
            <text:p>264125</text:p>
          </table:table-cell>
          <table:table-cell office:value-type="float" office:value="138027" calcext:value-type="float">
            <text:p>138027</text:p>
          </table:table-cell>
        </table:table-row>
        <table:table-row table:style-name="ro1">
          <table:table-cell office:value-type="float" office:value="264543" calcext:value-type="float">
            <text:p>264543</text:p>
          </table:table-cell>
          <table:table-cell office:value-type="float" office:value="138312" calcext:value-type="float">
            <text:p>138312</text:p>
          </table:table-cell>
        </table:table-row>
        <table:table-row table:style-name="ro1">
          <table:table-cell office:value-type="float" office:value="265281" calcext:value-type="float">
            <text:p>265281</text:p>
          </table:table-cell>
          <table:table-cell office:value-type="float" office:value="138478" calcext:value-type="float">
            <text:p>138478</text:p>
          </table:table-cell>
        </table:table-row>
        <table:table-row table:style-name="ro1">
          <table:table-cell office:value-type="float" office:value="265983" calcext:value-type="float">
            <text:p>265983</text:p>
          </table:table-cell>
          <table:table-cell office:value-type="float" office:value="138478" calcext:value-type="float">
            <text:p>138478</text:p>
          </table:table-cell>
        </table:table-row>
        <table:table-row table:style-name="ro1">
          <table:table-cell office:value-type="float" office:value="267004" calcext:value-type="float">
            <text:p>267004</text:p>
          </table:table-cell>
          <table:table-cell office:value-type="float" office:value="138560" calcext:value-type="float">
            <text:p>138560</text:p>
          </table:table-cell>
        </table:table-row>
        <table:table-row table:style-name="ro1">
          <table:table-cell office:value-type="float" office:value="267090" calcext:value-type="float">
            <text:p>267090</text:p>
          </table:table-cell>
          <table:table-cell office:value-type="float" office:value="138609" calcext:value-type="float">
            <text:p>138609</text:p>
          </table:table-cell>
        </table:table-row>
        <table:table-row table:style-name="ro1">
          <table:table-cell office:value-type="float" office:value="267215" calcext:value-type="float">
            <text:p>267215</text:p>
          </table:table-cell>
          <table:table-cell office:value-type="float" office:value="139189" calcext:value-type="float">
            <text:p>139189</text:p>
          </table:table-cell>
        </table:table-row>
        <table:table-row table:style-name="ro1">
          <table:table-cell office:value-type="float" office:value="267371" calcext:value-type="float">
            <text:p>267371</text:p>
          </table:table-cell>
          <table:table-cell office:value-type="float" office:value="139295" calcext:value-type="float">
            <text:p>139295</text:p>
          </table:table-cell>
        </table:table-row>
        <table:table-row table:style-name="ro1">
          <table:table-cell office:value-type="float" office:value="267791" calcext:value-type="float">
            <text:p>267791</text:p>
          </table:table-cell>
          <table:table-cell office:value-type="float" office:value="139649" calcext:value-type="float">
            <text:p>139649</text:p>
          </table:table-cell>
        </table:table-row>
        <table:table-row table:style-name="ro1">
          <table:table-cell office:value-type="float" office:value="268230" calcext:value-type="float">
            <text:p>268230</text:p>
          </table:table-cell>
          <table:table-cell office:value-type="float" office:value="139921" calcext:value-type="float">
            <text:p>139921</text:p>
          </table:table-cell>
        </table:table-row>
        <table:table-row table:style-name="ro1">
          <table:table-cell office:value-type="float" office:value="268294" calcext:value-type="float">
            <text:p>268294</text:p>
          </table:table-cell>
          <table:table-cell office:value-type="float" office:value="140688" calcext:value-type="float">
            <text:p>140688</text:p>
          </table:table-cell>
        </table:table-row>
        <table:table-row table:style-name="ro1">
          <table:table-cell office:value-type="float" office:value="268360" calcext:value-type="float">
            <text:p>268360</text:p>
          </table:table-cell>
          <table:table-cell office:value-type="float" office:value="140797" calcext:value-type="float">
            <text:p>140797</text:p>
          </table:table-cell>
        </table:table-row>
        <table:table-row table:style-name="ro1">
          <table:table-cell office:value-type="float" office:value="268416" calcext:value-type="float">
            <text:p>268416</text:p>
          </table:table-cell>
          <table:table-cell office:value-type="float" office:value="140800" calcext:value-type="float">
            <text:p>140800</text:p>
          </table:table-cell>
        </table:table-row>
        <table:table-row table:style-name="ro1">
          <table:table-cell office:value-type="float" office:value="269034" calcext:value-type="float">
            <text:p>269034</text:p>
          </table:table-cell>
          <table:table-cell office:value-type="float" office:value="141285" calcext:value-type="float">
            <text:p>141285</text:p>
          </table:table-cell>
        </table:table-row>
        <table:table-row table:style-name="ro1">
          <table:table-cell office:value-type="float" office:value="269216" calcext:value-type="float">
            <text:p>269216</text:p>
          </table:table-cell>
          <table:table-cell office:value-type="float" office:value="141514" calcext:value-type="float">
            <text:p>141514</text:p>
          </table:table-cell>
        </table:table-row>
        <table:table-row table:style-name="ro1">
          <table:table-cell office:value-type="float" office:value="269380" calcext:value-type="float">
            <text:p>269380</text:p>
          </table:table-cell>
          <table:table-cell office:value-type="float" office:value="141760" calcext:value-type="float">
            <text:p>141760</text:p>
          </table:table-cell>
        </table:table-row>
        <table:table-row table:style-name="ro1">
          <table:table-cell office:value-type="float" office:value="269658" calcext:value-type="float">
            <text:p>269658</text:p>
          </table:table-cell>
          <table:table-cell office:value-type="float" office:value="142001" calcext:value-type="float">
            <text:p>142001</text:p>
          </table:table-cell>
        </table:table-row>
        <table:table-row table:style-name="ro1">
          <table:table-cell office:value-type="float" office:value="270026" calcext:value-type="float">
            <text:p>270026</text:p>
          </table:table-cell>
          <table:table-cell office:value-type="float" office:value="142520" calcext:value-type="float">
            <text:p>142520</text:p>
          </table:table-cell>
        </table:table-row>
        <table:table-row table:style-name="ro1">
          <table:table-cell office:value-type="float" office:value="270310" calcext:value-type="float">
            <text:p>270310</text:p>
          </table:table-cell>
          <table:table-cell office:value-type="float" office:value="142773" calcext:value-type="float">
            <text:p>142773</text:p>
          </table:table-cell>
        </table:table-row>
        <table:table-row table:style-name="ro1">
          <table:table-cell office:value-type="float" office:value="270874" calcext:value-type="float">
            <text:p>270874</text:p>
          </table:table-cell>
          <table:table-cell office:value-type="float" office:value="142915" calcext:value-type="float">
            <text:p>142915</text:p>
          </table:table-cell>
        </table:table-row>
        <table:table-row table:style-name="ro1">
          <table:table-cell office:value-type="float" office:value="271837" calcext:value-type="float">
            <text:p>271837</text:p>
          </table:table-cell>
          <table:table-cell office:value-type="float" office:value="143990" calcext:value-type="float">
            <text:p>143990</text:p>
          </table:table-cell>
        </table:table-row>
        <table:table-row table:style-name="ro1">
          <table:table-cell office:value-type="float" office:value="272658" calcext:value-type="float">
            <text:p>272658</text:p>
          </table:table-cell>
          <table:table-cell office:value-type="float" office:value="144428" calcext:value-type="float">
            <text:p>144428</text:p>
          </table:table-cell>
        </table:table-row>
        <table:table-row table:style-name="ro1">
          <table:table-cell office:value-type="float" office:value="272877" calcext:value-type="float">
            <text:p>272877</text:p>
          </table:table-cell>
          <table:table-cell office:value-type="float" office:value="144884" calcext:value-type="float">
            <text:p>144884</text:p>
          </table:table-cell>
        </table:table-row>
        <table:table-row table:style-name="ro1">
          <table:table-cell office:value-type="float" office:value="272903" calcext:value-type="float">
            <text:p>272903</text:p>
          </table:table-cell>
          <table:table-cell office:value-type="float" office:value="145286" calcext:value-type="float">
            <text:p>145286</text:p>
          </table:table-cell>
        </table:table-row>
        <table:table-row table:style-name="ro1">
          <table:table-cell office:value-type="float" office:value="273023" calcext:value-type="float">
            <text:p>273023</text:p>
          </table:table-cell>
          <table:table-cell office:value-type="float" office:value="145590" calcext:value-type="float">
            <text:p>145590</text:p>
          </table:table-cell>
        </table:table-row>
        <table:table-row table:style-name="ro1">
          <table:table-cell office:value-type="float" office:value="273739" calcext:value-type="float">
            <text:p>273739</text:p>
          </table:table-cell>
          <table:table-cell office:value-type="float" office:value="145599" calcext:value-type="float">
            <text:p>145599</text:p>
          </table:table-cell>
        </table:table-row>
        <table:table-row table:style-name="ro1">
          <table:table-cell office:value-type="float" office:value="273883" calcext:value-type="float">
            <text:p>273883</text:p>
          </table:table-cell>
          <table:table-cell office:value-type="float" office:value="145866" calcext:value-type="float">
            <text:p>145866</text:p>
          </table:table-cell>
        </table:table-row>
        <table:table-row table:style-name="ro1">
          <table:table-cell office:value-type="float" office:value="274013" calcext:value-type="float">
            <text:p>274013</text:p>
          </table:table-cell>
          <table:table-cell office:value-type="float" office:value="145874" calcext:value-type="float">
            <text:p>145874</text:p>
          </table:table-cell>
        </table:table-row>
        <table:table-row table:style-name="ro1">
          <table:table-cell office:value-type="float" office:value="274630" calcext:value-type="float">
            <text:p>274630</text:p>
          </table:table-cell>
          <table:table-cell office:value-type="float" office:value="146028" calcext:value-type="float">
            <text:p>146028</text:p>
          </table:table-cell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float" office:value="146343" calcext:value-type="float">
            <text:p>146343</text:p>
          </table:table-cell>
        </table:table-row>
        <table:table-row table:style-name="ro1">
          <table:table-cell office:value-type="float" office:value="274967" calcext:value-type="float">
            <text:p>274967</text:p>
          </table:table-cell>
          <table:table-cell office:value-type="float" office:value="146604" calcext:value-type="float">
            <text:p>146604</text:p>
          </table:table-cell>
        </table:table-row>
        <table:table-row table:style-name="ro1">
          <table:table-cell office:value-type="float" office:value="275135" calcext:value-type="float">
            <text:p>275135</text:p>
          </table:table-cell>
          <table:table-cell office:value-type="float" office:value="146744" calcext:value-type="float">
            <text:p>146744</text:p>
          </table:table-cell>
        </table:table-row>
        <table:table-row table:style-name="ro1">
          <table:table-cell office:value-type="float" office:value="275967" calcext:value-type="float">
            <text:p>275967</text:p>
          </table:table-cell>
          <table:table-cell office:value-type="float" office:value="147203" calcext:value-type="float">
            <text:p>147203</text:p>
          </table:table-cell>
        </table:table-row>
        <table:table-row table:style-name="ro1">
          <table:table-cell office:value-type="float" office:value="276168" calcext:value-type="float">
            <text:p>276168</text:p>
          </table:table-cell>
          <table:table-cell office:value-type="float" office:value="147209" calcext:value-type="float">
            <text:p>147209</text:p>
          </table:table-cell>
        </table:table-row>
        <table:table-row table:style-name="ro1">
          <table:table-cell office:value-type="float" office:value="276370" calcext:value-type="float">
            <text:p>276370</text:p>
          </table:table-cell>
          <table:table-cell office:value-type="float" office:value="147209" calcext:value-type="float">
            <text:p>147209</text:p>
          </table:table-cell>
        </table:table-row>
        <table:table-row table:style-name="ro1">
          <table:table-cell office:value-type="float" office:value="277264" calcext:value-type="float">
            <text:p>277264</text:p>
          </table:table-cell>
          <table:table-cell office:value-type="float" office:value="147209" calcext:value-type="float">
            <text:p>147209</text:p>
          </table:table-cell>
        </table:table-row>
        <table:table-row table:style-name="ro1">
          <table:table-cell office:value-type="float" office:value="278080" calcext:value-type="float">
            <text:p>278080</text:p>
          </table:table-cell>
          <table:table-cell office:value-type="float" office:value="147741" calcext:value-type="float">
            <text:p>147741</text:p>
          </table:table-cell>
        </table:table-row>
        <table:table-row table:style-name="ro1">
          <table:table-cell office:value-type="float" office:value="278433" calcext:value-type="float">
            <text:p>278433</text:p>
          </table:table-cell>
          <table:table-cell office:value-type="float" office:value="148296" calcext:value-type="float">
            <text:p>148296</text:p>
          </table:table-cell>
        </table:table-row>
        <table:table-row table:style-name="ro1">
          <table:table-cell office:value-type="float" office:value="278927" calcext:value-type="float">
            <text:p>278927</text:p>
          </table:table-cell>
          <table:table-cell office:value-type="float" office:value="148368" calcext:value-type="float">
            <text:p>148368</text:p>
          </table:table-cell>
        </table:table-row>
        <table:table-row table:style-name="ro1">
          <table:table-cell office:value-type="float" office:value="278946" calcext:value-type="float">
            <text:p>278946</text:p>
          </table:table-cell>
          <table:table-cell office:value-type="float" office:value="148368" calcext:value-type="float">
            <text:p>148368</text:p>
          </table:table-cell>
        </table:table-row>
        <table:table-row table:style-name="ro1">
          <table:table-cell office:value-type="float" office:value="278960" calcext:value-type="float">
            <text:p>278960</text:p>
          </table:table-cell>
          <table:table-cell office:value-type="float" office:value="148817" calcext:value-type="float">
            <text:p>148817</text:p>
          </table:table-cell>
        </table:table-row>
        <table:table-row table:style-name="ro1">
          <table:table-cell office:value-type="float" office:value="280642" calcext:value-type="float">
            <text:p>280642</text:p>
          </table:table-cell>
          <table:table-cell office:value-type="float" office:value="148890" calcext:value-type="float">
            <text:p>148890</text:p>
          </table:table-cell>
        </table:table-row>
        <table:table-row table:style-name="ro1">
          <table:table-cell office:value-type="float" office:value="280665" calcext:value-type="float">
            <text:p>280665</text:p>
          </table:table-cell>
          <table:table-cell office:value-type="float" office:value="149109" calcext:value-type="float">
            <text:p>149109</text:p>
          </table:table-cell>
        </table:table-row>
        <table:table-row table:style-name="ro1">
          <table:table-cell office:value-type="float" office:value="281255" calcext:value-type="float">
            <text:p>281255</text:p>
          </table:table-cell>
          <table:table-cell office:value-type="float" office:value="149227" calcext:value-type="float">
            <text:p>149227</text:p>
          </table:table-cell>
        </table:table-row>
        <table:table-row table:style-name="ro1">
          <table:table-cell office:value-type="float" office:value="281417" calcext:value-type="float">
            <text:p>281417</text:p>
          </table:table-cell>
          <table:table-cell office:value-type="float" office:value="149250" calcext:value-type="float">
            <text:p>149250</text:p>
          </table:table-cell>
        </table:table-row>
        <table:table-row table:style-name="ro1">
          <table:table-cell office:value-type="float" office:value="281545" calcext:value-type="float">
            <text:p>281545</text:p>
          </table:table-cell>
          <table:table-cell office:value-type="float" office:value="149390" calcext:value-type="float">
            <text:p>149390</text:p>
          </table:table-cell>
        </table:table-row>
        <table:table-row table:style-name="ro1">
          <table:table-cell office:value-type="float" office:value="281711" calcext:value-type="float">
            <text:p>281711</text:p>
          </table:table-cell>
          <table:table-cell office:value-type="float" office:value="149516" calcext:value-type="float">
            <text:p>149516</text:p>
          </table:table-cell>
        </table:table-row>
        <table:table-row table:style-name="ro1">
          <table:table-cell office:value-type="float" office:value="283655" calcext:value-type="float">
            <text:p>283655</text:p>
          </table:table-cell>
          <table:table-cell office:value-type="float" office:value="150396" calcext:value-type="float">
            <text:p>150396</text:p>
          </table:table-cell>
        </table:table-row>
        <table:table-row table:style-name="ro1">
          <table:table-cell office:value-type="float" office:value="284330" calcext:value-type="float">
            <text:p>284330</text:p>
          </table:table-cell>
          <table:table-cell office:value-type="float" office:value="150474" calcext:value-type="float">
            <text:p>150474</text:p>
          </table:table-cell>
        </table:table-row>
        <table:table-row table:style-name="ro1">
          <table:table-cell office:value-type="float" office:value="284516" calcext:value-type="float">
            <text:p>284516</text:p>
          </table:table-cell>
          <table:table-cell office:value-type="float" office:value="150486" calcext:value-type="float">
            <text:p>150486</text:p>
          </table:table-cell>
        </table:table-row>
        <table:table-row table:style-name="ro1">
          <table:table-cell office:value-type="float" office:value="285198" calcext:value-type="float">
            <text:p>285198</text:p>
          </table:table-cell>
          <table:table-cell office:value-type="float" office:value="150738" calcext:value-type="float">
            <text:p>150738</text:p>
          </table:table-cell>
        </table:table-row>
        <table:table-row table:style-name="ro1">
          <table:table-cell office:value-type="float" office:value="285676" calcext:value-type="float">
            <text:p>285676</text:p>
          </table:table-cell>
          <table:table-cell office:value-type="float" office:value="152002" calcext:value-type="float">
            <text:p>152002</text:p>
          </table:table-cell>
        </table:table-row>
        <table:table-row table:style-name="ro1">
          <table:table-cell office:value-type="float" office:value="286842" calcext:value-type="float">
            <text:p>286842</text:p>
          </table:table-cell>
          <table:table-cell office:value-type="float" office:value="152019" calcext:value-type="float">
            <text:p>152019</text:p>
          </table:table-cell>
        </table:table-row>
        <table:table-row table:style-name="ro1">
          <table:table-cell office:value-type="float" office:value="287448" calcext:value-type="float">
            <text:p>287448</text:p>
          </table:table-cell>
          <table:table-cell office:value-type="float" office:value="153322" calcext:value-type="float">
            <text:p>153322</text:p>
          </table:table-cell>
        </table:table-row>
        <table:table-row table:style-name="ro1">
          <table:table-cell office:value-type="float" office:value="290325" calcext:value-type="float">
            <text:p>290325</text:p>
          </table:table-cell>
          <table:table-cell office:value-type="float" office:value="153694" calcext:value-type="float">
            <text:p>153694</text:p>
          </table:table-cell>
        </table:table-row>
        <table:table-row table:style-name="ro1">
          <table:table-cell office:value-type="float" office:value="290633" calcext:value-type="float">
            <text:p>290633</text:p>
          </table:table-cell>
          <table:table-cell office:value-type="float" office:value="155065" calcext:value-type="float">
            <text:p>155065</text:p>
          </table:table-cell>
        </table:table-row>
        <table:table-row table:style-name="ro1">
          <table:table-cell office:value-type="float" office:value="290641" calcext:value-type="float">
            <text:p>290641</text:p>
          </table:table-cell>
          <table:table-cell office:value-type="float" office:value="155169" calcext:value-type="float">
            <text:p>155169</text:p>
          </table:table-cell>
        </table:table-row>
        <table:table-row table:style-name="ro1">
          <table:table-cell office:value-type="float" office:value="291162" calcext:value-type="float">
            <text:p>291162</text:p>
          </table:table-cell>
          <table:table-cell office:value-type="float" office:value="155293" calcext:value-type="float">
            <text:p>155293</text:p>
          </table:table-cell>
        </table:table-row>
        <table:table-row table:style-name="ro1">
          <table:table-cell office:value-type="float" office:value="291935" calcext:value-type="float">
            <text:p>291935</text:p>
          </table:table-cell>
          <table:table-cell office:value-type="float" office:value="155625" calcext:value-type="float">
            <text:p>155625</text:p>
          </table:table-cell>
        </table:table-row>
        <table:table-row table:style-name="ro1">
          <table:table-cell office:value-type="float" office:value="292041" calcext:value-type="float">
            <text:p>292041</text:p>
          </table:table-cell>
          <table:table-cell office:value-type="float" office:value="156229" calcext:value-type="float">
            <text:p>156229</text:p>
          </table:table-cell>
        </table:table-row>
        <table:table-row table:style-name="ro1">
          <table:table-cell office:value-type="float" office:value="292286" calcext:value-type="float">
            <text:p>292286</text:p>
          </table:table-cell>
          <table:table-cell office:value-type="float" office:value="156268" calcext:value-type="float">
            <text:p>156268</text:p>
          </table:table-cell>
        </table:table-row>
        <table:table-row table:style-name="ro1">
          <table:table-cell office:value-type="float" office:value="292621" calcext:value-type="float">
            <text:p>292621</text:p>
          </table:table-cell>
          <table:table-cell office:value-type="float" office:value="156490" calcext:value-type="float">
            <text:p>156490</text:p>
          </table:table-cell>
        </table:table-row>
        <table:table-row table:style-name="ro1">
          <table:table-cell office:value-type="float" office:value="294215" calcext:value-type="float">
            <text:p>294215</text:p>
          </table:table-cell>
          <table:table-cell office:value-type="float" office:value="156668" calcext:value-type="float">
            <text:p>156668</text:p>
          </table:table-cell>
        </table:table-row>
        <table:table-row table:style-name="ro1">
          <table:table-cell office:value-type="float" office:value="294837" calcext:value-type="float">
            <text:p>294837</text:p>
          </table:table-cell>
          <table:table-cell office:value-type="float" office:value="156850" calcext:value-type="float">
            <text:p>156850</text:p>
          </table:table-cell>
        </table:table-row>
        <table:table-row table:style-name="ro1">
          <table:table-cell office:value-type="float" office:value="294859" calcext:value-type="float">
            <text:p>294859</text:p>
          </table:table-cell>
          <table:table-cell office:value-type="float" office:value="157327" calcext:value-type="float">
            <text:p>157327</text:p>
          </table:table-cell>
        </table:table-row>
        <table:table-row table:style-name="ro1">
          <table:table-cell office:value-type="float" office:value="295848" calcext:value-type="float">
            <text:p>295848</text:p>
          </table:table-cell>
          <table:table-cell office:value-type="float" office:value="157618" calcext:value-type="float">
            <text:p>157618</text:p>
          </table:table-cell>
        </table:table-row>
        <table:table-row table:style-name="ro1">
          <table:table-cell office:value-type="float" office:value="297724" calcext:value-type="float">
            <text:p>297724</text:p>
          </table:table-cell>
          <table:table-cell office:value-type="float" office:value="157975" calcext:value-type="float">
            <text:p>157975</text:p>
          </table:table-cell>
        </table:table-row>
        <table:table-row table:style-name="ro1">
          <table:table-cell office:value-type="float" office:value="297902" calcext:value-type="float">
            <text:p>297902</text:p>
          </table:table-cell>
          <table:table-cell office:value-type="float" office:value="158400" calcext:value-type="float">
            <text:p>158400</text:p>
          </table:table-cell>
        </table:table-row>
        <table:table-row table:style-name="ro1">
          <table:table-cell office:value-type="float" office:value="298285" calcext:value-type="float">
            <text:p>298285</text:p>
          </table:table-cell>
          <table:table-cell office:value-type="float" office:value="158400" calcext:value-type="float">
            <text:p>158400</text:p>
          </table:table-cell>
        </table:table-row>
        <table:table-row table:style-name="ro1">
          <table:table-cell office:value-type="float" office:value="299664" calcext:value-type="float">
            <text:p>299664</text:p>
          </table:table-cell>
          <table:table-cell office:value-type="float" office:value="158400" calcext:value-type="float">
            <text:p>158400</text:p>
          </table:table-cell>
        </table:table-row>
        <table:table-row table:style-name="ro1">
          <table:table-cell office:value-type="float" office:value="301472" calcext:value-type="float">
            <text:p>301472</text:p>
          </table:table-cell>
          <table:table-cell office:value-type="float" office:value="158400" calcext:value-type="float">
            <text:p>158400</text:p>
          </table:table-cell>
        </table:table-row>
        <table:table-row table:style-name="ro1">
          <table:table-cell office:value-type="float" office:value="301513" calcext:value-type="float">
            <text:p>301513</text:p>
          </table:table-cell>
          <table:table-cell office:value-type="float" office:value="158400" calcext:value-type="float">
            <text:p>158400</text:p>
          </table:table-cell>
        </table:table-row>
        <table:table-row table:style-name="ro1">
          <table:table-cell office:value-type="float" office:value="301583" calcext:value-type="float">
            <text:p>301583</text:p>
          </table:table-cell>
          <table:table-cell office:value-type="float" office:value="158521" calcext:value-type="float">
            <text:p>158521</text:p>
          </table:table-cell>
        </table:table-row>
        <table:table-row table:style-name="ro1">
          <table:table-cell office:value-type="float" office:value="301963" calcext:value-type="float">
            <text:p>301963</text:p>
          </table:table-cell>
          <table:table-cell office:value-type="float" office:value="159690" calcext:value-type="float">
            <text:p>159690</text:p>
          </table:table-cell>
        </table:table-row>
        <table:table-row table:style-name="ro1">
          <table:table-cell office:value-type="float" office:value="302183" calcext:value-type="float">
            <text:p>302183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2328" calcext:value-type="float">
            <text:p>302328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3471" calcext:value-type="float">
            <text:p>303471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4161" calcext:value-type="float">
            <text:p>304161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4549" calcext:value-type="float">
            <text:p>304549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4681" calcext:value-type="float">
            <text:p>304681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5198" calcext:value-type="float">
            <text:p>305198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6747" calcext:value-type="float">
            <text:p>306747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6956" calcext:value-type="float">
            <text:p>306956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7099" calcext:value-type="float">
            <text:p>307099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7138" calcext:value-type="float">
            <text:p>307138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07717" calcext:value-type="float">
            <text:p>307717</text:p>
          </table:table-cell>
          <table:table-cell office:value-type="float" office:value="161343" calcext:value-type="float">
            <text:p>161343</text:p>
          </table:table-cell>
        </table:table-row>
        <table:table-row table:style-name="ro1">
          <table:table-cell office:value-type="float" office:value="309656" calcext:value-type="float">
            <text:p>309656</text:p>
          </table:table-cell>
          <table:table-cell office:value-type="float" office:value="161600" calcext:value-type="float">
            <text:p>161600</text:p>
          </table:table-cell>
        </table:table-row>
        <table:table-row table:style-name="ro1">
          <table:table-cell office:value-type="float" office:value="309666" calcext:value-type="float">
            <text:p>309666</text:p>
          </table:table-cell>
          <table:table-cell office:value-type="float" office:value="161600" calcext:value-type="float">
            <text:p>161600</text:p>
          </table:table-cell>
        </table:table-row>
        <table:table-row table:style-name="ro1">
          <table:table-cell office:value-type="float" office:value="310383" calcext:value-type="float">
            <text:p>310383</text:p>
          </table:table-cell>
          <table:table-cell office:value-type="float" office:value="161965" calcext:value-type="float">
            <text:p>161965</text:p>
          </table:table-cell>
        </table:table-row>
        <table:table-row table:style-name="ro1">
          <table:table-cell office:value-type="float" office:value="310967" calcext:value-type="float">
            <text:p>310967</text:p>
          </table:table-cell>
          <table:table-cell office:value-type="float" office:value="164423" calcext:value-type="float">
            <text:p>164423</text:p>
          </table:table-cell>
        </table:table-row>
        <table:table-row table:style-name="ro1">
          <table:table-cell office:value-type="float" office:value="311618" calcext:value-type="float">
            <text:p>311618</text:p>
          </table:table-cell>
          <table:table-cell office:value-type="float" office:value="166397" calcext:value-type="float">
            <text:p>166397</text:p>
          </table:table-cell>
        </table:table-row>
        <table:table-row table:style-name="ro1">
          <table:table-cell office:value-type="float" office:value="311840" calcext:value-type="float">
            <text:p>311840</text:p>
          </table:table-cell>
          <table:table-cell office:value-type="float" office:value="167575" calcext:value-type="float">
            <text:p>167575</text:p>
          </table:table-cell>
        </table:table-row>
        <table:table-row table:style-name="ro1">
          <table:table-cell office:value-type="float" office:value="312103" calcext:value-type="float">
            <text:p>312103</text:p>
          </table:table-cell>
          <table:table-cell office:value-type="float" office:value="171059" calcext:value-type="float">
            <text:p>171059</text:p>
          </table:table-cell>
        </table:table-row>
        <table:table-row table:style-name="ro1">
          <table:table-cell office:value-type="float" office:value="312198" calcext:value-type="float">
            <text:p>312198</text:p>
          </table:table-cell>
          <table:table-cell office:value-type="float" office:value="172447" calcext:value-type="float">
            <text:p>172447</text:p>
          </table:table-cell>
        </table:table-row>
        <table:table-row table:style-name="ro1">
          <table:table-cell office:value-type="float" office:value="313343" calcext:value-type="float">
            <text:p>313343</text:p>
          </table:table-cell>
          <table:table-cell office:value-type="float" office:value="172791" calcext:value-type="float">
            <text:p>172791</text:p>
          </table:table-cell>
        </table:table-row>
        <table:table-row table:style-name="ro1">
          <table:table-cell office:value-type="float" office:value="313637" calcext:value-type="float">
            <text:p>313637</text:p>
          </table:table-cell>
          <table:table-cell office:value-type="float" office:value="174360" calcext:value-type="float">
            <text:p>174360</text:p>
          </table:table-cell>
        </table:table-row>
        <table:table-row table:style-name="ro1">
          <table:table-cell office:value-type="float" office:value="313645" calcext:value-type="float">
            <text:p>313645</text:p>
          </table:table-cell>
          <table:table-cell office:value-type="float" office:value="174390" calcext:value-type="float">
            <text:p>174390</text:p>
          </table:table-cell>
        </table:table-row>
        <table:table-row table:style-name="ro1">
          <table:table-cell office:value-type="float" office:value="313733" calcext:value-type="float">
            <text:p>313733</text:p>
          </table:table-cell>
          <table:table-cell office:value-type="float" office:value="175268" calcext:value-type="float">
            <text:p>175268</text:p>
          </table:table-cell>
        </table:table-row>
        <table:table-row table:style-name="ro1">
          <table:table-cell office:value-type="float" office:value="313962" calcext:value-type="float">
            <text:p>313962</text:p>
          </table:table-cell>
          <table:table-cell office:value-type="float" office:value="177308" calcext:value-type="float">
            <text:p>177308</text:p>
          </table:table-cell>
        </table:table-row>
        <table:table-row table:style-name="ro1">
          <table:table-cell office:value-type="float" office:value="315135" calcext:value-type="float">
            <text:p>315135</text:p>
          </table:table-cell>
          <table:table-cell office:value-type="float" office:value="177745" calcext:value-type="float">
            <text:p>177745</text:p>
          </table:table-cell>
        </table:table-row>
        <table:table-row table:style-name="ro1">
          <table:table-cell office:value-type="float" office:value="316132" calcext:value-type="float">
            <text:p>316132</text:p>
          </table:table-cell>
          <table:table-cell office:value-type="float" office:value="178191" calcext:value-type="float">
            <text:p>178191</text:p>
          </table:table-cell>
        </table:table-row>
        <table:table-row table:style-name="ro1">
          <table:table-cell office:value-type="float" office:value="317364" calcext:value-type="float">
            <text:p>317364</text:p>
          </table:table-cell>
          <table:table-cell office:value-type="float" office:value="178540" calcext:value-type="float">
            <text:p>178540</text:p>
          </table:table-cell>
        </table:table-row>
        <table:table-row table:style-name="ro1">
          <table:table-cell office:value-type="float" office:value="318167" calcext:value-type="float">
            <text:p>318167</text:p>
          </table:table-cell>
          <table:table-cell office:value-type="float" office:value="180646" calcext:value-type="float">
            <text:p>180646</text:p>
          </table:table-cell>
        </table:table-row>
        <table:table-row table:style-name="ro1">
          <table:table-cell office:value-type="float" office:value="319381" calcext:value-type="float">
            <text:p>319381</text:p>
          </table:table-cell>
          <table:table-cell office:value-type="float" office:value="180695" calcext:value-type="float">
            <text:p>180695</text:p>
          </table:table-cell>
        </table:table-row>
        <table:table-row table:style-name="ro1">
          <table:table-cell office:value-type="float" office:value="320076" calcext:value-type="float">
            <text:p>320076</text:p>
          </table:table-cell>
          <table:table-cell office:value-type="float" office:value="181809" calcext:value-type="float">
            <text:p>181809</text:p>
          </table:table-cell>
        </table:table-row>
        <table:table-row table:style-name="ro1">
          <table:table-cell office:value-type="float" office:value="321034" calcext:value-type="float">
            <text:p>321034</text:p>
          </table:table-cell>
          <table:table-cell office:value-type="float" office:value="182390" calcext:value-type="float">
            <text:p>182390</text:p>
          </table:table-cell>
        </table:table-row>
        <table:table-row table:style-name="ro1">
          <table:table-cell office:value-type="float" office:value="322249" calcext:value-type="float">
            <text:p>322249</text:p>
          </table:table-cell>
          <table:table-cell office:value-type="float" office:value="184094" calcext:value-type="float">
            <text:p>184094</text:p>
          </table:table-cell>
        </table:table-row>
        <table:table-row table:style-name="ro1">
          <table:table-cell office:value-type="float" office:value="324581" calcext:value-type="float">
            <text:p>324581</text:p>
          </table:table-cell>
          <table:table-cell office:value-type="float" office:value="184850" calcext:value-type="float">
            <text:p>184850</text:p>
          </table:table-cell>
        </table:table-row>
        <table:table-row table:style-name="ro1">
          <table:table-cell office:value-type="float" office:value="325796" calcext:value-type="float">
            <text:p>325796</text:p>
          </table:table-cell>
          <table:table-cell office:value-type="float" office:value="186276" calcext:value-type="float">
            <text:p>186276</text:p>
          </table:table-cell>
        </table:table-row>
        <table:table-row table:style-name="ro1">
          <table:table-cell office:value-type="float" office:value="325995" calcext:value-type="float">
            <text:p>325995</text:p>
          </table:table-cell>
          <table:table-cell office:value-type="float" office:value="187280" calcext:value-type="float">
            <text:p>187280</text:p>
          </table:table-cell>
        </table:table-row>
        <table:table-row table:style-name="ro1">
          <table:table-cell office:value-type="float" office:value="326029" calcext:value-type="float">
            <text:p>326029</text:p>
          </table:table-cell>
          <table:table-cell office:value-type="float" office:value="188801" calcext:value-type="float">
            <text:p>188801</text:p>
          </table:table-cell>
        </table:table-row>
        <table:table-row table:style-name="ro1">
          <table:table-cell office:value-type="float" office:value="326566" calcext:value-type="float">
            <text:p>326566</text:p>
          </table:table-cell>
          <table:table-cell office:value-type="float" office:value="189336" calcext:value-type="float">
            <text:p>189336</text:p>
          </table:table-cell>
        </table:table-row>
        <table:table-row table:style-name="ro1">
          <table:table-cell office:value-type="float" office:value="327250" calcext:value-type="float">
            <text:p>327250</text:p>
          </table:table-cell>
          <table:table-cell office:value-type="float" office:value="189807" calcext:value-type="float">
            <text:p>189807</text:p>
          </table:table-cell>
        </table:table-row>
        <table:table-row table:style-name="ro1">
          <table:table-cell office:value-type="float" office:value="327456" calcext:value-type="float">
            <text:p>327456</text:p>
          </table:table-cell>
          <table:table-cell office:value-type="float" office:value="189937" calcext:value-type="float">
            <text:p>189937</text:p>
          </table:table-cell>
        </table:table-row>
        <table:table-row table:style-name="ro1">
          <table:table-cell office:value-type="float" office:value="328639" calcext:value-type="float">
            <text:p>328639</text:p>
          </table:table-cell>
          <table:table-cell office:value-type="float" office:value="190400" calcext:value-type="float">
            <text:p>190400</text:p>
          </table:table-cell>
        </table:table-row>
        <table:table-row table:style-name="ro1">
          <table:table-cell office:value-type="float" office:value="331601" calcext:value-type="float">
            <text:p>331601</text:p>
          </table:table-cell>
          <table:table-cell office:value-type="float" office:value="190401" calcext:value-type="float">
            <text:p>190401</text:p>
          </table:table-cell>
        </table:table-row>
        <table:table-row table:style-name="ro1">
          <table:table-cell office:value-type="float" office:value="333065" calcext:value-type="float">
            <text:p>333065</text:p>
          </table:table-cell>
          <table:table-cell office:value-type="float" office:value="192152" calcext:value-type="float">
            <text:p>192152</text:p>
          </table:table-cell>
        </table:table-row>
        <table:table-row table:style-name="ro1">
          <table:table-cell office:value-type="float" office:value="333942" calcext:value-type="float">
            <text:p>333942</text:p>
          </table:table-cell>
          <table:table-cell office:value-type="float" office:value="194553" calcext:value-type="float">
            <text:p>194553</text:p>
          </table:table-cell>
        </table:table-row>
        <table:table-row table:style-name="ro1">
          <table:table-cell office:value-type="float" office:value="335605" calcext:value-type="float">
            <text:p>335605</text:p>
          </table:table-cell>
          <table:table-cell office:value-type="float" office:value="194777" calcext:value-type="float">
            <text:p>194777</text:p>
          </table:table-cell>
        </table:table-row>
        <table:table-row table:style-name="ro1">
          <table:table-cell office:value-type="float" office:value="336171" calcext:value-type="float">
            <text:p>336171</text:p>
          </table:table-cell>
          <table:table-cell office:value-type="float" office:value="194904" calcext:value-type="float">
            <text:p>194904</text:p>
          </table:table-cell>
        </table:table-row>
        <table:table-row table:style-name="ro1">
          <table:table-cell office:value-type="float" office:value="338897" calcext:value-type="float">
            <text:p>338897</text:p>
          </table:table-cell>
          <table:table-cell office:value-type="float" office:value="195179" calcext:value-type="float">
            <text:p>195179</text:p>
          </table:table-cell>
        </table:table-row>
        <table:table-row table:style-name="ro1">
          <table:table-cell office:value-type="float" office:value="338975" calcext:value-type="float">
            <text:p>338975</text:p>
          </table:table-cell>
          <table:table-cell office:value-type="float" office:value="200718" calcext:value-type="float">
            <text:p>200718</text:p>
          </table:table-cell>
        </table:table-row>
        <table:table-row table:style-name="ro1">
          <table:table-cell office:value-type="float" office:value="339506" calcext:value-type="float">
            <text:p>339506</text:p>
          </table:table-cell>
          <table:table-cell office:value-type="float" office:value="200771" calcext:value-type="float">
            <text:p>200771</text:p>
          </table:table-cell>
        </table:table-row>
        <table:table-row table:style-name="ro1">
          <table:table-cell office:value-type="float" office:value="339782" calcext:value-type="float">
            <text:p>339782</text:p>
          </table:table-cell>
          <table:table-cell office:value-type="float" office:value="201043" calcext:value-type="float">
            <text:p>201043</text:p>
          </table:table-cell>
        </table:table-row>
        <table:table-row table:style-name="ro1">
          <table:table-cell office:value-type="float" office:value="340018" calcext:value-type="float">
            <text:p>340018</text:p>
          </table:table-cell>
          <table:table-cell office:value-type="float" office:value="201176" calcext:value-type="float">
            <text:p>201176</text:p>
          </table:table-cell>
        </table:table-row>
        <table:table-row table:style-name="ro1">
          <table:table-cell office:value-type="float" office:value="340427" calcext:value-type="float">
            <text:p>340427</text:p>
          </table:table-cell>
          <table:table-cell office:value-type="float" office:value="201653" calcext:value-type="float">
            <text:p>201653</text:p>
          </table:table-cell>
        </table:table-row>
        <table:table-row table:style-name="ro1">
          <table:table-cell office:value-type="float" office:value="340711" calcext:value-type="float">
            <text:p>340711</text:p>
          </table:table-cell>
          <table:table-cell office:value-type="float" office:value="202743" calcext:value-type="float">
            <text:p>202743</text:p>
          </table:table-cell>
        </table:table-row>
        <table:table-row table:style-name="ro1">
          <table:table-cell office:value-type="float" office:value="340928" calcext:value-type="float">
            <text:p>340928</text:p>
          </table:table-cell>
          <table:table-cell office:value-type="float" office:value="203438" calcext:value-type="float">
            <text:p>203438</text:p>
          </table:table-cell>
        </table:table-row>
        <table:table-row table:style-name="ro1">
          <table:table-cell office:value-type="float" office:value="341585" calcext:value-type="float">
            <text:p>341585</text:p>
          </table:table-cell>
          <table:table-cell office:value-type="float" office:value="203624" calcext:value-type="float">
            <text:p>203624</text:p>
          </table:table-cell>
        </table:table-row>
        <table:table-row table:style-name="ro1">
          <table:table-cell office:value-type="float" office:value="342250" calcext:value-type="float">
            <text:p>342250</text:p>
          </table:table-cell>
          <table:table-cell office:value-type="float" office:value="204151" calcext:value-type="float">
            <text:p>204151</text:p>
          </table:table-cell>
        </table:table-row>
        <table:table-row table:style-name="ro1">
          <table:table-cell office:value-type="float" office:value="344365" calcext:value-type="float">
            <text:p>344365</text:p>
          </table:table-cell>
          <table:table-cell office:value-type="float" office:value="205297" calcext:value-type="float">
            <text:p>205297</text:p>
          </table:table-cell>
        </table:table-row>
        <table:table-row table:style-name="ro1">
          <table:table-cell office:value-type="float" office:value="345319" calcext:value-type="float">
            <text:p>345319</text:p>
          </table:table-cell>
          <table:table-cell office:value-type="float" office:value="208880" calcext:value-type="float">
            <text:p>208880</text:p>
          </table:table-cell>
        </table:table-row>
        <table:table-row table:style-name="ro1">
          <table:table-cell office:value-type="float" office:value="347083" calcext:value-type="float">
            <text:p>347083</text:p>
          </table:table-cell>
          <table:table-cell office:value-type="float" office:value="209591" calcext:value-type="float">
            <text:p>209591</text:p>
          </table:table-cell>
        </table:table-row>
        <table:table-row table:style-name="ro1">
          <table:table-cell office:value-type="float" office:value="348393" calcext:value-type="float">
            <text:p>348393</text:p>
          </table:table-cell>
          <table:table-cell office:value-type="float" office:value="209591" calcext:value-type="float">
            <text:p>209591</text:p>
          </table:table-cell>
        </table:table-row>
        <table:table-row table:style-name="ro1">
          <table:table-cell office:value-type="float" office:value="348757" calcext:value-type="float">
            <text:p>348757</text:p>
          </table:table-cell>
          <table:table-cell office:value-type="float" office:value="210671" calcext:value-type="float">
            <text:p>210671</text:p>
          </table:table-cell>
        </table:table-row>
        <table:table-row table:style-name="ro1">
          <table:table-cell office:value-type="float" office:value="348789" calcext:value-type="float">
            <text:p>348789</text:p>
          </table:table-cell>
          <table:table-cell office:value-type="float" office:value="213495" calcext:value-type="float">
            <text:p>213495</text:p>
          </table:table-cell>
        </table:table-row>
        <table:table-row table:style-name="ro1">
          <table:table-cell office:value-type="float" office:value="349242" calcext:value-type="float">
            <text:p>349242</text:p>
          </table:table-cell>
          <table:table-cell office:value-type="float" office:value="213910" calcext:value-type="float">
            <text:p>213910</text:p>
          </table:table-cell>
        </table:table-row>
        <table:table-row table:style-name="ro1">
          <table:table-cell office:value-type="float" office:value="350632" calcext:value-type="float">
            <text:p>350632</text:p>
          </table:table-cell>
          <table:table-cell office:value-type="float" office:value="215896" calcext:value-type="float">
            <text:p>215896</text:p>
          </table:table-cell>
        </table:table-row>
        <table:table-row table:style-name="ro1">
          <table:table-cell office:value-type="float" office:value="350717" calcext:value-type="float">
            <text:p>350717</text:p>
          </table:table-cell>
          <table:table-cell office:value-type="float" office:value="223141" calcext:value-type="float">
            <text:p>223141</text:p>
          </table:table-cell>
        </table:table-row>
        <table:table-row table:style-name="ro1">
          <table:table-cell office:value-type="float" office:value="351110" calcext:value-type="float">
            <text:p>351110</text:p>
          </table:table-cell>
          <table:table-cell office:value-type="float" office:value="224335" calcext:value-type="float">
            <text:p>224335</text:p>
          </table:table-cell>
        </table:table-row>
        <table:table-row table:style-name="ro1">
          <table:table-cell office:value-type="float" office:value="351137" calcext:value-type="float">
            <text:p>351137</text:p>
          </table:table-cell>
          <table:table-cell office:value-type="float" office:value="225199" calcext:value-type="float">
            <text:p>225199</text:p>
          </table:table-cell>
        </table:table-row>
        <table:table-row table:style-name="ro1">
          <table:table-cell office:value-type="float" office:value="351263" calcext:value-type="float">
            <text:p>351263</text:p>
          </table:table-cell>
          <table:table-cell office:value-type="float" office:value="226658" calcext:value-type="float">
            <text:p>226658</text:p>
          </table:table-cell>
        </table:table-row>
        <table:table-row table:style-name="ro1">
          <table:table-cell office:value-type="float" office:value="352140" calcext:value-type="float">
            <text:p>352140</text:p>
          </table:table-cell>
          <table:table-cell office:value-type="float" office:value="228140" calcext:value-type="float">
            <text:p>228140</text:p>
          </table:table-cell>
        </table:table-row>
        <table:table-row table:style-name="ro1">
          <table:table-cell office:value-type="float" office:value="352776" calcext:value-type="float">
            <text:p>352776</text:p>
          </table:table-cell>
          <table:table-cell office:value-type="float" office:value="228668" calcext:value-type="float">
            <text:p>228668</text:p>
          </table:table-cell>
        </table:table-row>
        <table:table-row table:style-name="ro1">
          <table:table-cell office:value-type="float" office:value="353217" calcext:value-type="float">
            <text:p>353217</text:p>
          </table:table-cell>
          <table:table-cell office:value-type="float" office:value="228903" calcext:value-type="float">
            <text:p>228903</text:p>
          </table:table-cell>
        </table:table-row>
        <table:table-row table:style-name="ro1">
          <table:table-cell office:value-type="float" office:value="354532" calcext:value-type="float">
            <text:p>354532</text:p>
          </table:table-cell>
          <table:table-cell office:value-type="float" office:value="230401" calcext:value-type="float">
            <text:p>230401</text:p>
          </table:table-cell>
        </table:table-row>
        <table:table-row table:style-name="ro1">
          <table:table-cell office:value-type="float" office:value="354754" calcext:value-type="float">
            <text:p>354754</text:p>
          </table:table-cell>
          <table:table-cell office:value-type="float" office:value="231578" calcext:value-type="float">
            <text:p>231578</text:p>
          </table:table-cell>
        </table:table-row>
        <table:table-row table:style-name="ro1">
          <table:table-cell office:value-type="float" office:value="355554" calcext:value-type="float">
            <text:p>355554</text:p>
          </table:table-cell>
          <table:table-cell office:value-type="float" office:value="231578" calcext:value-type="float">
            <text:p>231578</text:p>
          </table:table-cell>
        </table:table-row>
        <table:table-row table:style-name="ro1">
          <table:table-cell office:value-type="float" office:value="356075" calcext:value-type="float">
            <text:p>356075</text:p>
          </table:table-cell>
          <table:table-cell office:value-type="float" office:value="231870" calcext:value-type="float">
            <text:p>231870</text:p>
          </table:table-cell>
        </table:table-row>
        <table:table-row table:style-name="ro1">
          <table:table-cell office:value-type="float" office:value="359611" calcext:value-type="float">
            <text:p>359611</text:p>
          </table:table-cell>
          <table:table-cell office:value-type="float" office:value="233598" calcext:value-type="float">
            <text:p>233598</text:p>
          </table:table-cell>
        </table:table-row>
        <table:table-row table:style-name="ro1">
          <table:table-cell office:value-type="float" office:value="360953" calcext:value-type="float">
            <text:p>360953</text:p>
          </table:table-cell>
          <table:table-cell office:value-type="float" office:value="233600" calcext:value-type="float">
            <text:p>233600</text:p>
          </table:table-cell>
        </table:table-row>
        <table:table-row table:style-name="ro1">
          <table:table-cell office:value-type="float" office:value="361436" calcext:value-type="float">
            <text:p>361436</text:p>
          </table:table-cell>
          <table:table-cell office:value-type="float" office:value="233600" calcext:value-type="float">
            <text:p>233600</text:p>
          </table:table-cell>
        </table:table-row>
        <table:table-row table:style-name="ro1">
          <table:table-cell office:value-type="float" office:value="361890" calcext:value-type="float">
            <text:p>361890</text:p>
          </table:table-cell>
          <table:table-cell office:value-type="float" office:value="234507" calcext:value-type="float">
            <text:p>234507</text:p>
          </table:table-cell>
        </table:table-row>
        <table:table-row table:style-name="ro1">
          <table:table-cell office:value-type="float" office:value="363515" calcext:value-type="float">
            <text:p>363515</text:p>
          </table:table-cell>
          <table:table-cell office:value-type="float" office:value="235379" calcext:value-type="float">
            <text:p>235379</text:p>
          </table:table-cell>
        </table:table-row>
        <table:table-row table:style-name="ro1">
          <table:table-cell office:value-type="float" office:value="365860" calcext:value-type="float">
            <text:p>365860</text:p>
          </table:table-cell>
          <table:table-cell office:value-type="float" office:value="236932" calcext:value-type="float">
            <text:p>236932</text:p>
          </table:table-cell>
        </table:table-row>
        <table:table-row table:style-name="ro1">
          <table:table-cell office:value-type="float" office:value="365927" calcext:value-type="float">
            <text:p>365927</text:p>
          </table:table-cell>
          <table:table-cell office:value-type="float" office:value="237328" calcext:value-type="float">
            <text:p>237328</text:p>
          </table:table-cell>
        </table:table-row>
        <table:table-row table:style-name="ro1">
          <table:table-cell office:value-type="float" office:value="366414" calcext:value-type="float">
            <text:p>366414</text:p>
          </table:table-cell>
          <table:table-cell office:value-type="float" office:value="239394" calcext:value-type="float">
            <text:p>239394</text:p>
          </table:table-cell>
        </table:table-row>
        <table:table-row table:style-name="ro1">
          <table:table-cell office:value-type="float" office:value="367568" calcext:value-type="float">
            <text:p>367568</text:p>
          </table:table-cell>
          <table:table-cell office:value-type="float" office:value="241837" calcext:value-type="float">
            <text:p>241837</text:p>
          </table:table-cell>
        </table:table-row>
        <table:table-row table:style-name="ro1">
          <table:table-cell office:value-type="float" office:value="367896" calcext:value-type="float">
            <text:p>367896</text:p>
          </table:table-cell>
          <table:table-cell office:value-type="float" office:value="242119" calcext:value-type="float">
            <text:p>242119</text:p>
          </table:table-cell>
        </table:table-row>
        <table:table-row table:style-name="ro1">
          <table:table-cell office:value-type="float" office:value="368126" calcext:value-type="float">
            <text:p>368126</text:p>
          </table:table-cell>
          <table:table-cell office:value-type="float" office:value="242377" calcext:value-type="float">
            <text:p>242377</text:p>
          </table:table-cell>
        </table:table-row>
        <table:table-row table:style-name="ro1">
          <table:table-cell office:value-type="float" office:value="368658" calcext:value-type="float">
            <text:p>368658</text:p>
          </table:table-cell>
          <table:table-cell office:value-type="float" office:value="243197" calcext:value-type="float">
            <text:p>243197</text:p>
          </table:table-cell>
        </table:table-row>
        <table:table-row table:style-name="ro1">
          <table:table-cell office:value-type="float" office:value="369664" calcext:value-type="float">
            <text:p>369664</text:p>
          </table:table-cell>
          <table:table-cell office:value-type="float" office:value="243462" calcext:value-type="float">
            <text:p>243462</text:p>
          </table:table-cell>
        </table:table-row>
        <table:table-row table:style-name="ro1">
          <table:table-cell office:value-type="float" office:value="371118" calcext:value-type="float">
            <text:p>371118</text:p>
          </table:table-cell>
          <table:table-cell office:value-type="float" office:value="244048" calcext:value-type="float">
            <text:p>244048</text:p>
          </table:table-cell>
        </table:table-row>
        <table:table-row table:style-name="ro1">
          <table:table-cell office:value-type="float" office:value="371470" calcext:value-type="float">
            <text:p>371470</text:p>
          </table:table-cell>
          <table:table-cell office:value-type="float" office:value="247520" calcext:value-type="float">
            <text:p>247520</text:p>
          </table:table-cell>
        </table:table-row>
        <table:table-row table:style-name="ro1">
          <table:table-cell office:value-type="float" office:value="372479" calcext:value-type="float">
            <text:p>372479</text:p>
          </table:table-cell>
          <table:table-cell office:value-type="float" office:value="247999" calcext:value-type="float">
            <text:p>247999</text:p>
          </table:table-cell>
        </table:table-row>
        <table:table-row table:style-name="ro1">
          <table:table-cell office:value-type="float" office:value="377222" calcext:value-type="float">
            <text:p>377222</text:p>
          </table:table-cell>
          <table:table-cell office:value-type="float" office:value="248926" calcext:value-type="float">
            <text:p>248926</text:p>
          </table:table-cell>
        </table:table-row>
        <table:table-row table:style-name="ro1">
          <table:table-cell office:value-type="float" office:value="378846" calcext:value-type="float">
            <text:p>378846</text:p>
          </table:table-cell>
          <table:table-cell office:value-type="float" office:value="250209" calcext:value-type="float">
            <text:p>250209</text:p>
          </table:table-cell>
        </table:table-row>
        <table:table-row table:style-name="ro1">
          <table:table-cell office:value-type="float" office:value="379533" calcext:value-type="float">
            <text:p>379533</text:p>
          </table:table-cell>
          <table:table-cell office:value-type="float" office:value="250891" calcext:value-type="float">
            <text:p>250891</text:p>
          </table:table-cell>
        </table:table-row>
        <table:table-row table:style-name="ro1">
          <table:table-cell office:value-type="float" office:value="381513" calcext:value-type="float">
            <text:p>381513</text:p>
          </table:table-cell>
          <table:table-cell office:value-type="float" office:value="253106" calcext:value-type="float">
            <text:p>253106</text:p>
          </table:table-cell>
        </table:table-row>
        <table:table-row table:style-name="ro1">
          <table:table-cell office:value-type="float" office:value="384701" calcext:value-type="float">
            <text:p>384701</text:p>
          </table:table-cell>
          <table:table-cell office:value-type="float" office:value="253499" calcext:value-type="float">
            <text:p>253499</text:p>
          </table:table-cell>
        </table:table-row>
        <table:table-row table:style-name="ro1">
          <table:table-cell office:value-type="float" office:value="386209" calcext:value-type="float">
            <text:p>386209</text:p>
          </table:table-cell>
          <table:table-cell office:value-type="float" office:value="254090" calcext:value-type="float">
            <text:p>254090</text:p>
          </table:table-cell>
        </table:table-row>
        <table:table-row table:style-name="ro1">
          <table:table-cell office:value-type="float" office:value="388303" calcext:value-type="float">
            <text:p>388303</text:p>
          </table:table-cell>
          <table:table-cell office:value-type="float" office:value="254305" calcext:value-type="float">
            <text:p>254305</text:p>
          </table:table-cell>
        </table:table-row>
        <table:table-row table:style-name="ro1">
          <table:table-cell office:value-type="float" office:value="389443" calcext:value-type="float">
            <text:p>389443</text:p>
          </table:table-cell>
          <table:table-cell office:value-type="float" office:value="255282" calcext:value-type="float">
            <text:p>255282</text:p>
          </table:table-cell>
        </table:table-row>
        <table:table-row table:style-name="ro1">
          <table:table-cell office:value-type="float" office:value="390431" calcext:value-type="float">
            <text:p>390431</text:p>
          </table:table-cell>
          <table:table-cell office:value-type="float" office:value="259181" calcext:value-type="float">
            <text:p>259181</text:p>
          </table:table-cell>
        </table:table-row>
        <table:table-row table:style-name="ro1">
          <table:table-cell office:value-type="float" office:value="391049" calcext:value-type="float">
            <text:p>391049</text:p>
          </table:table-cell>
          <table:table-cell office:value-type="float" office:value="260554" calcext:value-type="float">
            <text:p>260554</text:p>
          </table:table-cell>
        </table:table-row>
        <table:table-row table:style-name="ro1">
          <table:table-cell office:value-type="float" office:value="392734" calcext:value-type="float">
            <text:p>392734</text:p>
          </table:table-cell>
          <table:table-cell office:value-type="float" office:value="264169" calcext:value-type="float">
            <text:p>264169</text:p>
          </table:table-cell>
        </table:table-row>
        <table:table-row table:style-name="ro1">
          <table:table-cell office:value-type="float" office:value="398401" calcext:value-type="float">
            <text:p>398401</text:p>
          </table:table-cell>
          <table:table-cell office:value-type="float" office:value="265306" calcext:value-type="float">
            <text:p>265306</text:p>
          </table:table-cell>
        </table:table-row>
        <table:table-row table:style-name="ro1">
          <table:table-cell office:value-type="float" office:value="398707" calcext:value-type="float">
            <text:p>398707</text:p>
          </table:table-cell>
          <table:table-cell office:value-type="float" office:value="267022" calcext:value-type="float">
            <text:p>267022</text:p>
          </table:table-cell>
        </table:table-row>
        <table:table-row table:style-name="ro1">
          <table:table-cell office:value-type="float" office:value="399689" calcext:value-type="float">
            <text:p>399689</text:p>
          </table:table-cell>
          <table:table-cell office:value-type="float" office:value="271106" calcext:value-type="float">
            <text:p>271106</text:p>
          </table:table-cell>
        </table:table-row>
        <table:table-row table:style-name="ro1">
          <table:table-cell office:value-type="float" office:value="400625" calcext:value-type="float">
            <text:p>400625</text:p>
          </table:table-cell>
          <table:table-cell office:value-type="float" office:value="274451" calcext:value-type="float">
            <text:p>274451</text:p>
          </table:table-cell>
        </table:table-row>
        <table:table-row table:style-name="ro1">
          <table:table-cell office:value-type="float" office:value="401087" calcext:value-type="float">
            <text:p>401087</text:p>
          </table:table-cell>
          <table:table-cell office:value-type="float" office:value="277775" calcext:value-type="float">
            <text:p>277775</text:p>
          </table:table-cell>
        </table:table-row>
        <table:table-row table:style-name="ro1">
          <table:table-cell office:value-type="float" office:value="402279" calcext:value-type="float">
            <text:p>402279</text:p>
          </table:table-cell>
          <table:table-cell office:value-type="float" office:value="278380" calcext:value-type="float">
            <text:p>278380</text:p>
          </table:table-cell>
        </table:table-row>
        <table:table-row table:style-name="ro1">
          <table:table-cell office:value-type="float" office:value="402743" calcext:value-type="float">
            <text:p>402743</text:p>
          </table:table-cell>
          <table:table-cell office:value-type="float" office:value="284587" calcext:value-type="float">
            <text:p>284587</text:p>
          </table:table-cell>
        </table:table-row>
        <table:table-row table:style-name="ro1">
          <table:table-cell office:value-type="float" office:value="403240" calcext:value-type="float">
            <text:p>403240</text:p>
          </table:table-cell>
          <table:table-cell office:value-type="float" office:value="285399" calcext:value-type="float">
            <text:p>285399</text:p>
          </table:table-cell>
        </table:table-row>
        <table:table-row table:style-name="ro1">
          <table:table-cell office:value-type="float" office:value="406226" calcext:value-type="float">
            <text:p>406226</text:p>
          </table:table-cell>
          <table:table-cell office:value-type="float" office:value="286737" calcext:value-type="float">
            <text:p>286737</text:p>
          </table:table-cell>
        </table:table-row>
        <table:table-row table:style-name="ro1">
          <table:table-cell office:value-type="float" office:value="408973" calcext:value-type="float">
            <text:p>408973</text:p>
          </table:table-cell>
          <table:table-cell office:value-type="float" office:value="296528" calcext:value-type="float">
            <text:p>296528</text:p>
          </table:table-cell>
        </table:table-row>
        <table:table-row table:style-name="ro1">
          <table:table-cell office:value-type="float" office:value="410488" calcext:value-type="float">
            <text:p>410488</text:p>
          </table:table-cell>
          <table:table-cell office:value-type="float" office:value="298669" calcext:value-type="float">
            <text:p>298669</text:p>
          </table:table-cell>
        </table:table-row>
        <table:table-row table:style-name="ro1">
          <table:table-cell office:value-type="float" office:value="411319" calcext:value-type="float">
            <text:p>411319</text:p>
          </table:table-cell>
          <table:table-cell office:value-type="float" office:value="299320" calcext:value-type="float">
            <text:p>299320</text:p>
          </table:table-cell>
        </table:table-row>
        <table:table-row table:style-name="ro1">
          <table:table-cell office:value-type="float" office:value="412303" calcext:value-type="float">
            <text:p>412303</text:p>
          </table:table-cell>
          <table:table-cell office:value-type="float" office:value="300246" calcext:value-type="float">
            <text:p>300246</text:p>
          </table:table-cell>
        </table:table-row>
        <table:table-row table:style-name="ro1">
          <table:table-cell office:value-type="float" office:value="412446" calcext:value-type="float">
            <text:p>412446</text:p>
          </table:table-cell>
          <table:table-cell office:value-type="float" office:value="301025" calcext:value-type="float">
            <text:p>301025</text:p>
          </table:table-cell>
        </table:table-row>
        <table:table-row table:style-name="ro1">
          <table:table-cell office:value-type="float" office:value="415383" calcext:value-type="float">
            <text:p>415383</text:p>
          </table:table-cell>
          <table:table-cell office:value-type="float" office:value="314059" calcext:value-type="float">
            <text:p>314059</text:p>
          </table:table-cell>
        </table:table-row>
        <table:table-row table:style-name="ro1">
          <table:table-cell office:value-type="float" office:value="416405" calcext:value-type="float">
            <text:p>416405</text:p>
          </table:table-cell>
          <table:table-cell office:value-type="float" office:value="316393" calcext:value-type="float">
            <text:p>316393</text:p>
          </table:table-cell>
        </table:table-row>
        <table:table-row table:style-name="ro1">
          <table:table-cell office:value-type="float" office:value="416579" calcext:value-type="float">
            <text:p>416579</text:p>
          </table:table-cell>
          <table:table-cell office:value-type="float" office:value="316668" calcext:value-type="float">
            <text:p>316668</text:p>
          </table:table-cell>
        </table:table-row>
        <table:table-row table:style-name="ro1">
          <table:table-cell office:value-type="float" office:value="417182" calcext:value-type="float">
            <text:p>417182</text:p>
          </table:table-cell>
          <table:table-cell office:value-type="float" office:value="316699" calcext:value-type="float">
            <text:p>316699</text:p>
          </table:table-cell>
        </table:table-row>
        <table:table-row table:style-name="ro1">
          <table:table-cell office:value-type="float" office:value="417627" calcext:value-type="float">
            <text:p>417627</text:p>
          </table:table-cell>
          <table:table-cell office:value-type="float" office:value="318103" calcext:value-type="float">
            <text:p>318103</text:p>
          </table:table-cell>
        </table:table-row>
        <table:table-row table:style-name="ro1">
          <table:table-cell office:value-type="float" office:value="420657" calcext:value-type="float">
            <text:p>420657</text:p>
          </table:table-cell>
          <table:table-cell office:value-type="float" office:value="319981" calcext:value-type="float">
            <text:p>319981</text:p>
          </table:table-cell>
        </table:table-row>
        <table:table-row table:style-name="ro1">
          <table:table-cell office:value-type="float" office:value="421224" calcext:value-type="float">
            <text:p>421224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float" office:value="423552" calcext:value-type="float">
            <text:p>423552</text:p>
          </table:table-cell>
          <table:table-cell office:value-type="float" office:value="322257" calcext:value-type="float">
            <text:p>322257</text:p>
          </table:table-cell>
        </table:table-row>
        <table:table-row table:style-name="ro1">
          <table:table-cell office:value-type="float" office:value="424715" calcext:value-type="float">
            <text:p>424715</text:p>
          </table:table-cell>
          <table:table-cell office:value-type="float" office:value="323200" calcext:value-type="float">
            <text:p>323200</text:p>
          </table:table-cell>
        </table:table-row>
        <table:table-row table:style-name="ro1">
          <table:table-cell office:value-type="float" office:value="425081" calcext:value-type="float">
            <text:p>425081</text:p>
          </table:table-cell>
          <table:table-cell office:value-type="float" office:value="325860" calcext:value-type="float">
            <text:p>325860</text:p>
          </table:table-cell>
        </table:table-row>
        <table:table-row table:style-name="ro1">
          <table:table-cell office:value-type="float" office:value="427250" calcext:value-type="float">
            <text:p>427250</text:p>
          </table:table-cell>
          <table:table-cell office:value-type="float" office:value="329824" calcext:value-type="float">
            <text:p>329824</text:p>
          </table:table-cell>
        </table:table-row>
        <table:table-row table:style-name="ro1">
          <table:table-cell office:value-type="float" office:value="427566" calcext:value-type="float">
            <text:p>427566</text:p>
          </table:table-cell>
          <table:table-cell office:value-type="float" office:value="331725" calcext:value-type="float">
            <text:p>331725</text:p>
          </table:table-cell>
        </table:table-row>
        <table:table-row table:style-name="ro1">
          <table:table-cell office:value-type="float" office:value="428252" calcext:value-type="float">
            <text:p>428252</text:p>
          </table:table-cell>
          <table:table-cell office:value-type="float" office:value="335997" calcext:value-type="float">
            <text:p>335997</text:p>
          </table:table-cell>
        </table:table-row>
        <table:table-row table:style-name="ro1">
          <table:table-cell office:value-type="float" office:value="430590" calcext:value-type="float">
            <text:p>430590</text:p>
          </table:table-cell>
          <table:table-cell office:value-type="float" office:value="337597" calcext:value-type="float">
            <text:p>337597</text:p>
          </table:table-cell>
        </table:table-row>
        <table:table-row table:style-name="ro1">
          <table:table-cell office:value-type="float" office:value="435261" calcext:value-type="float">
            <text:p>435261</text:p>
          </table:table-cell>
          <table:table-cell office:value-type="float" office:value="343356" calcext:value-type="float">
            <text:p>343356</text:p>
          </table:table-cell>
        </table:table-row>
        <table:table-row table:style-name="ro1">
          <table:table-cell office:value-type="float" office:value="435523" calcext:value-type="float">
            <text:p>435523</text:p>
          </table:table-cell>
          <table:table-cell office:value-type="float" office:value="346412" calcext:value-type="float">
            <text:p>346412</text:p>
          </table:table-cell>
        </table:table-row>
        <table:table-row table:style-name="ro1">
          <table:table-cell office:value-type="float" office:value="437568" calcext:value-type="float">
            <text:p>437568</text:p>
          </table:table-cell>
          <table:table-cell office:value-type="float" office:value="365688" calcext:value-type="float">
            <text:p>365688</text:p>
          </table:table-cell>
        </table:table-row>
        <table:table-row table:style-name="ro1">
          <table:table-cell office:value-type="float" office:value="439097" calcext:value-type="float">
            <text:p>439097</text:p>
          </table:table-cell>
          <table:table-cell office:value-type="float" office:value="368169" calcext:value-type="float">
            <text:p>368169</text:p>
          </table:table-cell>
        </table:table-row>
        <table:table-row table:style-name="ro1">
          <table:table-cell office:value-type="float" office:value="440481" calcext:value-type="float">
            <text:p>440481</text:p>
          </table:table-cell>
          <table:table-cell office:value-type="float" office:value="372798" calcext:value-type="float">
            <text:p>372798</text:p>
          </table:table-cell>
        </table:table-row>
        <table:table-row table:style-name="ro1">
          <table:table-cell office:value-type="float" office:value="440764" calcext:value-type="float">
            <text:p>440764</text:p>
          </table:table-cell>
          <table:table-cell office:value-type="float" office:value="376870" calcext:value-type="float">
            <text:p>376870</text:p>
          </table:table-cell>
        </table:table-row>
        <table:table-row table:style-name="ro1">
          <table:table-cell office:value-type="float" office:value="441097" calcext:value-type="float">
            <text:p>441097</text:p>
          </table:table-cell>
          <table:table-cell office:value-type="float" office:value="380417" calcext:value-type="float">
            <text:p>380417</text:p>
          </table:table-cell>
        </table:table-row>
        <table:table-row table:style-name="ro1">
          <table:table-cell office:value-type="float" office:value="442625" calcext:value-type="float">
            <text:p>442625</text:p>
          </table:table-cell>
          <table:table-cell office:value-type="float" office:value="394200" calcext:value-type="float">
            <text:p>394200</text:p>
          </table:table-cell>
        </table:table-row>
        <table:table-row table:style-name="ro1">
          <table:table-cell office:value-type="float" office:value="443692" calcext:value-type="float">
            <text:p>443692</text:p>
          </table:table-cell>
          <table:table-cell office:value-type="float" office:value="395208" calcext:value-type="float">
            <text:p>395208</text:p>
          </table:table-cell>
        </table:table-row>
        <table:table-row table:style-name="ro1">
          <table:table-cell office:value-type="float" office:value="443976" calcext:value-type="float">
            <text:p>443976</text:p>
          </table:table-cell>
          <table:table-cell office:value-type="float" office:value="397041" calcext:value-type="float">
            <text:p>397041</text:p>
          </table:table-cell>
        </table:table-row>
        <table:table-row table:style-name="ro1">
          <table:table-cell office:value-type="float" office:value="444398" calcext:value-type="float">
            <text:p>444398</text:p>
          </table:table-cell>
          <table:table-cell office:value-type="float" office:value="401514" calcext:value-type="float">
            <text:p>401514</text:p>
          </table:table-cell>
        </table:table-row>
        <table:table-row table:style-name="ro1">
          <table:table-cell office:value-type="float" office:value="444931" calcext:value-type="float">
            <text:p>444931</text:p>
          </table:table-cell>
          <table:table-cell office:value-type="float" office:value="402404" calcext:value-type="float">
            <text:p>402404</text:p>
          </table:table-cell>
        </table:table-row>
        <table:table-row table:style-name="ro1">
          <table:table-cell office:value-type="float" office:value="445963" calcext:value-type="float">
            <text:p>445963</text:p>
          </table:table-cell>
          <table:table-cell office:value-type="float" office:value="402824" calcext:value-type="float">
            <text:p>402824</text:p>
          </table:table-cell>
        </table:table-row>
        <table:table-row table:style-name="ro1">
          <table:table-cell office:value-type="float" office:value="446999" calcext:value-type="float">
            <text:p>446999</text:p>
          </table:table-cell>
          <table:table-cell office:value-type="float" office:value="402969" calcext:value-type="float">
            <text:p>402969</text:p>
          </table:table-cell>
        </table:table-row>
        <table:table-row table:style-name="ro1">
          <table:table-cell office:value-type="float" office:value="447552" calcext:value-type="float">
            <text:p>447552</text:p>
          </table:table-cell>
          <table:table-cell office:value-type="float" office:value="409658" calcext:value-type="float">
            <text:p>409658</text:p>
          </table:table-cell>
        </table:table-row>
        <table:table-row table:style-name="ro1">
          <table:table-cell office:value-type="float" office:value="448618" calcext:value-type="float">
            <text:p>448618</text:p>
          </table:table-cell>
          <table:table-cell office:value-type="float" office:value="411313" calcext:value-type="float">
            <text:p>411313</text:p>
          </table:table-cell>
        </table:table-row>
        <table:table-row table:style-name="ro1">
          <table:table-cell office:value-type="float" office:value="451637" calcext:value-type="float">
            <text:p>451637</text:p>
          </table:table-cell>
          <table:table-cell office:value-type="float" office:value="411697" calcext:value-type="float">
            <text:p>411697</text:p>
          </table:table-cell>
        </table:table-row>
        <table:table-row table:style-name="ro1">
          <table:table-cell office:value-type="float" office:value="452066" calcext:value-type="float">
            <text:p>452066</text:p>
          </table:table-cell>
          <table:table-cell office:value-type="float" office:value="414689" calcext:value-type="float">
            <text:p>414689</text:p>
          </table:table-cell>
        </table:table-row>
        <table:table-row table:style-name="ro1">
          <table:table-cell office:value-type="float" office:value="455073" calcext:value-type="float">
            <text:p>455073</text:p>
          </table:table-cell>
          <table:table-cell office:value-type="float" office:value="423995" calcext:value-type="float">
            <text:p>423995</text:p>
          </table:table-cell>
        </table:table-row>
        <table:table-row table:style-name="ro1">
          <table:table-cell office:value-type="float" office:value="455711" calcext:value-type="float">
            <text:p>455711</text:p>
          </table:table-cell>
          <table:table-cell office:value-type="float" office:value="424754" calcext:value-type="float">
            <text:p>424754</text:p>
          </table:table-cell>
        </table:table-row>
        <table:table-row table:style-name="ro1">
          <table:table-cell office:value-type="float" office:value="467302" calcext:value-type="float">
            <text:p>467302</text:p>
          </table:table-cell>
          <table:table-cell office:value-type="float" office:value="429943" calcext:value-type="float">
            <text:p>429943</text:p>
          </table:table-cell>
        </table:table-row>
        <table:table-row table:style-name="ro1">
          <table:table-cell office:value-type="float" office:value="467533" calcext:value-type="float">
            <text:p>467533</text:p>
          </table:table-cell>
          <table:table-cell office:value-type="float" office:value="430409" calcext:value-type="float">
            <text:p>430409</text:p>
          </table:table-cell>
        </table:table-row>
        <table:table-row table:style-name="ro1">
          <table:table-cell office:value-type="float" office:value="470728" calcext:value-type="float">
            <text:p>470728</text:p>
          </table:table-cell>
          <table:table-cell office:value-type="float" office:value="435202" calcext:value-type="float">
            <text:p>435202</text:p>
          </table:table-cell>
        </table:table-row>
        <table:table-row table:style-name="ro1">
          <table:table-cell office:value-type="float" office:value="470824" calcext:value-type="float">
            <text:p>470824</text:p>
          </table:table-cell>
          <table:table-cell office:value-type="float" office:value="444754" calcext:value-type="float">
            <text:p>444754</text:p>
          </table:table-cell>
        </table:table-row>
        <table:table-row table:style-name="ro1">
          <table:table-cell office:value-type="float" office:value="471094" calcext:value-type="float">
            <text:p>471094</text:p>
          </table:table-cell>
          <table:table-cell office:value-type="float" office:value="445936" calcext:value-type="float">
            <text:p>445936</text:p>
          </table:table-cell>
        </table:table-row>
        <table:table-row table:style-name="ro1">
          <table:table-cell office:value-type="float" office:value="472283" calcext:value-type="float">
            <text:p>472283</text:p>
          </table:table-cell>
          <table:table-cell office:value-type="float" office:value="467879" calcext:value-type="float">
            <text:p>467879</text:p>
          </table:table-cell>
        </table:table-row>
        <table:table-row table:style-name="ro1">
          <table:table-cell office:value-type="float" office:value="472537" calcext:value-type="float">
            <text:p>472537</text:p>
          </table:table-cell>
          <table:table-cell office:value-type="float" office:value="470006" calcext:value-type="float">
            <text:p>470006</text:p>
          </table:table-cell>
        </table:table-row>
        <table:table-row table:style-name="ro1">
          <table:table-cell office:value-type="float" office:value="473584" calcext:value-type="float">
            <text:p>473584</text:p>
          </table:table-cell>
          <table:table-cell office:value-type="float" office:value="472003" calcext:value-type="float">
            <text:p>472003</text:p>
          </table:table-cell>
        </table:table-row>
        <table:table-row table:style-name="ro1">
          <table:table-cell office:value-type="float" office:value="473931" calcext:value-type="float">
            <text:p>473931</text:p>
          </table:table-cell>
          <table:table-cell office:value-type="float" office:value="478422" calcext:value-type="float">
            <text:p>478422</text:p>
          </table:table-cell>
        </table:table-row>
        <table:table-row table:style-name="ro1">
          <table:table-cell office:value-type="float" office:value="474063" calcext:value-type="float">
            <text:p>474063</text:p>
          </table:table-cell>
          <table:table-cell office:value-type="float" office:value="479985" calcext:value-type="float">
            <text:p>479985</text:p>
          </table:table-cell>
        </table:table-row>
        <table:table-row table:style-name="ro1">
          <table:table-cell office:value-type="float" office:value="475846" calcext:value-type="float">
            <text:p>475846</text:p>
          </table:table-cell>
          <table:table-cell office:value-type="float" office:value="485881" calcext:value-type="float">
            <text:p>485881</text:p>
          </table:table-cell>
        </table:table-row>
        <table:table-row table:style-name="ro1">
          <table:table-cell office:value-type="float" office:value="477118" calcext:value-type="float">
            <text:p>477118</text:p>
          </table:table-cell>
          <table:table-cell office:value-type="float" office:value="491625" calcext:value-type="float">
            <text:p>491625</text:p>
          </table:table-cell>
        </table:table-row>
        <table:table-row table:style-name="ro1">
          <table:table-cell office:value-type="float" office:value="477527" calcext:value-type="float">
            <text:p>477527</text:p>
          </table:table-cell>
          <table:table-cell office:value-type="float" office:value="500016" calcext:value-type="float">
            <text:p>500016</text:p>
          </table:table-cell>
        </table:table-row>
        <table:table-row table:style-name="ro1">
          <table:table-cell office:value-type="float" office:value="479546" calcext:value-type="float">
            <text:p>479546</text:p>
          </table:table-cell>
          <table:table-cell office:value-type="float" office:value="503998" calcext:value-type="float">
            <text:p>503998</text:p>
          </table:table-cell>
        </table:table-row>
        <table:table-row table:style-name="ro1">
          <table:table-cell office:value-type="float" office:value="484643" calcext:value-type="float">
            <text:p>484643</text:p>
          </table:table-cell>
          <table:table-cell office:value-type="float" office:value="507279" calcext:value-type="float">
            <text:p>507279</text:p>
          </table:table-cell>
        </table:table-row>
        <table:table-row table:style-name="ro1">
          <table:table-cell office:value-type="float" office:value="485929" calcext:value-type="float">
            <text:p>485929</text:p>
          </table:table-cell>
          <table:table-cell office:value-type="float" office:value="520442" calcext:value-type="float">
            <text:p>520442</text:p>
          </table:table-cell>
        </table:table-row>
        <table:table-row table:style-name="ro1">
          <table:table-cell office:value-type="float" office:value="486522" calcext:value-type="float">
            <text:p>486522</text:p>
          </table:table-cell>
          <table:table-cell office:value-type="float" office:value="530990" calcext:value-type="float">
            <text:p>530990</text:p>
          </table:table-cell>
        </table:table-row>
        <table:table-row table:style-name="ro1">
          <table:table-cell office:value-type="float" office:value="500687" calcext:value-type="float">
            <text:p>500687</text:p>
          </table:table-cell>
          <table:table-cell office:value-type="float" office:value="537885" calcext:value-type="float">
            <text:p>537885</text:p>
          </table:table-cell>
        </table:table-row>
        <table:table-row table:style-name="ro1">
          <table:table-cell office:value-type="float" office:value="504123" calcext:value-type="float">
            <text:p>504123</text:p>
          </table:table-cell>
          <table:table-cell office:value-type="float" office:value="542446" calcext:value-type="float">
            <text:p>542446</text:p>
          </table:table-cell>
        </table:table-row>
        <table:table-row table:style-name="ro1">
          <table:table-cell office:value-type="float" office:value="504223" calcext:value-type="float">
            <text:p>504223</text:p>
          </table:table-cell>
          <table:table-cell office:value-type="float" office:value="543189" calcext:value-type="float">
            <text:p>543189</text:p>
          </table:table-cell>
        </table:table-row>
        <table:table-row table:style-name="ro1">
          <table:table-cell office:value-type="float" office:value="504319" calcext:value-type="float">
            <text:p>504319</text:p>
          </table:table-cell>
          <table:table-cell office:value-type="float" office:value="543387" calcext:value-type="float">
            <text:p>543387</text:p>
          </table:table-cell>
        </table:table-row>
        <table:table-row table:style-name="ro1">
          <table:table-cell office:value-type="float" office:value="507196" calcext:value-type="float">
            <text:p>507196</text:p>
          </table:table-cell>
          <table:table-cell office:value-type="float" office:value="558627" calcext:value-type="float">
            <text:p>558627</text:p>
          </table:table-cell>
        </table:table-row>
        <table:table-row table:style-name="ro1">
          <table:table-cell office:value-type="float" office:value="507378" calcext:value-type="float">
            <text:p>507378</text:p>
          </table:table-cell>
          <table:table-cell office:value-type="float" office:value="559516" calcext:value-type="float">
            <text:p>559516</text:p>
          </table:table-cell>
        </table:table-row>
        <table:table-row table:style-name="ro1">
          <table:table-cell office:value-type="float" office:value="508247" calcext:value-type="float">
            <text:p>508247</text:p>
          </table:table-cell>
          <table:table-cell office:value-type="float" office:value="566153" calcext:value-type="float">
            <text:p>566153</text:p>
          </table:table-cell>
        </table:table-row>
        <table:table-row table:style-name="ro1">
          <table:table-cell office:value-type="float" office:value="511036" calcext:value-type="float">
            <text:p>511036</text:p>
          </table:table-cell>
          <table:table-cell office:value-type="float" office:value="568283" calcext:value-type="float">
            <text:p>568283</text:p>
          </table:table-cell>
        </table:table-row>
        <table:table-row table:style-name="ro1">
          <table:table-cell office:value-type="float" office:value="513868" calcext:value-type="float">
            <text:p>513868</text:p>
          </table:table-cell>
          <table:table-cell office:value-type="float" office:value="572936" calcext:value-type="float">
            <text:p>572936</text:p>
          </table:table-cell>
        </table:table-row>
        <table:table-row table:style-name="ro1">
          <table:table-cell office:value-type="float" office:value="516158" calcext:value-type="float">
            <text:p>516158</text:p>
          </table:table-cell>
          <table:table-cell office:value-type="float" office:value="599094" calcext:value-type="float">
            <text:p>599094</text:p>
          </table:table-cell>
        </table:table-row>
        <table:table-row table:style-name="ro1">
          <table:table-cell office:value-type="float" office:value="522244" calcext:value-type="float">
            <text:p>522244</text:p>
          </table:table-cell>
          <table:table-cell office:value-type="float" office:value="605664" calcext:value-type="float">
            <text:p>605664</text:p>
          </table:table-cell>
        </table:table-row>
        <table:table-row table:style-name="ro1">
          <table:table-cell office:value-type="float" office:value="522544" calcext:value-type="float">
            <text:p>522544</text:p>
          </table:table-cell>
          <table:table-cell office:value-type="float" office:value="607144" calcext:value-type="float">
            <text:p>607144</text:p>
          </table:table-cell>
        </table:table-row>
        <table:table-row table:style-name="ro1">
          <table:table-cell office:value-type="float" office:value="522581" calcext:value-type="float">
            <text:p>522581</text:p>
          </table:table-cell>
          <table:table-cell office:value-type="float" office:value="609599" calcext:value-type="float">
            <text:p>609599</text:p>
          </table:table-cell>
        </table:table-row>
        <table:table-row table:style-name="ro1">
          <table:table-cell office:value-type="float" office:value="523908" calcext:value-type="float">
            <text:p>523908</text:p>
          </table:table-cell>
          <table:table-cell office:value-type="float" office:value="617100" calcext:value-type="float">
            <text:p>617100</text:p>
          </table:table-cell>
        </table:table-row>
        <table:table-row table:style-name="ro1">
          <table:table-cell office:value-type="float" office:value="525897" calcext:value-type="float">
            <text:p>525897</text:p>
          </table:table-cell>
          <table:table-cell office:value-type="float" office:value="632134" calcext:value-type="float">
            <text:p>632134</text:p>
          </table:table-cell>
        </table:table-row>
        <table:table-row table:style-name="ro1">
          <table:table-cell office:value-type="float" office:value="527405" calcext:value-type="float">
            <text:p>527405</text:p>
          </table:table-cell>
          <table:table-cell office:value-type="float" office:value="645244" calcext:value-type="float">
            <text:p>645244</text:p>
          </table:table-cell>
        </table:table-row>
        <table:table-row table:style-name="ro1">
          <table:table-cell office:value-type="float" office:value="527854" calcext:value-type="float">
            <text:p>527854</text:p>
          </table:table-cell>
          <table:table-cell office:value-type="float" office:value="646854" calcext:value-type="float">
            <text:p>646854</text:p>
          </table:table-cell>
        </table:table-row>
        <table:table-row table:style-name="ro1">
          <table:table-cell office:value-type="float" office:value="529625" calcext:value-type="float">
            <text:p>529625</text:p>
          </table:table-cell>
          <table:table-cell office:value-type="float" office:value="666402" calcext:value-type="float">
            <text:p>666402</text:p>
          </table:table-cell>
        </table:table-row>
        <table:table-row table:style-name="ro1">
          <table:table-cell office:value-type="float" office:value="533368" calcext:value-type="float">
            <text:p>533368</text:p>
          </table:table-cell>
          <table:table-cell office:value-type="float" office:value="671699" calcext:value-type="float">
            <text:p>671699</text:p>
          </table:table-cell>
        </table:table-row>
        <table:table-row table:style-name="ro1">
          <table:table-cell office:value-type="float" office:value="539850" calcext:value-type="float">
            <text:p>539850</text:p>
          </table:table-cell>
          <table:table-cell office:value-type="float" office:value="672398" calcext:value-type="float">
            <text:p>672398</text:p>
          </table:table-cell>
        </table:table-row>
        <table:table-row table:style-name="ro1">
          <table:table-cell office:value-type="float" office:value="546660" calcext:value-type="float">
            <text:p>546660</text:p>
          </table:table-cell>
          <table:table-cell office:value-type="float" office:value="680281" calcext:value-type="float">
            <text:p>680281</text:p>
          </table:table-cell>
        </table:table-row>
        <table:table-row table:style-name="ro1">
          <table:table-cell office:value-type="float" office:value="558244" calcext:value-type="float">
            <text:p>558244</text:p>
          </table:table-cell>
          <table:table-cell office:value-type="float" office:value="689785" calcext:value-type="float">
            <text:p>689785</text:p>
          </table:table-cell>
        </table:table-row>
        <table:table-row table:style-name="ro1">
          <table:table-cell office:value-type="float" office:value="566069" calcext:value-type="float">
            <text:p>566069</text:p>
          </table:table-cell>
          <table:table-cell office:value-type="float" office:value="693199" calcext:value-type="float">
            <text:p>693199</text:p>
          </table:table-cell>
        </table:table-row>
        <table:table-row table:style-name="ro1">
          <table:table-cell office:value-type="float" office:value="574238" calcext:value-type="float">
            <text:p>574238</text:p>
          </table:table-cell>
          <table:table-cell office:value-type="float" office:value="693446" calcext:value-type="float">
            <text:p>693446</text:p>
          </table:table-cell>
        </table:table-row>
        <table:table-row table:style-name="ro1">
          <table:table-cell office:value-type="float" office:value="579211" calcext:value-type="float">
            <text:p>579211</text:p>
          </table:table-cell>
          <table:table-cell office:value-type="float" office:value="696556" calcext:value-type="float">
            <text:p>696556</text:p>
          </table:table-cell>
        </table:table-row>
        <table:table-row table:style-name="ro1">
          <table:table-cell office:value-type="float" office:value="585035" calcext:value-type="float">
            <text:p>585035</text:p>
          </table:table-cell>
          <table:table-cell office:value-type="float" office:value="719905" calcext:value-type="float">
            <text:p>719905</text:p>
          </table:table-cell>
        </table:table-row>
        <table:table-row table:style-name="ro1">
          <table:table-cell office:value-type="float" office:value="589539" calcext:value-type="float">
            <text:p>589539</text:p>
          </table:table-cell>
          <table:table-cell office:value-type="float" office:value="722918" calcext:value-type="float">
            <text:p>722918</text:p>
          </table:table-cell>
        </table:table-row>
        <table:table-row table:style-name="ro1">
          <table:table-cell office:value-type="float" office:value="595621" calcext:value-type="float">
            <text:p>595621</text:p>
          </table:table-cell>
          <table:table-cell office:value-type="float" office:value="731779" calcext:value-type="float">
            <text:p>731779</text:p>
          </table:table-cell>
        </table:table-row>
        <table:table-row table:style-name="ro1">
          <table:table-cell office:value-type="float" office:value="601479" calcext:value-type="float">
            <text:p>601479</text:p>
          </table:table-cell>
          <table:table-cell office:value-type="float" office:value="735457" calcext:value-type="float">
            <text:p>735457</text:p>
          </table:table-cell>
        </table:table-row>
        <table:table-row table:style-name="ro1">
          <table:table-cell office:value-type="float" office:value="602789" calcext:value-type="float">
            <text:p>602789</text:p>
          </table:table-cell>
          <table:table-cell office:value-type="float" office:value="743121" calcext:value-type="float">
            <text:p>743121</text:p>
          </table:table-cell>
        </table:table-row>
        <table:table-row table:style-name="ro1">
          <table:table-cell office:value-type="float" office:value="611582" calcext:value-type="float">
            <text:p>611582</text:p>
          </table:table-cell>
          <table:table-cell office:value-type="float" office:value="745377" calcext:value-type="float">
            <text:p>745377</text:p>
          </table:table-cell>
        </table:table-row>
        <table:table-row table:style-name="ro1">
          <table:table-cell office:value-type="float" office:value="619357" calcext:value-type="float">
            <text:p>619357</text:p>
          </table:table-cell>
          <table:table-cell office:value-type="float" office:value="760979" calcext:value-type="float">
            <text:p>760979</text:p>
          </table:table-cell>
        </table:table-row>
        <table:table-row table:style-name="ro1">
          <table:table-cell office:value-type="float" office:value="633858" calcext:value-type="float">
            <text:p>633858</text:p>
          </table:table-cell>
          <table:table-cell office:value-type="float" office:value="762747" calcext:value-type="float">
            <text:p>762747</text:p>
          </table:table-cell>
        </table:table-row>
        <table:table-row table:style-name="ro1">
          <table:table-cell office:value-type="float" office:value="637167" calcext:value-type="float">
            <text:p>637167</text:p>
          </table:table-cell>
          <table:table-cell office:value-type="float" office:value="769444" calcext:value-type="float">
            <text:p>769444</text:p>
          </table:table-cell>
        </table:table-row>
        <table:table-row table:style-name="ro1">
          <table:table-cell office:value-type="float" office:value="641391" calcext:value-type="float">
            <text:p>641391</text:p>
          </table:table-cell>
          <table:table-cell office:value-type="float" office:value="809074" calcext:value-type="float">
            <text:p>809074</text:p>
          </table:table-cell>
        </table:table-row>
        <table:table-row table:style-name="ro1">
          <table:table-cell office:value-type="float" office:value="656270" calcext:value-type="float">
            <text:p>656270</text:p>
          </table:table-cell>
          <table:table-cell office:value-type="float" office:value="810767" calcext:value-type="float">
            <text:p>810767</text:p>
          </table:table-cell>
        </table:table-row>
        <table:table-row table:style-name="ro1">
          <table:table-cell office:value-type="float" office:value="667841" calcext:value-type="float">
            <text:p>667841</text:p>
          </table:table-cell>
          <table:table-cell office:value-type="float" office:value="823026" calcext:value-type="float">
            <text:p>823026</text:p>
          </table:table-cell>
        </table:table-row>
        <table:table-row table:style-name="ro1">
          <table:table-cell office:value-type="float" office:value="683204" calcext:value-type="float">
            <text:p>683204</text:p>
          </table:table-cell>
          <table:table-cell office:value-type="float" office:value="873709" calcext:value-type="float">
            <text:p>873709</text:p>
          </table:table-cell>
        </table:table-row>
        <table:table-row table:style-name="ro1">
          <table:table-cell office:value-type="float" office:value="721877" calcext:value-type="float">
            <text:p>721877</text:p>
          </table:table-cell>
          <table:table-cell office:value-type="float" office:value="876271" calcext:value-type="float">
            <text:p>876271</text:p>
          </table:table-cell>
        </table:table-row>
        <table:table-row table:style-name="ro1">
          <table:table-cell office:value-type="float" office:value="727343" calcext:value-type="float">
            <text:p>727343</text:p>
          </table:table-cell>
          <table:table-cell office:value-type="float" office:value="1066237" calcext:value-type="float">
            <text:p>1066237</text:p>
          </table:table-cell>
        </table:table-row>
        <table:table-row table:style-name="ro1">
          <table:table-cell office:value-type="float" office:value="739995" calcext:value-type="float">
            <text:p>739995</text:p>
          </table:table-cell>
          <table:table-cell office:value-type="float" office:value="1067197" calcext:value-type="float">
            <text:p>1067197</text:p>
          </table:table-cell>
        </table:table-row>
        <table:table-row table:style-name="ro1">
          <table:table-cell office:value-type="float" office:value="812375" calcext:value-type="float">
            <text:p>812375</text:p>
          </table:table-cell>
          <table:table-cell office:value-type="float" office:value="1106796" calcext:value-type="float">
            <text:p>1106796</text:p>
          </table:table-cell>
        </table:table-row>
        <table:table-row table:style-name="ro1">
          <table:table-cell office:value-type="float" office:value="818202" calcext:value-type="float">
            <text:p>818202</text:p>
          </table:table-cell>
          <table:table-cell office:value-type="float" office:value="1235201" calcext:value-type="float">
            <text:p>1235201</text:p>
          </table:table-cell>
        </table:table-row>
        <table:table-row table:style-name="ro1">
          <table:table-cell office:value-type="float" office:value="920307" calcext:value-type="float">
            <text:p>920307</text:p>
          </table:table-cell>
          <table:table-cell office:value-type="float" office:value="2507610" calcext:value-type="float">
            <text:p>2507610</text:p>
          </table:table-cell>
        </table:table-row>
        <table:table-row table:style-name="ro1">
          <table:table-cell office:value-type="float" office:value="966843" calcext:value-type="float">
            <text:p>966843</text:p>
          </table:table-cell>
          <table:table-cell office:value-type="float" office:value="2946504" calcext:value-type="float">
            <text:p>2946504</text:p>
          </table:table-cell>
        </table:table-row>
        <table:table-row table:style-name="ro1">
          <table:table-cell office:value-type="float" office:value="1285235" calcext:value-type="float">
            <text:p>1285235</text:p>
          </table:table-cell>
          <table:table-cell office:value-type="float" office:value="2956798" calcext:value-type="float">
            <text:p>2956798</text:p>
          </table:table-cell>
        </table:table-row>
        <table:table-row table:style-name="ro1">
          <table:table-cell office:value-type="float" office:value="1429318" calcext:value-type="float">
            <text:p>1429318</text:p>
          </table:table-cell>
          <table:table-cell office:value-type="float" office:value="8490954" calcext:value-type="float">
            <text:p>8490954</text:p>
          </table:table-cell>
        </table:table-row>
        <table:table-row table:style-name="ro1">
          <table:table-cell office:value-type="float" office:value="1857216" calcext:value-type="float">
            <text:p>1857216</text:p>
          </table:table-cell>
          <table:table-cell office:value-type="float" office:value="8725984" calcext:value-type="float">
            <text:p>8725984</text:p>
          </table:table-cell>
        </table:table-row>
        <table:table-row table:style-name="ro1">
          <table:table-cell office:value-type="float" office:value="1857402" calcext:value-type="float">
            <text:p>1857402</text:p>
          </table:table-cell>
          <table:table-cell office:value-type="float" office:value="17807564" calcext:value-type="float">
            <text:p>17807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42:06.537881068</meta:creation-date>
    <dc:date>2019-04-18T15:42:26.263066232</dc:date>
    <meta:editing-duration>PT19S</meta:editing-duration>
    <meta:editing-cycles>1</meta:editing-cycles>
    <meta:document-statistic meta:table-count="1" meta:cell-count="2002" meta:object-count="0"/>
    <meta:generator>LibreOffice/5.1.6.2$Linux_X86_64 LibreOffice_project/10m0$Build-2</meta:generator>
  </office:meta>
</office:document-meta>
</file>